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972in"/>
    </style:style>
    <style:style style:name="co2" style:family="table-column">
      <style:table-column-properties fo:break-before="auto" style:column-width="1.854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le" table:style-name="ta1">
        <table:shapes>
          <draw:frame draw:z-index="0" draw:style-name="gr1" draw:text-style-name="P1" svg:width="6.2961in" svg:height="3.5449in" svg:x="9.4614in" svg:y="1.0248in">
            <draw:object draw:notify-on-update-of-ranges="table.D11:table.D11 table.D12:table.D1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61in" svg:height="3.5449in" svg:x="16.1579in" svg:y="1.0039in">
            <draw:object draw:notify-on-update-of-ranges="table.C11:table.C11 table.C12:table.C1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3071in" svg:height="3.5453in" svg:x="16.2343in" svg:y="4.748in">
            <draw:object draw:notify-on-update-of-ranges="table.H12:table.H140 table.I11:table.I11 table.I12:table.I14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3067in" svg:height="3.5453in" svg:x="9.6661in" svg:y="4.7886in">
            <draw:object draw:notify-on-update-of-ranges="table.J11:table.J11 table.J12:table.J14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Iteration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mega Per Sample</text:p>
          </table:table-cell>
          <table:table-cell/>
          <table:table-cell table:formula="of:=[.$C$1]/128*3.1415926*2" office:value-type="float" office:value="0.147262153125" calcext:value-type="float">
            <text:p>0.147262153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eff_c</text:p>
          </table:table-cell>
          <table:table-cell/>
          <table:table-cell table:formula="of:=2*COS([.$C$2])" office:value-type="float" office:value="1.97835302066674" calcext:value-type="float">
            <text:p>1.978353020666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eff_s</text:p>
          </table:table-cell>
          <table:table-cell/>
          <table:table-cell table:formula="of:=2*SIN([.$C$2])" office:value-type="float" office:value="0.293460943941058" calcext:value-type="float">
            <text:p>0.293460943941058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 table:formula="of:=[.H139]" office:value-type="float" office:value="234642.560425741" calcext:value-type="float">
            <text:p>234642.560425741</text:p>
          </table:table-cell>
          <table:table-cell table:formula="of:=[.I139]" office:value-type="float" office:value="109090.32212177" calcext:value-type="float">
            <text:p>109090.32212177</text:p>
          </table:table-cell>
          <table:table-cell table:formula="of:=[.J139]" office:value-type="float" office:value="258762.109946142" calcext:value-type="float">
            <text:p>258762.109946142</text:p>
          </table:table-cell>
        </table:table-row>
        <table:table-row table:style-name="ro1">
          <table:table-cell office:value-type="string" calcext:value-type="string">
            <text:p>Sin Omega</text:p>
          </table:table-cell>
          <table:table-cell/>
          <table:table-cell table:formula="of:=[.D5]" office:value-type="float" office:value="0.147262153125" calcext:value-type="float">
            <text:p>0.147262153125</text:p>
          </table:table-cell>
          <table:table-cell table:formula="of:=([.$C$1])/128*3.1415926*2" office:value-type="float" office:value="0.147262153125" calcext:value-type="float">
            <text:p>0.147262153125</text:p>
          </table:table-cell>
          <table:table-cell office:value-type="string" calcext:value-type="string">
            <text:p>&lt;&lt;&lt; Target</text:p>
          </table:table-cell>
          <table:table-cell/>
          <table:table-cell office:value-type="float" office:value="128" calcext:value-type="float">
            <text:p>128</text:p>
          </table:table-cell>
          <table:table-cell table:formula="of:=[.H140]" office:value-type="float" office:value="219780.205552441" calcext:value-type="float">
            <text:p>219780.205552441</text:p>
          </table:table-cell>
          <table:table-cell table:formula="of:=[.I140]" office:value-type="float" office:value="142885.292903514" calcext:value-type="float">
            <text:p>142885.292903514</text:p>
          </table:table-cell>
          <table:table-cell table:formula="of:=[.J140]" office:value-type="float" office:value="262144.13150173" calcext:value-type="float">
            <text:p>262144.13150173</text:p>
          </table:table-cell>
        </table:table-row>
        <table:table-row table:style-name="ro1">
          <table:table-cell office:value-type="string" calcext:value-type="string">
            <text:p>Sin Offse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 Amplitude</text:p>
          </table:table-cell>
          <table:table-cell/>
          <table:table-cell office:value-type="float" office:value="4096" calcext:value-type="float">
            <text:p>40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ndow Amplitud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&lt;&lt;&lt; I waaaaaaanntttt window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IR Coefficient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waveform to take DFT o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’</text:p>
          </table:table-cell>
          <table:table-cell office:value-type="string" calcext:value-type="string">
            <text:p>G’’</text:p>
          </table:table-cell>
          <table:table-cell/>
          <table:table-cell office:value-type="string" calcext:value-type="string">
            <text:p>Oi</text:p>
          </table:table-cell>
          <table:table-cell office:value-type="string" calcext:value-type="string">
            <text:p>Oq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64-[.$C$8]*ABS(64-[.A12]))/64" office:value-type="float" office:value="1" calcext:value-type="float">
            <text:p>1</text:p>
          </table:table-cell>
          <table:table-cell table:formula="of:=SIN([.A12]*[.$C$5]+[.$C$6])*[.$C$7]*[.B12]" office:value-type="float" office:value="3724.48226027799" calcext:value-type="float">
            <text:p>3724.48226027799</text:p>
          </table:table-cell>
          <table:table-cell office:value-type="float" office:value="0" calcext:value-type="float">
            <text:p>0</text:p>
          </table:table-cell>
          <table:table-cell table:formula="of:=[.$C$2]" office:value-type="float" office:value="0.147262153125" calcext:value-type="float">
            <text:p>0.147262153125</text:p>
          </table:table-cell>
          <table:table-cell table:number-columns-repeated="2"/>
          <table:table-cell table:formula="of:=[.$C$3]*[.D12]-[.F12]" office:value-type="float" office:value="0" calcext:value-type="float">
            <text:p>0</text:p>
          </table:table-cell>
          <table:table-cell table:formula="of:=[.D12]*[.$C$4]" office:value-type="float" office:value="0" calcext:value-type="float">
            <text:p>0</text:p>
          </table:table-cell>
          <table:table-cell table:formula="of:=SQRT([.H12]*[.H12]+[.I12]*[.I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64-[.$C$8]*ABS(64-[.A13]))/64" office:value-type="float" office:value="1" calcext:value-type="float">
            <text:p>1</text:p>
          </table:table-cell>
          <table:table-cell table:formula="of:=SIN([.A13]*[.$C$5]+[.$C$6])*[.$C$7]*[.B13]" office:value-type="float" office:value="3434.06278159129" calcext:value-type="float">
            <text:p>3434.06278159129</text:p>
          </table:table-cell>
          <table:table-cell table:formula="of:=[.C13]+([.$C$3]*[.E12])-[.F12]" office:value-type="float" office:value="3434.35411811676" calcext:value-type="float">
            <text:p>3434.35411811676</text:p>
          </table:table-cell>
          <table:table-cell table:formula="of:=[.D13]" office:value-type="float" office:value="3434.35411811676" calcext:value-type="float">
            <text:p>3434.35411811676</text:p>
          </table:table-cell>
          <table:table-cell table:formula="of:=[.E12]" office:value-type="float" office:value="0.147262153125" calcext:value-type="float">
            <text:p>0.147262153125</text:p>
          </table:table-cell>
          <table:table-cell/>
          <table:table-cell table:formula="of:=0.5*[.$C$3]*[.D13]-[.F13]" office:value-type="float" office:value="3397.03515965465" calcext:value-type="float">
            <text:p>3397.03515965465</text:p>
          </table:table-cell>
          <table:table-cell table:formula="of:=0.5*[.D13]*[.$C$4]" office:value-type="float" office:value="503.924400665202" calcext:value-type="float">
            <text:p>503.924400665202</text:p>
          </table:table-cell>
          <table:table-cell table:formula="of:=SQRT([.H13]*[.H13]+[.I13]*[.I13])" office:value-type="float" office:value="3434.208449922" calcext:value-type="float">
            <text:p>3434.2084499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64-[.$C$8]*ABS(64-[.A14]))/64" office:value-type="float" office:value="1" calcext:value-type="float">
            <text:p>1</text:p>
          </table:table-cell>
          <table:table-cell table:formula="of:=SIN([.A14]*[.$C$5]+[.$C$6])*[.$C$7]*[.B14]" office:value-type="float" office:value="3069.30621684238" calcext:value-type="float">
            <text:p>3069.30621684238</text:p>
          </table:table-cell>
          <table:table-cell table:formula="of:=[.C14]+([.$C$3]*[.E13])-[.F13]" office:value-type="float" office:value="9863.52379830481" calcext:value-type="float">
            <text:p>9863.52379830481</text:p>
          </table:table-cell>
          <table:table-cell table:formula="of:=[.D14]" office:value-type="float" office:value="9863.52379830481" calcext:value-type="float">
            <text:p>9863.52379830481</text:p>
          </table:table-cell>
          <table:table-cell table:formula="of:=[.E13]" office:value-type="float" office:value="3434.35411811676" calcext:value-type="float">
            <text:p>3434.35411811676</text:p>
          </table:table-cell>
          <table:table-cell/>
          <table:table-cell table:formula="of:=0.5*[.$C$3]*[.D14]-[.F14]" office:value-type="float" office:value="6322.41193228055" calcext:value-type="float">
            <text:p>6322.41193228055</text:p>
          </table:table-cell>
          <table:table-cell table:formula="of:=0.5*[.D14]*[.$C$4]" office:value-type="float" office:value="1447.27950221781" calcext:value-type="float">
            <text:p>1447.27950221781</text:p>
          </table:table-cell>
          <table:table-cell table:formula="of:=SQRT([.H14]*[.H14]+[.I14]*[.I14])" office:value-type="float" office:value="6485.94716282697" calcext:value-type="float">
            <text:p>6485.947162826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64-[.$C$8]*ABS(64-[.A15]))/64" office:value-type="float" office:value="1" calcext:value-type="float">
            <text:p>1</text:p>
          </table:table-cell>
          <table:table-cell table:formula="of:=SIN([.A15]*[.$C$5]+[.$C$6])*[.$C$7]*[.B15]" office:value-type="float" office:value="2638.10844385004" calcext:value-type="float">
            <text:p>2638.10844385004</text:p>
          </table:table-cell>
          <table:table-cell table:formula="of:=[.C15]+([.$C$3]*[.E14])-[.F14]" office:value-type="float" office:value="18717.2864265279" calcext:value-type="float">
            <text:p>18717.2864265279</text:p>
          </table:table-cell>
          <table:table-cell table:formula="of:=[.D15]" office:value-type="float" office:value="18717.2864265279" calcext:value-type="float">
            <text:p>18717.2864265279</text:p>
          </table:table-cell>
          <table:table-cell table:formula="of:=[.E14]" office:value-type="float" office:value="9863.52379830481" calcext:value-type="float">
            <text:p>9863.52379830481</text:p>
          </table:table-cell>
          <table:table-cell/>
          <table:table-cell table:formula="of:=0.5*[.$C$3]*[.D15]-[.F15]" office:value-type="float" office:value="8651.17627199823" calcext:value-type="float">
            <text:p>8651.17627199823</text:p>
          </table:table-cell>
          <table:table-cell table:formula="of:=0.5*[.D15]*[.$C$4]" office:value-type="float" office:value="2746.39627137201" calcext:value-type="float">
            <text:p>2746.39627137201</text:p>
          </table:table-cell>
          <table:table-cell table:formula="of:=SQRT([.H15]*[.H15]+[.I15]*[.I15])" office:value-type="float" office:value="9076.64824528257" calcext:value-type="float">
            <text:p>9076.648245282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64-[.$C$8]*ABS(64-[.A16]))/64" office:value-type="float" office:value="1" calcext:value-type="float">
            <text:p>1</text:p>
          </table:table-cell>
          <table:table-cell table:formula="of:=SIN([.A16]*[.$C$5]+[.$C$6])*[.$C$7]*[.B16]" office:value-type="float" office:value="2149.80359189478" calcext:value-type="float">
            <text:p>2149.80359189478</text:p>
          </table:table-cell>
          <table:table-cell table:formula="of:=[.C16]+([.$C$3]*[.E15])-[.F15]" office:value-type="float" office:value="29315.679934196" calcext:value-type="float">
            <text:p>29315.679934196</text:p>
          </table:table-cell>
          <table:table-cell table:formula="of:=[.D16]" office:value-type="float" office:value="29315.679934196" calcext:value-type="float">
            <text:p>29315.679934196</text:p>
          </table:table-cell>
          <table:table-cell table:formula="of:=[.E15]" office:value-type="float" office:value="18717.2864265279" calcext:value-type="float">
            <text:p>18717.2864265279</text:p>
          </table:table-cell>
          <table:table-cell/>
          <table:table-cell table:formula="of:=0.5*[.$C$3]*[.D16]-[.F16]" office:value-type="float" office:value="10281.0955488302" calcext:value-type="float">
            <text:p>10281.0955488302</text:p>
          </table:table-cell>
          <table:table-cell table:formula="of:=0.5*[.D16]*[.$C$4]" office:value-type="float" office:value="4301.50355288155" calcext:value-type="float">
            <text:p>4301.50355288155</text:p>
          </table:table-cell>
          <table:table-cell table:formula="of:=SQRT([.H16]*[.H16]+[.I16]*[.I16])" office:value-type="float" office:value="11144.6784834569" calcext:value-type="float">
            <text:p>11144.67848345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64-[.$C$8]*ABS(64-[.A17]))/64" office:value-type="float" office:value="1" calcext:value-type="float">
            <text:p>1</text:p>
          </table:table-cell>
          <table:table-cell table:formula="of:=SIN([.A17]*[.$C$5]+[.$C$6])*[.$C$7]*[.B17]" office:value-type="float" office:value="1614.96198601521" calcext:value-type="float">
            <text:p>1614.96198601521</text:p>
          </table:table-cell>
          <table:table-cell table:formula="of:=[.C17]+([.$C$3]*[.E16])-[.F16]" office:value-type="float" office:value="40894.4395102034" calcext:value-type="float">
            <text:p>40894.4395102034</text:p>
          </table:table-cell>
          <table:table-cell table:formula="of:=[.D17]" office:value-type="float" office:value="40894.4395102034" calcext:value-type="float">
            <text:p>40894.4395102034</text:p>
          </table:table-cell>
          <table:table-cell table:formula="of:=[.E16]" office:value-type="float" office:value="29315.679934196" calcext:value-type="float">
            <text:p>29315.679934196</text:p>
          </table:table-cell>
          <table:table-cell/>
          <table:table-cell table:formula="of:=0.5*[.$C$3]*[.D17]-[.F17]" office:value-type="float" office:value="11136.1390325461" calcext:value-type="float">
            <text:p>11136.1390325461</text:p>
          </table:table-cell>
          <table:table-cell table:formula="of:=0.5*[.D17]*[.$C$4]" office:value-type="float" office:value="6000.4604103024" calcext:value-type="float">
            <text:p>6000.4604103024</text:p>
          </table:table-cell>
          <table:table-cell table:formula="of:=SQRT([.H17]*[.H17]+[.I17]*[.I17])" office:value-type="float" office:value="12649.8663110645" calcext:value-type="float">
            <text:p>12649.86631106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64-[.$C$8]*ABS(64-[.A18]))/64" office:value-type="float" office:value="1" calcext:value-type="float">
            <text:p>1</text:p>
          </table:table-cell>
          <table:table-cell table:formula="of:=SIN([.A18]*[.$C$5]+[.$C$6])*[.$C$7]*[.B18]" office:value-type="float" office:value="1045.16133140038" calcext:value-type="float">
            <text:p>1045.16133140038</text:p>
          </table:table-cell>
          <table:table-cell table:formula="of:=[.C18]+([.$C$3]*[.E17])-[.F17]" office:value-type="float" office:value="52633.1193306887" calcext:value-type="float">
            <text:p>52633.1193306887</text:p>
          </table:table-cell>
          <table:table-cell table:formula="of:=[.D18]" office:value-type="float" office:value="52633.1193306887" calcext:value-type="float">
            <text:p>52633.1193306887</text:p>
          </table:table-cell>
          <table:table-cell table:formula="of:=[.E17]" office:value-type="float" office:value="40894.4395102034" calcext:value-type="float">
            <text:p>40894.4395102034</text:p>
          </table:table-cell>
          <table:table-cell/>
          <table:table-cell table:formula="of:=0.5*[.$C$3]*[.D18]-[.F18]" office:value-type="float" office:value="11169.0057972871" calcext:value-type="float">
            <text:p>11169.0057972871</text:p>
          </table:table-cell>
          <table:table-cell table:formula="of:=0.5*[.D18]*[.$C$4]" office:value-type="float" office:value="7722.88244067313" calcext:value-type="float">
            <text:p>7722.88244067313</text:p>
          </table:table-cell>
          <table:table-cell table:formula="of:=SQRT([.H18]*[.H18]+[.I18]*[.I18])" office:value-type="float" office:value="13579.0133548903" calcext:value-type="float">
            <text:p>13579.01335489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64-[.$C$8]*ABS(64-[.A19]))/64" office:value-type="float" office:value="1" calcext:value-type="float">
            <text:p>1</text:p>
          </table:table-cell>
          <table:table-cell table:formula="of:=SIN([.A19]*[.$C$5]+[.$C$6])*[.$C$7]*[.B19]" office:value-type="float" office:value="452.736091044799" calcext:value-type="float">
            <text:p>452.736091044799</text:p>
          </table:table-cell>
          <table:table-cell table:formula="of:=[.C19]+([.$C$3]*[.E18])-[.F18]" office:value-type="float" office:value="63685.1871958224" calcext:value-type="float">
            <text:p>63685.1871958224</text:p>
          </table:table-cell>
          <table:table-cell table:formula="of:=[.D19]" office:value-type="float" office:value="63685.1871958224" calcext:value-type="float">
            <text:p>63685.1871958224</text:p>
          </table:table-cell>
          <table:table-cell table:formula="of:=[.E18]" office:value-type="float" office:value="52633.1193306887" calcext:value-type="float">
            <text:p>52633.1193306887</text:p>
          </table:table-cell>
          <table:table-cell/>
          <table:table-cell table:formula="of:=0.5*[.$C$3]*[.D19]-[.F19]" office:value-type="float" office:value="10362.7718996024" calcext:value-type="float">
            <text:p>10362.7718996024</text:p>
          </table:table-cell>
          <table:table-cell table:formula="of:=0.5*[.D19]*[.$C$4]" office:value-type="float" office:value="9344.55757477452" calcext:value-type="float">
            <text:p>9344.55757477452</text:p>
          </table:table-cell>
          <table:table-cell table:formula="of:=SQRT([.H19]*[.H19]+[.I19]*[.I19])" office:value-type="float" office:value="13953.7736011254" calcext:value-type="float">
            <text:p>13953.77360112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64-[.$C$8]*ABS(64-[.A20]))/64" office:value-type="float" office:value="1" calcext:value-type="float">
            <text:p>1</text:p>
          </table:table-cell>
          <table:table-cell table:formula="of:=SIN([.A20]*[.$C$5]+[.$C$6])*[.$C$7]*[.B20]" office:value-type="float" office:value="-149.489518117048" calcext:value-type="float">
            <text:p>-149.489518117048</text:p>
          </table:table-cell>
          <table:table-cell table:formula="of:=[.C20]+([.$C$3]*[.E19])-[.F19]" office:value-type="float" office:value="73209.1736117765" calcext:value-type="float">
            <text:p>73209.1736117765</text:p>
          </table:table-cell>
          <table:table-cell table:formula="of:=[.D20]" office:value-type="float" office:value="73209.1736117765" calcext:value-type="float">
            <text:p>73209.1736117765</text:p>
          </table:table-cell>
          <table:table-cell table:formula="of:=[.E19]" office:value-type="float" office:value="63685.1871958224" calcext:value-type="float">
            <text:p>63685.1871958224</text:p>
          </table:table-cell>
          <table:table-cell/>
          <table:table-cell table:formula="of:=0.5*[.$C$3]*[.D20]-[.F20]" office:value-type="float" office:value="8731.60768186454" calcext:value-type="float">
            <text:p>8731.60768186454</text:p>
          </table:table-cell>
          <table:table-cell table:formula="of:=0.5*[.D20]*[.$C$4]" office:value-type="float" office:value="10742.0165966284" calcext:value-type="float">
            <text:p>10742.0165966284</text:p>
          </table:table-cell>
          <table:table-cell table:formula="of:=SQRT([.H20]*[.H20]+[.I20]*[.I20])" office:value-type="float" office:value="13843.1171804704" calcext:value-type="float">
            <text:p>13843.11718047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64-[.$C$8]*ABS(64-[.A21]))/64" office:value-type="float" office:value="1" calcext:value-type="float">
            <text:p>1</text:p>
          </table:table-cell>
          <table:table-cell table:formula="of:=SIN([.A21]*[.$C$5]+[.$C$6])*[.$C$7]*[.B21]" office:value-type="float" office:value="-748.479130769677" calcext:value-type="float">
            <text:p>-748.479130769677</text:p>
          </table:table-cell>
          <table:table-cell table:formula="of:=[.C21]+([.$C$3]*[.E20])-[.F20]" office:value-type="float" office:value="80399.9234287818" calcext:value-type="float">
            <text:p>80399.9234287818</text:p>
          </table:table-cell>
          <table:table-cell table:formula="of:=[.D21]" office:value-type="float" office:value="80399.9234287818" calcext:value-type="float">
            <text:p>80399.9234287818</text:p>
          </table:table-cell>
          <table:table-cell table:formula="of:=[.E20]" office:value-type="float" office:value="73209.1736117765" calcext:value-type="float">
            <text:p>73209.1736117765</text:p>
          </table:table-cell>
          <table:table-cell/>
          <table:table-cell table:formula="of:=0.5*[.$C$3]*[.D21]-[.F21]" office:value-type="float" office:value="6320.54207657618" calcext:value-type="float">
            <text:p>6320.54207657618</text:p>
          </table:table-cell>
          <table:table-cell table:formula="of:=0.5*[.D21]*[.$C$4]" office:value-type="float" office:value="11797.1187110996" calcext:value-type="float">
            <text:p>11797.1187110996</text:p>
          </table:table-cell>
          <table:table-cell table:formula="of:=SQRT([.H21]*[.H21]+[.I21]*[.I21])" office:value-type="float" office:value="13383.619167682" calcext:value-type="float">
            <text:p>13383.6191676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64-[.$C$8]*ABS(64-[.A22]))/64" office:value-type="float" office:value="1" calcext:value-type="float">
            <text:p>1</text:p>
          </table:table-cell>
          <table:table-cell table:formula="of:=SIN([.A22]*[.$C$5]+[.$C$6])*[.$C$7]*[.B22]" office:value-type="float" office:value="-1331.26643114716" calcext:value-type="float">
            <text:p>-1331.26643114716</text:p>
          </table:table-cell>
          <table:table-cell table:formula="of:=[.C22]+([.$C$3]*[.E21])-[.F21]" office:value-type="float" office:value="84518.9913337817" calcext:value-type="float">
            <text:p>84518.9913337817</text:p>
          </table:table-cell>
          <table:table-cell table:formula="of:=[.D22]" office:value-type="float" office:value="84518.9913337817" calcext:value-type="float">
            <text:p>84518.9913337817</text:p>
          </table:table-cell>
          <table:table-cell table:formula="of:=[.E21]" office:value-type="float" office:value="80399.9234287818" calcext:value-type="float">
            <text:p>80399.9234287818</text:p>
          </table:table-cell>
          <table:table-cell/>
          <table:table-cell table:formula="of:=0.5*[.$C$3]*[.D22]-[.F22]" office:value-type="float" office:value="3204.27747566477" calcext:value-type="float">
            <text:p>3204.27747566477</text:p>
          </table:table-cell>
          <table:table-cell table:formula="of:=0.5*[.D22]*[.$C$4]" office:value-type="float" office:value="12401.5114888788" calcext:value-type="float">
            <text:p>12401.5114888788</text:p>
          </table:table-cell>
          <table:table-cell table:formula="of:=SQRT([.H22]*[.H22]+[.I22]*[.I22])" office:value-type="float" office:value="12808.7814154917" calcext:value-type="float">
            <text:p>12808.78141549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64-[.$C$8]*ABS(64-[.A23]))/64" office:value-type="float" office:value="1" calcext:value-type="float">
            <text:p>1</text:p>
          </table:table-cell>
          <table:table-cell table:formula="of:=SIN([.A23]*[.$C$5]+[.$C$6])*[.$C$7]*[.B23]" office:value-type="float" office:value="-1885.23583460254" calcext:value-type="float">
            <text:p>-1885.23583460254</text:p>
          </table:table-cell>
          <table:table-cell table:formula="of:=[.C23]+([.$C$3]*[.E22])-[.F22]" office:value-type="float" office:value="84923.2425455088" calcext:value-type="float">
            <text:p>84923.2425455088</text:p>
          </table:table-cell>
          <table:table-cell table:formula="of:=[.D23]" office:value-type="float" office:value="84923.2425455088" calcext:value-type="float">
            <text:p>84923.2425455088</text:p>
          </table:table-cell>
          <table:table-cell table:formula="of:=[.E22]" office:value-type="float" office:value="84518.9913337817" calcext:value-type="float">
            <text:p>84518.9913337817</text:p>
          </table:table-cell>
          <table:table-cell/>
          <table:table-cell table:formula="of:=0.5*[.$C$3]*[.D23]-[.F23]" office:value-type="float" office:value="-514.914626420781" calcext:value-type="float">
            <text:p>-514.914626420781</text:p>
          </table:table-cell>
          <table:table-cell table:formula="of:=0.5*[.D23]*[.$C$4]" office:value-type="float" office:value="12460.8274599702" calcext:value-type="float">
            <text:p>12460.8274599702</text:p>
          </table:table-cell>
          <table:table-cell table:formula="of:=SQRT([.H23]*[.H23]+[.I23]*[.I23])" office:value-type="float" office:value="12471.4617451063" calcext:value-type="float">
            <text:p>12471.46174510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64-[.$C$8]*ABS(64-[.A24]))/64" office:value-type="float" office:value="1" calcext:value-type="float">
            <text:p>1</text:p>
          </table:table-cell>
          <table:table-cell table:formula="of:=SIN([.A24]*[.$C$5]+[.$C$6])*[.$C$7]*[.B24]" office:value-type="float" office:value="-2398.39557690796" calcext:value-type="float">
            <text:p>-2398.39557690796</text:p>
          </table:table-cell>
          <table:table-cell table:formula="of:=[.C24]+([.$C$3]*[.E23])-[.F23]" office:value-type="float" office:value="81090.7665040322" calcext:value-type="float">
            <text:p>81090.7665040322</text:p>
          </table:table-cell>
          <table:table-cell table:formula="of:=[.D24]" office:value-type="float" office:value="81090.7665040322" calcext:value-type="float">
            <text:p>81090.7665040322</text:p>
          </table:table-cell>
          <table:table-cell table:formula="of:=[.E23]" office:value-type="float" office:value="84923.2425455088" calcext:value-type="float">
            <text:p>84923.2425455088</text:p>
          </table:table-cell>
          <table:table-cell/>
          <table:table-cell table:formula="of:=0.5*[.$C$3]*[.D24]-[.F24]" office:value-type="float" office:value="-4710.16111479209" calcext:value-type="float">
            <text:p>-4710.16111479209</text:p>
          </table:table-cell>
          <table:table-cell table:formula="of:=0.5*[.D24]*[.$C$4]" office:value-type="float" office:value="11898.4864415886" calcext:value-type="float">
            <text:p>11898.4864415886</text:p>
          </table:table-cell>
          <table:table-cell table:formula="of:=SQRT([.H24]*[.H24]+[.I24]*[.I24])" office:value-type="float" office:value="12796.8588852096" calcext:value-type="float">
            <text:p>12796.85888520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64-[.$C$8]*ABS(64-[.A25]))/64" office:value-type="float" office:value="1" calcext:value-type="float">
            <text:p>1</text:p>
          </table:table-cell>
          <table:table-cell table:formula="of:=SIN([.A25]*[.$C$5]+[.$C$6])*[.$C$7]*[.B25]" office:value-type="float" office:value="-2859.63729972707" calcext:value-type="float">
            <text:p>-2859.63729972707</text:p>
          </table:table-cell>
          <table:table-cell table:formula="of:=[.C25]+([.$C$3]*[.E24])-[.F24]" office:value-type="float" office:value="72643.2830161976" calcext:value-type="float">
            <text:p>72643.2830161976</text:p>
          </table:table-cell>
          <table:table-cell table:formula="of:=[.D25]" office:value-type="float" office:value="72643.2830161976" calcext:value-type="float">
            <text:p>72643.2830161976</text:p>
          </table:table-cell>
          <table:table-cell table:formula="of:=[.E24]" office:value-type="float" office:value="81090.7665040322" calcext:value-type="float">
            <text:p>81090.7665040322</text:p>
          </table:table-cell>
          <table:table-cell/>
          <table:table-cell table:formula="of:=0.5*[.$C$3]*[.D25]-[.F25]" office:value-type="float" office:value="-9233.73731091039" calcext:value-type="float">
            <text:p>-9233.73731091039</text:p>
          </table:table-cell>
          <table:table-cell table:formula="of:=0.5*[.D25]*[.$C$4]" office:value-type="float" office:value="10658.9832024554" calcext:value-type="float">
            <text:p>10658.9832024554</text:p>
          </table:table-cell>
          <table:table-cell table:formula="of:=SQRT([.H25]*[.H25]+[.I25]*[.I25])" office:value-type="float" office:value="14102.3341201776" calcext:value-type="float">
            <text:p>14102.33412017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64-[.$C$8]*ABS(64-[.A26]))/64" office:value-type="float" office:value="1" calcext:value-type="float">
            <text:p>1</text:p>
          </table:table-cell>
          <table:table-cell table:formula="of:=SIN([.A26]*[.$C$5]+[.$C$6])*[.$C$7]*[.B26]" office:value-type="float" office:value="-3258.97651301839" calcext:value-type="float">
            <text:p>-3258.97651301839</text:p>
          </table:table-cell>
          <table:table-cell table:formula="of:=[.C26]+([.$C$3]*[.E25])-[.F25]" office:value-type="float" office:value="59364.315369193" calcext:value-type="float">
            <text:p>59364.315369193</text:p>
          </table:table-cell>
          <table:table-cell table:formula="of:=[.D26]" office:value-type="float" office:value="59364.315369193" calcext:value-type="float">
            <text:p>59364.315369193</text:p>
          </table:table-cell>
          <table:table-cell table:formula="of:=[.E25]" office:value-type="float" office:value="72643.2830161976" calcext:value-type="float">
            <text:p>72643.2830161976</text:p>
          </table:table-cell>
          <table:table-cell/>
          <table:table-cell table:formula="of:=0.5*[.$C$3]*[.D26]-[.F26]" office:value-type="float" office:value="-13921.4967009696" calcext:value-type="float">
            <text:p>-13921.4967009696</text:p>
          </table:table-cell>
          <table:table-cell table:formula="of:=0.5*[.D26]*[.$C$4]" office:value-type="float" office:value="8710.55401232902" calcext:value-type="float">
            <text:p>8710.55401232902</text:p>
          </table:table-cell>
          <table:table-cell table:formula="of:=SQRT([.H26]*[.H26]+[.I26]*[.I26])" office:value-type="float" office:value="16421.9920106182" calcext:value-type="float">
            <text:p>16421.99201061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64-[.$C$8]*ABS(64-[.A27]))/64" office:value-type="float" office:value="1" calcext:value-type="float">
            <text:p>1</text:p>
          </table:table-cell>
          <table:table-cell table:formula="of:=SIN([.A27]*[.$C$5]+[.$C$6])*[.$C$7]*[.B27]" office:value-type="float" office:value="-3587.76872908482" calcext:value-type="float">
            <text:p>-3587.76872908482</text:p>
          </table:table-cell>
          <table:table-cell table:formula="of:=[.C27]+([.$C$3]*[.E26])-[.F26]" office:value-type="float" office:value="41212.5208851736" calcext:value-type="float">
            <text:p>41212.5208851736</text:p>
          </table:table-cell>
          <table:table-cell table:formula="of:=[.D27]" office:value-type="float" office:value="41212.5208851736" calcext:value-type="float">
            <text:p>41212.5208851736</text:p>
          </table:table-cell>
          <table:table-cell table:formula="of:=[.E26]" office:value-type="float" office:value="59364.315369193" calcext:value-type="float">
            <text:p>59364.315369193</text:p>
          </table:table-cell>
          <table:table-cell/>
          <table:table-cell table:formula="of:=0.5*[.$C$3]*[.D27]-[.F27]" office:value-type="float" office:value="-18597.8577779558" calcext:value-type="float">
            <text:p>-18597.8577779558</text:p>
          </table:table-cell>
          <table:table-cell table:formula="of:=0.5*[.D27]*[.$C$4]" office:value-type="float" office:value="6047.13264057681" calcext:value-type="float">
            <text:p>6047.13264057681</text:p>
          </table:table-cell>
          <table:table-cell table:formula="of:=SQRT([.H27]*[.H27]+[.I27]*[.I27])" office:value-type="float" office:value="19556.2810140834" calcext:value-type="float">
            <text:p>19556.28101408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64-[.$C$8]*ABS(64-[.A28]))/64" office:value-type="float" office:value="1" calcext:value-type="float">
            <text:p>1</text:p>
          </table:table-cell>
          <table:table-cell table:formula="of:=SIN([.A28]*[.$C$5]+[.$C$6])*[.$C$7]*[.B28]" office:value-type="float" office:value="-3838.89658962024" calcext:value-type="float">
            <text:p>-3838.89658962024</text:p>
          </table:table-cell>
          <table:table-cell table:formula="of:=[.C28]+([.$C$3]*[.E27])-[.F27]" office:value-type="float" office:value="18329.7032236612" calcext:value-type="float">
            <text:p>18329.7032236612</text:p>
          </table:table-cell>
          <table:table-cell table:formula="of:=[.D28]" office:value-type="float" office:value="18329.7032236612" calcext:value-type="float">
            <text:p>18329.7032236612</text:p>
          </table:table-cell>
          <table:table-cell table:formula="of:=[.E27]" office:value-type="float" office:value="41212.5208851736" calcext:value-type="float">
            <text:p>41212.5208851736</text:p>
          </table:table-cell>
          <table:table-cell/>
          <table:table-cell table:formula="of:=0.5*[.$C$3]*[.D28]-[.F28]" office:value-type="float" office:value="-23081.2090149461" calcext:value-type="float">
            <text:p>-23081.2090149461</text:p>
          </table:table-cell>
          <table:table-cell table:formula="of:=0.5*[.D28]*[.$C$4]" office:value-type="float" office:value="2689.52600508754" calcext:value-type="float">
            <text:p>2689.52600508754</text:p>
          </table:table-cell>
          <table:table-cell table:formula="of:=SQRT([.H28]*[.H28]+[.I28]*[.I28])" office:value-type="float" office:value="23237.3785036882" calcext:value-type="float">
            <text:p>23237.37850368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64-[.$C$8]*ABS(64-[.A29]))/64" office:value-type="float" office:value="1" calcext:value-type="float">
            <text:p>1</text:p>
          </table:table-cell>
          <table:table-cell table:formula="of:=SIN([.A29]*[.$C$5]+[.$C$6])*[.$C$7]*[.B29]" office:value-type="float" office:value="-4006.92393501764" calcext:value-type="float">
            <text:p>-4006.92393501764</text:p>
          </table:table-cell>
          <table:table-cell table:formula="of:=[.C29]+([.$C$3]*[.E28])-[.F28]" office:value-type="float" office:value="-8956.82107973618" calcext:value-type="float">
            <text:p>-8956.82107973618</text:p>
          </table:table-cell>
          <table:table-cell table:formula="of:=[.D29]" office:value-type="float" office:value="-8956.82107973618" calcext:value-type="float">
            <text:p>-8956.82107973618</text:p>
          </table:table-cell>
          <table:table-cell table:formula="of:=[.E28]" office:value-type="float" office:value="18329.7032236612" calcext:value-type="float">
            <text:p>18329.7032236612</text:p>
          </table:table-cell>
          <table:table-cell/>
          <table:table-cell table:formula="of:=0.5*[.$C$3]*[.D29]-[.F29]" office:value-type="float" office:value="-27189.580242995" calcext:value-type="float">
            <text:p>-27189.580242995</text:p>
          </table:table-cell>
          <table:table-cell table:formula="of:=0.5*[.D29]*[.$C$4]" office:value-type="float" office:value="-1314.23858438527" calcext:value-type="float">
            <text:p>-1314.23858438527</text:p>
          </table:table-cell>
          <table:table-cell table:formula="of:=SQRT([.H29]*[.H29]+[.I29]*[.I29])" office:value-type="float" office:value="27221.3243036953" calcext:value-type="float">
            <text:p>27221.32430369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64-[.$C$8]*ABS(64-[.A30]))/64" office:value-type="float" office:value="1" calcext:value-type="float">
            <text:p>1</text:p>
          </table:table-cell>
          <table:table-cell table:formula="of:=SIN([.A30]*[.$C$5]+[.$C$6])*[.$C$7]*[.B30]" office:value-type="float" office:value="-4088.21348080378" calcext:value-type="float">
            <text:p>-4088.21348080378</text:p>
          </table:table-cell>
          <table:table-cell table:formula="of:=[.C30]+([.$C$3]*[.E29])-[.F29]" office:value-type="float" office:value="-40137.6707431326" calcext:value-type="float">
            <text:p>-40137.6707431326</text:p>
          </table:table-cell>
          <table:table-cell table:formula="of:=[.D30]" office:value-type="float" office:value="-40137.6707431326" calcext:value-type="float">
            <text:p>-40137.6707431326</text:p>
          </table:table-cell>
          <table:table-cell table:formula="of:=[.E29]" office:value-type="float" office:value="-8956.82107973618" calcext:value-type="float">
            <text:p>-8956.82107973618</text:p>
          </table:table-cell>
          <table:table-cell/>
          <table:table-cell table:formula="of:=0.5*[.$C$3]*[.D30]-[.F30]" office:value-type="float" office:value="-30746.4199988656" calcext:value-type="float">
            <text:p>-30746.4199988656</text:p>
          </table:table-cell>
          <table:table-cell table:formula="of:=0.5*[.D30]*[.$C$4]" office:value-type="float" office:value="-5889.41937193754" calcext:value-type="float">
            <text:p>-5889.41937193754</text:p>
          </table:table-cell>
          <table:table-cell table:formula="of:=SQRT([.H30]*[.H30]+[.I30]*[.I30])" office:value-type="float" office:value="31305.3925591933" calcext:value-type="float">
            <text:p>31305.39255919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64-[.$C$8]*ABS(64-[.A31]))/64" office:value-type="float" office:value="1" calcext:value-type="float">
            <text:p>1</text:p>
          </table:table-cell>
          <table:table-cell table:formula="of:=SIN([.A31]*[.$C$5]+[.$C$6])*[.$C$7]*[.B31]" office:value-type="float" office:value="-4081.00555386101" calcext:value-type="float">
            <text:p>-4081.00555386101</text:p>
          </table:table-cell>
          <table:table-cell table:formula="of:=[.C31]+([.$C$3]*[.E30])-[.F30]" office:value-type="float" office:value="-74530.6666313283" calcext:value-type="float">
            <text:p>-74530.6666313283</text:p>
          </table:table-cell>
          <table:table-cell table:formula="of:=[.D31]" office:value-type="float" office:value="-74530.6666313283" calcext:value-type="float">
            <text:p>-74530.6666313283</text:p>
          </table:table-cell>
          <table:table-cell table:formula="of:=[.E30]" office:value-type="float" office:value="-40137.6707431326" calcext:value-type="float">
            <text:p>-40137.6707431326</text:p>
          </table:table-cell>
          <table:table-cell/>
          <table:table-cell table:formula="of:=0.5*[.$C$3]*[.D31]-[.F31]" office:value-type="float" office:value="-33586.3139880646" calcext:value-type="float">
            <text:p>-33586.3139880646</text:p>
          </table:table-cell>
          <table:table-cell table:formula="of:=0.5*[.D31]*[.$C$4]" office:value-type="float" office:value="-10935.919891093" calcext:value-type="float">
            <text:p>-10935.919891093</text:p>
          </table:table-cell>
          <table:table-cell table:formula="of:=SQRT([.H31]*[.H31]+[.I31]*[.I31])" office:value-type="float" office:value="35321.8746836753" calcext:value-type="float">
            <text:p>35321.87468367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64-[.$C$8]*ABS(64-[.A32]))/64" office:value-type="float" office:value="1" calcext:value-type="float">
            <text:p>1</text:p>
          </table:table-cell>
          <table:table-cell table:formula="of:=SIN([.A32]*[.$C$5]+[.$C$6])*[.$C$7]*[.B32]" office:value-type="float" office:value="-3985.4561840349" calcext:value-type="float">
            <text:p>-3985.4561840349</text:p>
          </table:table-cell>
          <table:table-cell table:formula="of:=[.C32]+([.$C$3]*[.E31])-[.F31]" office:value-type="float" office:value="-111295.754903297" calcext:value-type="float">
            <text:p>-111295.754903297</text:p>
          </table:table-cell>
          <table:table-cell table:formula="of:=[.D32]" office:value-type="float" office:value="-111295.754903297" calcext:value-type="float">
            <text:p>-111295.754903297</text:p>
          </table:table-cell>
          <table:table-cell table:formula="of:=[.E31]" office:value-type="float" office:value="-74530.6666313283" calcext:value-type="float">
            <text:p>-74530.6666313283</text:p>
          </table:table-cell>
          <table:table-cell/>
          <table:table-cell table:formula="of:=0.5*[.$C$3]*[.D32]-[.F32]" office:value-type="float" office:value="-35560.4798188328" calcext:value-type="float">
            <text:p>-35560.4798188328</text:p>
          </table:table-cell>
          <table:table-cell table:formula="of:=0.5*[.D32]*[.$C$4]" office:value-type="float" office:value="-16330.478645277" calcext:value-type="float">
            <text:p>-16330.478645277</text:p>
          </table:table-cell>
          <table:table-cell table:formula="of:=SQRT([.H32]*[.H32]+[.I32]*[.I32])" office:value-type="float" office:value="39130.9629031725" calcext:value-type="float">
            <text:p>39130.96290317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64-[.$C$8]*ABS(64-[.A33]))/64" office:value-type="float" office:value="1" calcext:value-type="float">
            <text:p>1</text:p>
          </table:table-cell>
          <table:table-cell table:formula="of:=SIN([.A33]*[.$C$5]+[.$C$6])*[.$C$7]*[.B33]" office:value-type="float" office:value="-3803.63372655938" calcext:value-type="float">
            <text:p>-3803.63372655938</text:p>
          </table:table-cell>
          <table:table-cell table:formula="of:=[.C33]+([.$C$3]*[.E32])-[.F32]" office:value-type="float" office:value="-149455.259995553" calcext:value-type="float">
            <text:p>-149455.259995553</text:p>
          </table:table-cell>
          <table:table-cell table:formula="of:=[.D33]" office:value-type="float" office:value="-149455.259995553" calcext:value-type="float">
            <text:p>-149455.259995553</text:p>
          </table:table-cell>
          <table:table-cell table:formula="of:=[.E32]" office:value-type="float" office:value="-111295.754903297" calcext:value-type="float">
            <text:p>-111295.754903297</text:p>
          </table:table-cell>
          <table:table-cell/>
          <table:table-cell table:formula="of:=0.5*[.$C$3]*[.D33]-[.F33]" office:value-type="float" office:value="-36541.8776300715" calcext:value-type="float">
            <text:p>-36541.8776300715</text:p>
          </table:table-cell>
          <table:table-cell table:formula="of:=0.5*[.D33]*[.$C$4]" office:value-type="float" office:value="-21929.6408376257" calcext:value-type="float">
            <text:p>-21929.6408376257</text:p>
          </table:table-cell>
          <table:table-cell table:formula="of:=SQRT([.H33]*[.H33]+[.I33]*[.I33])" office:value-type="float" office:value="42617.1088648488" calcext:value-type="float">
            <text:p>42617.108864848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64-[.$C$8]*ABS(64-[.A34]))/64" office:value-type="float" office:value="1" calcext:value-type="float">
            <text:p>1</text:p>
          </table:table-cell>
          <table:table-cell table:formula="of:=SIN([.A34]*[.$C$5]+[.$C$6])*[.$C$7]*[.B34]" office:value-type="float" office:value="-3539.47408841375" calcext:value-type="float">
            <text:p>-3539.47408841375</text:p>
          </table:table-cell>
          <table:table-cell table:formula="of:=[.C34]+([.$C$3]*[.E33])-[.F33]" office:value-type="float" office:value="-187918.984251853" calcext:value-type="float">
            <text:p>-187918.984251853</text:p>
          </table:table-cell>
          <table:table-cell table:formula="of:=[.D34]" office:value-type="float" office:value="-187918.984251853" calcext:value-type="float">
            <text:p>-187918.984251853</text:p>
          </table:table-cell>
          <table:table-cell table:formula="of:=[.E33]" office:value-type="float" office:value="-149455.259995553" calcext:value-type="float">
            <text:p>-149455.259995553</text:p>
          </table:table-cell>
          <table:table-cell/>
          <table:table-cell table:formula="of:=0.5*[.$C$3]*[.D34]-[.F34]" office:value-type="float" office:value="-36429.7850720867" calcext:value-type="float">
            <text:p>-36429.7850720867</text:p>
          </table:table-cell>
          <table:table-cell table:formula="of:=0.5*[.D34]*[.$C$4]" office:value-type="float" office:value="-27573.4412514969" calcext:value-type="float">
            <text:p>-27573.4412514969</text:p>
          </table:table-cell>
          <table:table-cell table:formula="of:=SQRT([.H34]*[.H34]+[.I34]*[.I34])" office:value-type="float" office:value="45688.334428475" calcext:value-type="float">
            <text:p>45688.3344284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64-[.$C$8]*ABS(64-[.A35]))/64" office:value-type="float" office:value="1" calcext:value-type="float">
            <text:p>1</text:p>
          </table:table-cell>
          <table:table-cell table:formula="of:=SIN([.A35]*[.$C$5]+[.$C$6])*[.$C$7]*[.B35]" office:value-type="float" office:value="-3198.69552782563" calcext:value-type="float">
            <text:p>-3198.69552782563</text:p>
          </table:table-cell>
          <table:table-cell table:formula="of:=[.C35]+([.$C$3]*[.E34])-[.F34]" office:value-type="float" office:value="-225513.525667552" calcext:value-type="float">
            <text:p>-225513.525667552</text:p>
          </table:table-cell>
          <table:table-cell table:formula="of:=[.D35]" office:value-type="float" office:value="-225513.525667552" calcext:value-type="float">
            <text:p>-225513.525667552</text:p>
          </table:table-cell>
          <table:table-cell table:formula="of:=[.E34]" office:value-type="float" office:value="-187918.984251853" calcext:value-type="float">
            <text:p>-187918.984251853</text:p>
          </table:table-cell>
          <table:table-cell/>
          <table:table-cell table:formula="of:=0.5*[.$C$3]*[.D35]-[.F35]" office:value-type="float" office:value="-35153.6981009511" calcext:value-type="float">
            <text:p>-35153.6981009511</text:p>
          </table:table-cell>
          <table:table-cell table:formula="of:=0.5*[.D35]*[.$C$4]" office:value-type="float" office:value="-33089.706056938" calcext:value-type="float">
            <text:p>-33089.706056938</text:p>
          </table:table-cell>
          <table:table-cell table:formula="of:=SQRT([.H35]*[.H35]+[.I35]*[.I35])" office:value-type="float" office:value="48277.4392144755" calcext:value-type="float">
            <text:p>48277.439214475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64-[.$C$8]*ABS(64-[.A36]))/64" office:value-type="float" office:value="1" calcext:value-type="float">
            <text:p>1</text:p>
          </table:table-cell>
          <table:table-cell table:formula="of:=SIN([.A36]*[.$C$5]+[.$C$6])*[.$C$7]*[.B36]" office:value-type="float" office:value="-2788.67487125328" calcext:value-type="float">
            <text:p>-2788.67487125328</text:p>
          </table:table-cell>
          <table:table-cell table:formula="of:=[.C36]+([.$C$3]*[.E35])-[.F35]" office:value-type="float" office:value="-261015.055325009" calcext:value-type="float">
            <text:p>-261015.055325009</text:p>
          </table:table-cell>
          <table:table-cell table:formula="of:=[.D36]" office:value-type="float" office:value="-261015.055325009" calcext:value-type="float">
            <text:p>-261015.055325009</text:p>
          </table:table-cell>
          <table:table-cell table:formula="of:=[.E35]" office:value-type="float" office:value="-225513.525667552" calcext:value-type="float">
            <text:p>-225513.525667552</text:p>
          </table:table-cell>
          <table:table-cell/>
          <table:table-cell table:formula="of:=0.5*[.$C$3]*[.D36]-[.F36]" office:value-type="float" office:value="-32676.4359033117" calcext:value-type="float">
            <text:p>-32676.4359033117</text:p>
          </table:table-cell>
          <table:table-cell table:formula="of:=0.5*[.D36]*[.$C$4]" office:value-type="float" office:value="-38298.8622592523" calcext:value-type="float">
            <text:p>-38298.8622592523</text:p>
          </table:table-cell>
          <table:table-cell table:formula="of:=SQRT([.H36]*[.H36]+[.I36]*[.I36])" office:value-type="float" office:value="50344.337454141" calcext:value-type="float">
            <text:p>50344.33745414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64-[.$C$8]*ABS(64-[.A37]))/64" office:value-type="float" office:value="1" calcext:value-type="float">
            <text:p>1</text:p>
          </table:table-cell>
          <table:table-cell table:formula="of:=SIN([.A37]*[.$C$5]+[.$C$6])*[.$C$7]*[.B37]" office:value-type="float" office:value="-2318.28782737573" calcext:value-type="float">
            <text:p>-2318.28782737573</text:p>
          </table:table-cell>
          <table:table-cell table:formula="of:=[.C37]+([.$C$3]*[.E36])-[.F36]" office:value-type="float" office:value="-293184.685301552" calcext:value-type="float">
            <text:p>-293184.685301552</text:p>
          </table:table-cell>
          <table:table-cell table:formula="of:=[.D37]" office:value-type="float" office:value="-293184.685301552" calcext:value-type="float">
            <text:p>-293184.685301552</text:p>
          </table:table-cell>
          <table:table-cell table:formula="of:=[.E36]" office:value-type="float" office:value="-261015.055325009" calcext:value-type="float">
            <text:p>-261015.055325009</text:p>
          </table:table-cell>
          <table:table-cell/>
          <table:table-cell table:formula="of:=0.5*[.$C$3]*[.D37]-[.F37]" office:value-type="float" office:value="-28996.3485647675" calcext:value-type="float">
            <text:p>-28996.3485647675</text:p>
          </table:table-cell>
          <table:table-cell table:formula="of:=0.5*[.D37]*[.$C$4]" office:value-type="float" office:value="-43019.1272488277" calcext:value-type="float">
            <text:p>-43019.1272488277</text:p>
          </table:table-cell>
          <table:table-cell table:formula="of:=SQRT([.H37]*[.H37]+[.I37]*[.I37])" office:value-type="float" office:value="51879.0279336489" calcext:value-type="float">
            <text:p>51879.027933648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64-[.$C$8]*ABS(64-[.A38]))/64" office:value-type="float" office:value="1" calcext:value-type="float">
            <text:p>1</text:p>
          </table:table-cell>
          <table:table-cell table:formula="of:=SIN([.A38]*[.$C$5]+[.$C$6])*[.$C$7]*[.B38]" office:value-type="float" office:value="-1797.71685481044" calcext:value-type="float">
            <text:p>-1797.71685481044</text:p>
          </table:table-cell>
          <table:table-cell table:formula="of:=[.C38]+([.$C$3]*[.E37])-[.F37]" office:value-type="float" office:value="-320805.469309354" calcext:value-type="float">
            <text:p>-320805.469309354</text:p>
          </table:table-cell>
          <table:table-cell table:formula="of:=[.D38]" office:value-type="float" office:value="-320805.469309354" calcext:value-type="float">
            <text:p>-320805.469309354</text:p>
          </table:table-cell>
          <table:table-cell table:formula="of:=[.E37]" office:value-type="float" office:value="-293184.685301552" calcext:value-type="float">
            <text:p>-293184.685301552</text:p>
          </table:table-cell>
          <table:table-cell/>
          <table:table-cell table:formula="of:=0.5*[.$C$3]*[.D38]-[.F38]" office:value-type="float" office:value="-24148.5493257349" calcext:value-type="float">
            <text:p>-24148.5493257349</text:p>
          </table:table-cell>
          <table:table-cell table:formula="of:=0.5*[.D38]*[.$C$4]" office:value-type="float" office:value="-47071.9379224886" calcext:value-type="float">
            <text:p>-47071.9379224886</text:p>
          </table:table-cell>
          <table:table-cell table:formula="of:=SQRT([.H38]*[.H38]+[.I38]*[.I38])" office:value-type="float" office:value="52904.8180633492" calcext:value-type="float">
            <text:p>52904.818063349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64-[.$C$8]*ABS(64-[.A39]))/64" office:value-type="float" office:value="1" calcext:value-type="float">
            <text:p>1</text:p>
          </table:table-cell>
          <table:table-cell table:formula="of:=SIN([.A39]*[.$C$5]+[.$C$6])*[.$C$7]*[.B39]" office:value-type="float" office:value="-1238.23074264202" calcext:value-type="float">
            <text:p>-1238.23074264202</text:p>
          </table:table-cell>
          <table:table-cell table:formula="of:=[.C39]+([.$C$3]*[.E38])-[.F38]" office:value-type="float" office:value="-342720.014695663" calcext:value-type="float">
            <text:p>-342720.014695663</text:p>
          </table:table-cell>
          <table:table-cell table:formula="of:=[.D39]" office:value-type="float" office:value="-342720.014695663" calcext:value-type="float">
            <text:p>-342720.014695663</text:p>
          </table:table-cell>
          <table:table-cell table:formula="of:=[.E38]" office:value-type="float" office:value="-320805.469309354" calcext:value-type="float">
            <text:p>-320805.469309354</text:p>
          </table:table-cell>
          <table:table-cell/>
          <table:table-cell table:formula="of:=0.5*[.$C$3]*[.D39]-[.F39]" office:value-type="float" office:value="-18205.1188487037" calcext:value-type="float">
            <text:p>-18205.1188487037</text:p>
          </table:table-cell>
          <table:table-cell table:formula="of:=0.5*[.D39]*[.$C$4]" office:value-type="float" office:value="-50287.4695100413" calcext:value-type="float">
            <text:p>-50287.4695100413</text:p>
          </table:table-cell>
          <table:table-cell table:formula="of:=SQRT([.H39]*[.H39]+[.I39]*[.I39])" office:value-type="float" office:value="53481.360697151" calcext:value-type="float">
            <text:p>53481.36069715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64-[.$C$8]*ABS(64-[.A40]))/64" office:value-type="float" office:value="1" calcext:value-type="float">
            <text:p>1</text:p>
          </table:table-cell>
          <table:table-cell table:formula="of:=SIN([.A40]*[.$C$5]+[.$C$6])*[.$C$7]*[.B40]" office:value-type="float" office:value="-651.940675177822" calcext:value-type="float">
            <text:p>-651.940675177822</text:p>
          </table:table-cell>
          <table:table-cell table:formula="of:=[.C40]+([.$C$3]*[.E39])-[.F39]" office:value-type="float" office:value="-357867.64768194" calcext:value-type="float">
            <text:p>-357867.64768194</text:p>
          </table:table-cell>
          <table:table-cell table:formula="of:=[.D40]" office:value-type="float" office:value="-357867.64768194" calcext:value-type="float">
            <text:p>-357867.64768194</text:p>
          </table:table-cell>
          <table:table-cell table:formula="of:=[.E39]" office:value-type="float" office:value="-342720.014695663" calcext:value-type="float">
            <text:p>-342720.014695663</text:p>
          </table:table-cell>
          <table:table-cell/>
          <table:table-cell table:formula="of:=0.5*[.$C$3]*[.D40]-[.F40]" office:value-type="float" office:value="-11274.2561995699" calcext:value-type="float">
            <text:p>-11274.2561995699</text:p>
          </table:table-cell>
          <table:table-cell table:formula="of:=0.5*[.D40]*[.$C$4]" office:value-type="float" office:value="-52510.088847354" calcext:value-type="float">
            <text:p>-52510.088847354</text:p>
          </table:table-cell>
          <table:table-cell table:formula="of:=SQRT([.H40]*[.H40]+[.I40]*[.I40])" office:value-type="float" office:value="53706.7806111161" calcext:value-type="float">
            <text:p>53706.780611116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64-[.$C$8]*ABS(64-[.A41]))/64" office:value-type="float" office:value="1" calcext:value-type="float">
            <text:p>1</text:p>
          </table:table-cell>
          <table:table-cell table:formula="of:=SIN([.A41]*[.$C$5]+[.$C$6])*[.$C$7]*[.B41]" office:value-type="float" office:value="-51.5380613915388" calcext:value-type="float">
            <text:p>-51.5380613915388</text:p>
          </table:table-cell>
          <table:table-cell table:formula="of:=[.C41]+([.$C$3]*[.E40])-[.F40]" office:value-type="float" office:value="-365320.065156195" calcext:value-type="float">
            <text:p>-365320.065156195</text:p>
          </table:table-cell>
          <table:table-cell table:formula="of:=[.D41]" office:value-type="float" office:value="-365320.065156195" calcext:value-type="float">
            <text:p>-365320.065156195</text:p>
          </table:table-cell>
          <table:table-cell table:formula="of:=[.E40]" office:value-type="float" office:value="-357867.64768194" calcext:value-type="float">
            <text:p>-357867.64768194</text:p>
          </table:table-cell>
          <table:table-cell/>
          <table:table-cell table:formula="of:=0.5*[.$C$3]*[.D41]-[.F41]" office:value-type="float" office:value="-3498.3795240249" calcext:value-type="float">
            <text:p>-3498.3795240249</text:p>
          </table:table-cell>
          <table:table-cell table:formula="of:=0.5*[.D41]*[.$C$4]" office:value-type="float" office:value="-53603.5855806729" calcext:value-type="float">
            <text:p>-53603.5855806729</text:p>
          </table:table-cell>
          <table:table-cell table:formula="of:=SQRT([.H41]*[.H41]+[.I41]*[.I41])" office:value-type="float" office:value="53717.6232385484" calcext:value-type="float">
            <text:p>53717.623238548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64-[.$C$8]*ABS(64-[.A42]))/64" office:value-type="float" office:value="1" calcext:value-type="float">
            <text:p>1</text:p>
          </table:table-cell>
          <table:table-cell table:formula="of:=SIN([.A42]*[.$C$5]+[.$C$6])*[.$C$7]*[.B42]" office:value-type="float" office:value="549.98019574456" calcext:value-type="float">
            <text:p>549.98019574456</text:p>
          </table:table-cell>
          <table:table-cell table:formula="of:=[.C42]+([.$C$3]*[.E41])-[.F41]" office:value-type="float" office:value="-364314.426534245" calcext:value-type="float">
            <text:p>-364314.426534245</text:p>
          </table:table-cell>
          <table:table-cell table:formula="of:=[.D42]" office:value-type="float" office:value="-364314.426534245" calcext:value-type="float">
            <text:p>-364314.426534245</text:p>
          </table:table-cell>
          <table:table-cell table:formula="of:=[.E41]" office:value-type="float" office:value="-365320.065156195" calcext:value-type="float">
            <text:p>-365320.065156195</text:p>
          </table:table-cell>
          <table:table-cell/>
          <table:table-cell table:formula="of:=0.5*[.$C$3]*[.D42]-[.F42]" office:value-type="float" office:value="4948.79205294716" calcext:value-type="float">
            <text:p>4948.79205294716</text:p>
          </table:table-cell>
          <table:table-cell table:formula="of:=0.5*[.D42]*[.$C$4]" office:value-type="float" office:value="-53456.0277510424" calcext:value-type="float">
            <text:p>-53456.0277510424</text:p>
          </table:table-cell>
          <table:table-cell table:formula="of:=SQRT([.H42]*[.H42]+[.I42]*[.I42])" office:value-type="float" office:value="53684.6108834136" calcext:value-type="float">
            <text:p>53684.610883413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64-[.$C$8]*ABS(64-[.A43]))/64" office:value-type="float" office:value="1" calcext:value-type="float">
            <text:p>1</text:p>
          </table:table-cell>
          <table:table-cell table:formula="of:=SIN([.A43]*[.$C$5]+[.$C$6])*[.$C$7]*[.B43]" office:value-type="float" office:value="1139.59304294968" calcext:value-type="float">
            <text:p>1139.59304294968</text:p>
          </table:table-cell>
          <table:table-cell table:formula="of:=[.C43]+([.$C$3]*[.E42])-[.F42]" office:value-type="float" office:value="-354282.888007351" calcext:value-type="float">
            <text:p>-354282.888007351</text:p>
          </table:table-cell>
          <table:table-cell table:formula="of:=[.D43]" office:value-type="float" office:value="-354282.888007351" calcext:value-type="float">
            <text:p>-354282.888007351</text:p>
          </table:table-cell>
          <table:table-cell table:formula="of:=[.E42]" office:value-type="float" office:value="-364314.426534245" calcext:value-type="float">
            <text:p>-364314.426534245</text:p>
          </table:table-cell>
          <table:table-cell/>
          <table:table-cell table:formula="of:=0.5*[.$C$3]*[.D43]-[.F43]" office:value-type="float" office:value="13866.1157043051" calcext:value-type="float">
            <text:p>13866.1157043051</text:p>
          </table:table-cell>
          <table:table-cell table:formula="of:=0.5*[.D43]*[.$C$4]" office:value-type="float" office:value="-51984.0953684007" calcext:value-type="float">
            <text:p>-51984.0953684007</text:p>
          </table:table-cell>
          <table:table-cell table:formula="of:=SQRT([.H43]*[.H43]+[.I43]*[.I43])" office:value-type="float" office:value="53801.6294920159" calcext:value-type="float">
            <text:p>53801.62949201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64-[.$C$8]*ABS(64-[.A44]))/64" office:value-type="float" office:value="1" calcext:value-type="float">
            <text:p>1</text:p>
          </table:table-cell>
          <table:table-cell table:formula="of:=SIN([.A44]*[.$C$5]+[.$C$6])*[.$C$7]*[.B44]" office:value-type="float" office:value="1704.53714310574" calcext:value-type="float">
            <text:p>1704.53714310574</text:p>
          </table:table-cell>
          <table:table-cell table:formula="of:=[.C44]+([.$C$3]*[.E43])-[.F43]" office:value-type="float" office:value="-334877.657982529" calcext:value-type="float">
            <text:p>-334877.657982529</text:p>
          </table:table-cell>
          <table:table-cell table:formula="of:=[.D44]" office:value-type="float" office:value="-334877.657982529" calcext:value-type="float">
            <text:p>-334877.657982529</text:p>
          </table:table-cell>
          <table:table-cell table:formula="of:=[.E43]" office:value-type="float" office:value="-354282.888007351" calcext:value-type="float">
            <text:p>-354282.888007351</text:p>
          </table:table-cell>
          <table:table-cell/>
          <table:table-cell table:formula="of:=0.5*[.$C$3]*[.D44]-[.F44]" office:value-type="float" office:value="23029.7748955806" calcext:value-type="float">
            <text:p>23029.7748955806</text:p>
          </table:table-cell>
          <table:table-cell table:formula="of:=0.5*[.D44]*[.$C$4]" office:value-type="float" office:value="-49136.7568081619" calcext:value-type="float">
            <text:p>-49136.7568081619</text:p>
          </table:table-cell>
          <table:table-cell table:formula="of:=SQRT([.H44]*[.H44]+[.I44]*[.I44])" office:value-type="float" office:value="54265.9322352943" calcext:value-type="float">
            <text:p>54265.932235294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64-[.$C$8]*ABS(64-[.A45]))/64" office:value-type="float" office:value="1" calcext:value-type="float">
            <text:p>1</text:p>
          </table:table-cell>
          <table:table-cell table:formula="of:=SIN([.A45]*[.$C$5]+[.$C$6])*[.$C$7]*[.B45]" office:value-type="float" office:value="2232.58316295222" calcext:value-type="float">
            <text:p>2232.58316295222</text:p>
          </table:table-cell>
          <table:table-cell table:formula="of:=[.C45]+([.$C$3]*[.E44])-[.F44]" office:value-type="float" office:value="-305990.755053237" calcext:value-type="float">
            <text:p>-305990.755053237</text:p>
          </table:table-cell>
          <table:table-cell table:formula="of:=[.D45]" office:value-type="float" office:value="-305990.755053237" calcext:value-type="float">
            <text:p>-305990.755053237</text:p>
          </table:table-cell>
          <table:table-cell table:formula="of:=[.E44]" office:value-type="float" office:value="-334877.657982529" calcext:value-type="float">
            <text:p>-334877.657982529</text:p>
          </table:table-cell>
          <table:table-cell/>
          <table:table-cell table:formula="of:=0.5*[.$C$3]*[.D45]-[.F45]" office:value-type="float" office:value="32198.7907046943" calcext:value-type="float">
            <text:p>32198.7907046943</text:p>
          </table:table-cell>
          <table:table-cell table:formula="of:=0.5*[.D45]*[.$C$4]" office:value-type="float" office:value="-44898.1679075801" calcext:value-type="float">
            <text:p>-44898.1679075801</text:p>
          </table:table-cell>
          <table:table-cell table:formula="of:=SQRT([.H45]*[.H45]+[.I45]*[.I45])" office:value-type="float" office:value="55250.4081822203" calcext:value-type="float">
            <text:p>55250.408182220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64-[.$C$8]*ABS(64-[.A46]))/64" office:value-type="float" office:value="1" calcext:value-type="float">
            <text:p>1</text:p>
          </table:table-cell>
          <table:table-cell table:formula="of:=SIN([.A46]*[.$C$5]+[.$C$6])*[.$C$7]*[.B46]" office:value-type="float" office:value="2712.3005012105" calcext:value-type="float">
            <text:p>2712.3005012105</text:p>
          </table:table-cell>
          <table:table-cell table:formula="of:=[.C46]+([.$C$3]*[.E45])-[.F45]" office:value-type="float" office:value="-267767.77607193" calcext:value-type="float">
            <text:p>-267767.77607193</text:p>
          </table:table-cell>
          <table:table-cell table:formula="of:=[.D46]" office:value-type="float" office:value="-267767.77607193" calcext:value-type="float">
            <text:p>-267767.77607193</text:p>
          </table:table-cell>
          <table:table-cell table:formula="of:=[.E45]" office:value-type="float" office:value="-305990.755053237" calcext:value-type="float">
            <text:p>-305990.755053237</text:p>
          </table:table-cell>
          <table:table-cell/>
          <table:table-cell table:formula="of:=0.5*[.$C$3]*[.D46]-[.F46]" office:value-type="float" office:value="41121.1607386782" calcext:value-type="float">
            <text:p>41121.1607386782</text:p>
          </table:table-cell>
          <table:table-cell table:formula="of:=0.5*[.D46]*[.$C$4]" office:value-type="float" office:value="-39289.6921615332" calcext:value-type="float">
            <text:p>-39289.6921615332</text:p>
          </table:table-cell>
          <table:table-cell table:formula="of:=SQRT([.H46]*[.H46]+[.I46]*[.I46])" office:value-type="float" office:value="56873.8056634533" calcext:value-type="float">
            <text:p>56873.80566345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64-[.$C$8]*ABS(64-[.A47]))/64" office:value-type="float" office:value="1" calcext:value-type="float">
            <text:p>1</text:p>
          </table:table-cell>
          <table:table-cell table:formula="of:=SIN([.A47]*[.$C$5]+[.$C$6])*[.$C$7]*[.B47]" office:value-type="float" office:value="3133.30472657348" calcext:value-type="float">
            <text:p>3133.30472657348</text:p>
          </table:table-cell>
          <table:table-cell table:formula="of:=[.C47]+([.$C$3]*[.E46])-[.F46]" office:value-type="float" office:value="-220615.128849307" calcext:value-type="float">
            <text:p>-220615.128849307</text:p>
          </table:table-cell>
          <table:table-cell table:formula="of:=[.D47]" office:value-type="float" office:value="-220615.128849307" calcext:value-type="float">
            <text:p>-220615.128849307</text:p>
          </table:table-cell>
          <table:table-cell table:formula="of:=[.E46]" office:value-type="float" office:value="-267767.77607193" calcext:value-type="float">
            <text:p>-267767.77607193</text:p>
          </table:table-cell>
          <table:table-cell/>
          <table:table-cell table:formula="of:=0.5*[.$C$3]*[.D47]-[.F47]" office:value-type="float" office:value="49540.472790025" calcext:value-type="float">
            <text:p>49540.472790025</text:p>
          </table:table-cell>
          <table:table-cell table:formula="of:=0.5*[.D47]*[.$C$4]" office:value-type="float" office:value="-32370.9619798979" calcext:value-type="float">
            <text:p>-32370.9619798979</text:p>
          </table:table-cell>
          <table:table-cell table:formula="of:=SQRT([.H47]*[.H47]+[.I47]*[.I47])" office:value-type="float" office:value="59178.861291539" calcext:value-type="float">
            <text:p>59178.86129153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64-[.$C$8]*ABS(64-[.A48]))/64" office:value-type="float" office:value="1" calcext:value-type="float">
            <text:p>1</text:p>
          </table:table-cell>
          <table:table-cell table:formula="of:=SIN([.A48]*[.$C$5]+[.$C$6])*[.$C$7]*[.B48]" office:value-type="float" office:value="3486.48236927553" calcext:value-type="float">
            <text:p>3486.48236927553</text:p>
          </table:table-cell>
          <table:table-cell table:formula="of:=[.C48]+([.$C$3]*[.E47])-[.F47]" office:value-type="float" office:value="-165200.348122604" calcext:value-type="float">
            <text:p>-165200.348122604</text:p>
          </table:table-cell>
          <table:table-cell table:formula="of:=[.D48]" office:value-type="float" office:value="-165200.348122604" calcext:value-type="float">
            <text:p>-165200.348122604</text:p>
          </table:table-cell>
          <table:table-cell table:formula="of:=[.E47]" office:value-type="float" office:value="-220615.128849307" calcext:value-type="float">
            <text:p>-220615.128849307</text:p>
          </table:table-cell>
          <table:table-cell/>
          <table:table-cell table:formula="of:=0.5*[.$C$3]*[.D48]-[.F48]" office:value-type="float" office:value="57202.8249875316" calcext:value-type="float">
            <text:p>57202.8249875316</text:p>
          </table:table-cell>
          <table:table-cell table:formula="of:=0.5*[.D48]*[.$C$4]" office:value-type="float" office:value="-24239.9250497254" calcext:value-type="float">
            <text:p>-24239.9250497254</text:p>
          </table:table-cell>
          <table:table-cell table:formula="of:=SQRT([.H48]*[.H48]+[.I48]*[.I48])" office:value-type="float" office:value="62126.7828957083" calcext:value-type="float">
            <text:p>62126.782895708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64-[.$C$8]*ABS(64-[.A49]))/64" office:value-type="float" office:value="1" calcext:value-type="float">
            <text:p>1</text:p>
          </table:table-cell>
          <table:table-cell table:formula="of:=SIN([.A49]*[.$C$5]+[.$C$6])*[.$C$7]*[.B49]" office:value-type="float" office:value="3764.18820018411" calcext:value-type="float">
            <text:p>3764.18820018411</text:p>
          </table:table-cell>
          <table:table-cell table:formula="of:=[.C49]+([.$C$3]*[.E48])-[.F48]" office:value-type="float" office:value="-102445.29067406" calcext:value-type="float">
            <text:p>-102445.29067406</text:p>
          </table:table-cell>
          <table:table-cell table:formula="of:=[.D49]" office:value-type="float" office:value="-102445.29067406" calcext:value-type="float">
            <text:p>-102445.29067406</text:p>
          </table:table-cell>
          <table:table-cell table:formula="of:=[.E48]" office:value-type="float" office:value="-165200.348122604" calcext:value-type="float">
            <text:p>-165200.348122604</text:p>
          </table:table-cell>
          <table:table-cell/>
          <table:table-cell table:formula="of:=0.5*[.$C$3]*[.D49]-[.F49]" office:value-type="float" office:value="63863.8729935497" calcext:value-type="float">
            <text:p>63863.8729935497</text:p>
          </table:table-cell>
          <table:table-cell table:formula="of:=0.5*[.D49]*[.$C$4]" office:value-type="float" office:value="-15031.8458517629" calcext:value-type="float">
            <text:p>-15031.8458517629</text:p>
          </table:table-cell>
          <table:table-cell table:formula="of:=SQRT([.H49]*[.H49]+[.I49]*[.I49])" office:value-type="float" office:value="65609.0745510665" calcext:value-type="float">
            <text:p>65609.074551066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64-[.$C$8]*ABS(64-[.A50]))/64" office:value-type="float" office:value="1" calcext:value-type="float">
            <text:p>1</text:p>
          </table:table-cell>
          <table:table-cell table:formula="of:=SIN([.A50]*[.$C$5]+[.$C$6])*[.$C$7]*[.B50]" office:value-type="float" office:value="3960.41072691681" calcext:value-type="float">
            <text:p>3960.41072691681</text:p>
          </table:table-cell>
          <table:table-cell table:formula="of:=[.C50]+([.$C$3]*[.E49])-[.F49]" office:value-type="float" office:value="-33512.1914085881" calcext:value-type="float">
            <text:p>-33512.1914085881</text:p>
          </table:table-cell>
          <table:table-cell table:formula="of:=[.D50]" office:value-type="float" office:value="-33512.1914085881" calcext:value-type="float">
            <text:p>-33512.1914085881</text:p>
          </table:table-cell>
          <table:table-cell table:formula="of:=[.E49]" office:value-type="float" office:value="-102445.29067406" calcext:value-type="float">
            <text:p>-102445.29067406</text:p>
          </table:table-cell>
          <table:table-cell/>
          <table:table-cell table:formula="of:=0.5*[.$C$3]*[.D50]-[.F50]" office:value-type="float" office:value="69295.8181228889" calcext:value-type="float">
            <text:p>69295.8181228889</text:p>
          </table:table-cell>
          <table:table-cell table:formula="of:=0.5*[.D50]*[.$C$4]" office:value-type="float" office:value="-4917.25966214885" calcext:value-type="float">
            <text:p>-4917.25966214885</text:p>
          </table:table-cell>
          <table:table-cell table:formula="of:=SQRT([.H50]*[.H50]+[.I50]*[.I50])" office:value-type="float" office:value="69470.0644299795" calcext:value-type="float">
            <text:p>69470.064429979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64-[.$C$8]*ABS(64-[.A51]))/64" office:value-type="float" office:value="1" calcext:value-type="float">
            <text:p>1</text:p>
          </table:table-cell>
          <table:table-cell table:formula="of:=SIN([.A51]*[.$C$5]+[.$C$6])*[.$C$7]*[.B51]" office:value-type="float" office:value="4070.90232449272" calcext:value-type="float">
            <text:p>4070.90232449272</text:p>
          </table:table-cell>
          <table:table-cell table:formula="of:=[.C51]+([.$C$3]*[.E50])-[.F50]" office:value-type="float" office:value="40217.2478962104" calcext:value-type="float">
            <text:p>40217.2478962104</text:p>
          </table:table-cell>
          <table:table-cell table:formula="of:=[.D51]" office:value-type="float" office:value="40217.2478962104" calcext:value-type="float">
            <text:p>40217.2478962104</text:p>
          </table:table-cell>
          <table:table-cell table:formula="of:=[.E50]" office:value-type="float" office:value="-33512.1914085881" calcext:value-type="float">
            <text:p>-33512.1914085881</text:p>
          </table:table-cell>
          <table:table-cell/>
          <table:table-cell table:formula="of:=0.5*[.$C$3]*[.D51]-[.F51]" office:value-type="float" office:value="73294.1483377737" calcext:value-type="float">
            <text:p>73294.1483377737</text:p>
          </table:table-cell>
          <table:table-cell table:formula="of:=0.5*[.D51]*[.$C$4]" office:value-type="float" office:value="5901.09576516672" calcext:value-type="float">
            <text:p>5901.09576516672</text:p>
          </table:table-cell>
          <table:table-cell table:formula="of:=SQRT([.H51]*[.H51]+[.I51]*[.I51])" office:value-type="float" office:value="73531.3206177425" calcext:value-type="float">
            <text:p>73531.32061774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64-[.$C$8]*ABS(64-[.A52]))/64" office:value-type="float" office:value="1" calcext:value-type="float">
            <text:p>1</text:p>
          </table:table-cell>
          <table:table-cell table:formula="of:=SIN([.A52]*[.$C$5]+[.$C$6])*[.$C$7]*[.B52]" office:value-type="float" office:value="4093.27118358264" calcext:value-type="float">
            <text:p>4093.27118358264</text:p>
          </table:table-cell>
          <table:table-cell table:formula="of:=[.C52]+([.$C$3]*[.E51])-[.F51]" office:value-type="float" office:value="117169.376450542" calcext:value-type="float">
            <text:p>117169.376450542</text:p>
          </table:table-cell>
          <table:table-cell table:formula="of:=[.D52]" office:value-type="float" office:value="117169.376450542" calcext:value-type="float">
            <text:p>117169.376450542</text:p>
          </table:table-cell>
          <table:table-cell table:formula="of:=[.E51]" office:value-type="float" office:value="40217.2478962104" calcext:value-type="float">
            <text:p>40217.2478962104</text:p>
          </table:table-cell>
          <table:table-cell/>
          <table:table-cell table:formula="of:=0.5*[.$C$3]*[.D52]-[.F52]" office:value-type="float" office:value="75683.9470190737" calcext:value-type="float">
            <text:p>75683.9470190737</text:p>
          </table:table-cell>
          <table:table-cell table:formula="of:=0.5*[.D52]*[.$C$4]" office:value-type="float" office:value="17192.3179070806" calcext:value-type="float">
            <text:p>17192.3179070806</text:p>
          </table:table-cell>
          <table:table-cell table:formula="of:=SQRT([.H52]*[.H52]+[.I52]*[.I52])" office:value-type="float" office:value="77612.0843129733" calcext:value-type="float">
            <text:p>77612.084312973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64-[.$C$8]*ABS(64-[.A53]))/64" office:value-type="float" office:value="1" calcext:value-type="float">
            <text:p>1</text:p>
          </table:table-cell>
          <table:table-cell table:formula="of:=SIN([.A53]*[.$C$5]+[.$C$6])*[.$C$7]*[.B53]" office:value-type="float" office:value="4027.03308595611" calcext:value-type="float">
            <text:p>4027.03308595611</text:p>
          </table:table-cell>
          <table:table-cell table:formula="of:=[.C53]+([.$C$3]*[.E52])-[.F52]" office:value-type="float" office:value="195612.175020314" calcext:value-type="float">
            <text:p>195612.175020314</text:p>
          </table:table-cell>
          <table:table-cell table:formula="of:=[.D53]" office:value-type="float" office:value="195612.175020314" calcext:value-type="float">
            <text:p>195612.175020314</text:p>
          </table:table-cell>
          <table:table-cell table:formula="of:=[.E52]" office:value-type="float" office:value="117169.376450542" calcext:value-type="float">
            <text:p>117169.376450542</text:p>
          </table:table-cell>
          <table:table-cell/>
          <table:table-cell table:formula="of:=0.5*[.$C$3]*[.D53]-[.F53]" office:value-type="float" office:value="76325.5922147728" calcext:value-type="float">
            <text:p>76325.5922147728</text:p>
          </table:table-cell>
          <table:table-cell table:formula="of:=0.5*[.D53]*[.$C$4]" office:value-type="float" office:value="28702.2667639124" calcext:value-type="float">
            <text:p>28702.2667639124</text:p>
          </table:table-cell>
          <table:table-cell table:formula="of:=SQRT([.H53]*[.H53]+[.I53]*[.I53])" office:value-type="float" office:value="81543.9522240771" calcext:value-type="float">
            <text:p>81543.952224077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64-[.$C$8]*ABS(64-[.A54]))/64" office:value-type="float" office:value="1" calcext:value-type="float">
            <text:p>1</text:p>
          </table:table-cell>
          <table:table-cell table:formula="of:=SIN([.A54]*[.$C$5]+[.$C$6])*[.$C$7]*[.B54]" office:value-type="float" office:value="3873.62188634355" calcext:value-type="float">
            <text:p>3873.62188634355</text:p>
          </table:table-cell>
          <table:table-cell table:formula="of:=[.C54]+([.$C$3]*[.E53])-[.F53]" office:value-type="float" office:value="273694.182766431" calcext:value-type="float">
            <text:p>273694.182766431</text:p>
          </table:table-cell>
          <table:table-cell table:formula="of:=[.D54]" office:value-type="float" office:value="273694.182766431" calcext:value-type="float">
            <text:p>273694.182766431</text:p>
          </table:table-cell>
          <table:table-cell table:formula="of:=[.E53]" office:value-type="float" office:value="195612.175020314" calcext:value-type="float">
            <text:p>195612.175020314</text:p>
          </table:table-cell>
          <table:table-cell/>
          <table:table-cell table:formula="of:=0.5*[.$C$3]*[.D54]-[.F54]" office:value-type="float" office:value="75119.6815871282" calcext:value-type="float">
            <text:p>75119.6815871282</text:p>
          </table:table-cell>
          <table:table-cell table:formula="of:=0.5*[.D54]*[.$C$4]" office:value-type="float" office:value="40159.2766129067" calcext:value-type="float">
            <text:p>40159.2766129067</text:p>
          </table:table-cell>
          <table:table-cell table:formula="of:=SQRT([.H54]*[.H54]+[.I54]*[.I54])" office:value-type="float" office:value="85180.5967331967" calcext:value-type="float">
            <text:p>85180.596733196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64-[.$C$8]*ABS(64-[.A55]))/64" office:value-type="float" office:value="1" calcext:value-type="float">
            <text:p>1</text:p>
          </table:table-cell>
          <table:table-cell table:formula="of:=SIN([.A55]*[.$C$5]+[.$C$6])*[.$C$7]*[.B55]" office:value-type="float" office:value="3636.35847381246" calcext:value-type="float">
            <text:p>3636.35847381246</text:p>
          </table:table-cell>
          <table:table-cell table:formula="of:=[.C55]+([.$C$3]*[.E54])-[.F54]" office:value-type="float" office:value="349487.896668383" calcext:value-type="float">
            <text:p>349487.896668383</text:p>
          </table:table-cell>
          <table:table-cell table:formula="of:=[.D55]" office:value-type="float" office:value="349487.896668383" calcext:value-type="float">
            <text:p>349487.896668383</text:p>
          </table:table-cell>
          <table:table-cell table:formula="of:=[.E54]" office:value-type="float" office:value="273694.182766431" calcext:value-type="float">
            <text:p>273694.182766431</text:p>
          </table:table-cell>
          <table:table-cell/>
          <table:table-cell table:formula="of:=0.5*[.$C$3]*[.D55]-[.F55]" office:value-type="float" office:value="72011.0352637497" calcext:value-type="float">
            <text:p>72011.0352637497</text:p>
          </table:table-cell>
          <table:table-cell table:formula="of:=0.5*[.D55]*[.$C$4]" office:value-type="float" office:value="51280.5240261393" calcext:value-type="float">
            <text:p>51280.5240261393</text:p>
          </table:table-cell>
          <table:table-cell table:formula="of:=SQRT([.H55]*[.H55]+[.I55]*[.I55])" office:value-type="float" office:value="88404.0799067127" calcext:value-type="float">
            <text:p>88404.079906712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64-[.$C$8]*ABS(64-[.A56]))/64" office:value-type="float" office:value="1" calcext:value-type="float">
            <text:p>1</text:p>
          </table:table-cell>
          <table:table-cell table:formula="of:=SIN([.A56]*[.$C$5]+[.$C$6])*[.$C$7]*[.B56]" office:value-type="float" office:value="3320.37888455043" calcext:value-type="float">
            <text:p>3320.37888455043</text:p>
          </table:table-cell>
          <table:table-cell table:formula="of:=[.C56]+([.$C$3]*[.E55])-[.F55]" office:value-type="float" office:value="421036.632178481" calcext:value-type="float">
            <text:p>421036.632178481</text:p>
          </table:table-cell>
          <table:table-cell table:formula="of:=[.D56]" office:value-type="float" office:value="421036.632178481" calcext:value-type="float">
            <text:p>421036.632178481</text:p>
          </table:table-cell>
          <table:table-cell table:formula="of:=[.E55]" office:value-type="float" office:value="349487.896668383" calcext:value-type="float">
            <text:p>349487.896668383</text:p>
          </table:table-cell>
          <table:table-cell/>
          <table:table-cell table:formula="of:=0.5*[.$C$3]*[.D56]-[.F56]" office:value-type="float" office:value="66991.6498724419" calcext:value-type="float">
            <text:p>66991.6498724419</text:p>
          </table:table-cell>
          <table:table-cell table:formula="of:=0.5*[.D56]*[.$C$4]" office:value-type="float" office:value="61778.9037564305" calcext:value-type="float">
            <text:p>61778.9037564305</text:p>
          </table:table-cell>
          <table:table-cell table:formula="of:=SQRT([.H56]*[.H56]+[.I56]*[.I56])" office:value-type="float" office:value="91129.1067770235" calcext:value-type="float">
            <text:p>91129.106777023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64-[.$C$8]*ABS(64-[.A57]))/64" office:value-type="float" office:value="1" calcext:value-type="float">
            <text:p>1</text:p>
          </table:table-cell>
          <table:table-cell table:formula="of:=SIN([.A57]*[.$C$5]+[.$C$6])*[.$C$7]*[.B57]" office:value-type="float" office:value="2932.52312219595" calcext:value-type="float">
            <text:p>2932.52312219595</text:p>
          </table:table-cell>
          <table:table-cell table:formula="of:=[.C57]+([.$C$3]*[.E56])-[.F56]" office:value-type="float" office:value="486403.719535463" calcext:value-type="float">
            <text:p>486403.719535463</text:p>
          </table:table-cell>
          <table:table-cell table:formula="of:=[.D57]" office:value-type="float" office:value="486403.719535463" calcext:value-type="float">
            <text:p>486403.719535463</text:p>
          </table:table-cell>
          <table:table-cell table:formula="of:=[.E56]" office:value-type="float" office:value="421036.632178481" calcext:value-type="float">
            <text:p>421036.632178481</text:p>
          </table:table-cell>
          <table:table-cell/>
          <table:table-cell table:formula="of:=0.5*[.$C$3]*[.D57]-[.F57]" office:value-type="float" office:value="60102.5017247798" calcext:value-type="float">
            <text:p>60102.5017247798</text:p>
          </table:table-cell>
          <table:table-cell table:formula="of:=0.5*[.D57]*[.$C$4]" office:value-type="float" office:value="71370.2473356593" calcext:value-type="float">
            <text:p>71370.2473356593</text:p>
          </table:table-cell>
          <table:table-cell table:formula="of:=SQRT([.H57]*[.H57]+[.I57]*[.I57])" office:value-type="float" office:value="93306.0711761584" calcext:value-type="float">
            <text:p>93306.071176158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64-[.$C$8]*ABS(64-[.A58]))/64" office:value-type="float" office:value="1" calcext:value-type="float">
            <text:p>1</text:p>
          </table:table-cell>
          <table:table-cell table:formula="of:=SIN([.A58]*[.$C$5]+[.$C$6])*[.$C$7]*[.B58]" office:value-type="float" office:value="2481.187092421" calcext:value-type="float">
            <text:p>2481.187092421</text:p>
          </table:table-cell>
          <table:table-cell table:formula="of:=[.C58]+([.$C$3]*[.E57])-[.F57]" office:value-type="float" office:value="543722.822720461" calcext:value-type="float">
            <text:p>543722.822720461</text:p>
          </table:table-cell>
          <table:table-cell table:formula="of:=[.D58]" office:value-type="float" office:value="543722.822720461" calcext:value-type="float">
            <text:p>543722.822720461</text:p>
          </table:table-cell>
          <table:table-cell table:formula="of:=[.E57]" office:value-type="float" office:value="486403.719535463" calcext:value-type="float">
            <text:p>486403.719535463</text:p>
          </table:table-cell>
          <table:table-cell/>
          <table:table-cell table:formula="of:=0.5*[.$C$3]*[.D58]-[.F58]" office:value-type="float" office:value="51434.1248317736" calcext:value-type="float">
            <text:p>51434.1248317736</text:p>
          </table:table-cell>
          <table:table-cell table:formula="of:=0.5*[.D58]*[.$C$4]" office:value-type="float" office:value="79780.7063989216" calcext:value-type="float">
            <text:p>79780.7063989216</text:p>
          </table:table-cell>
          <table:table-cell table:formula="of:=SQRT([.H58]*[.H58]+[.I58]*[.I58])" office:value-type="float" office:value="94923.2864513308" calcext:value-type="float">
            <text:p>94923.286451330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64-[.$C$8]*ABS(64-[.A59]))/64" office:value-type="float" office:value="1" calcext:value-type="float">
            <text:p>1</text:p>
          </table:table-cell>
          <table:table-cell table:formula="of:=SIN([.A59]*[.$C$5]+[.$C$6])*[.$C$7]*[.B59]" office:value-type="float" office:value="1976.14085693446" calcext:value-type="float">
            <text:p>1976.14085693446</text:p>
          </table:table-cell>
          <table:table-cell table:formula="of:=[.C59]+([.$C$3]*[.E58])-[.F58]" office:value-type="float" office:value="591248.110055944" calcext:value-type="float">
            <text:p>591248.110055944</text:p>
          </table:table-cell>
          <table:table-cell table:formula="of:=[.D59]" office:value-type="float" office:value="591248.110055944" calcext:value-type="float">
            <text:p>591248.110055944</text:p>
          </table:table-cell>
          <table:table-cell table:formula="of:=[.E58]" office:value-type="float" office:value="543722.822720461" calcext:value-type="float">
            <text:p>543722.822720461</text:p>
          </table:table-cell>
          <table:table-cell/>
          <table:table-cell table:formula="of:=0.5*[.$C$3]*[.D59]-[.F59]" office:value-type="float" office:value="41125.9195258784" calcext:value-type="float">
            <text:p>41125.9195258784</text:p>
          </table:table-cell>
          <table:table-cell table:formula="of:=0.5*[.D59]*[.$C$4]" office:value-type="float" office:value="86754.114240192" calcext:value-type="float">
            <text:p>86754.114240192</text:p>
          </table:table-cell>
          <table:table-cell table:formula="of:=SQRT([.H59]*[.H59]+[.I59]*[.I59])" office:value-type="float" office:value="96008.4246014344" calcext:value-type="float">
            <text:p>96008.424601434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64-[.$C$8]*ABS(64-[.A60]))/64" office:value-type="float" office:value="1" calcext:value-type="float">
            <text:p>1</text:p>
          </table:table-cell>
          <table:table-cell table:formula="of:=SIN([.A60]*[.$C$5]+[.$C$6])*[.$C$7]*[.B60]" office:value-type="float" office:value="1428.31714115826" calcext:value-type="float">
            <text:p>1428.31714115826</text:p>
          </table:table-cell>
          <table:table-cell table:formula="of:=[.C60]+([.$C$3]*[.E59])-[.F59]" office:value-type="float" office:value="627402.978913376" calcext:value-type="float">
            <text:p>627402.978913376</text:p>
          </table:table-cell>
          <table:table-cell table:formula="of:=[.D60]" office:value-type="float" office:value="627402.978913376" calcext:value-type="float">
            <text:p>627402.978913376</text:p>
          </table:table-cell>
          <table:table-cell table:formula="of:=[.E59]" office:value-type="float" office:value="591248.110055944" calcext:value-type="float">
            <text:p>591248.110055944</text:p>
          </table:table-cell>
          <table:table-cell/>
          <table:table-cell table:formula="of:=0.5*[.$C$3]*[.D60]-[.F60]" office:value-type="float" office:value="29364.1791983511" calcext:value-type="float">
            <text:p>29364.1791983511</text:p>
          </table:table-cell>
          <table:table-cell table:formula="of:=0.5*[.D60]*[.$C$4]" office:value-type="float" office:value="92059.1352116756" calcext:value-type="float">
            <text:p>92059.1352116756</text:p>
          </table:table-cell>
          <table:table-cell table:formula="of:=SQRT([.H60]*[.H60]+[.I60]*[.I60])" office:value-type="float" office:value="96628.8745454196" calcext:value-type="float">
            <text:p>96628.874545419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64-[.$C$8]*ABS(64-[.A61]))/64" office:value-type="float" office:value="1" calcext:value-type="float">
            <text:p>1</text:p>
          </table:table-cell>
          <table:table-cell table:formula="of:=SIN([.A61]*[.$C$5]+[.$C$6])*[.$C$7]*[.B61]" office:value-type="float" office:value="849.574673746062" calcext:value-type="float">
            <text:p>849.574673746062</text:p>
          </table:table-cell>
          <table:table-cell table:formula="of:=[.C61]+([.$C$3]*[.E60])-[.F60]" office:value-type="float" office:value="650826.043126392" calcext:value-type="float">
            <text:p>650826.043126392</text:p>
          </table:table-cell>
          <table:table-cell table:formula="of:=[.D61]" office:value-type="float" office:value="650826.043126392" calcext:value-type="float">
            <text:p>650826.043126392</text:p>
          </table:table-cell>
          <table:table-cell table:formula="of:=[.E60]" office:value-type="float" office:value="627402.978913376" calcext:value-type="float">
            <text:p>627402.978913376</text:p>
          </table:table-cell>
          <table:table-cell/>
          <table:table-cell table:formula="of:=0.5*[.$C$3]*[.D61]-[.F61]" office:value-type="float" office:value="16378.8552604645" calcext:value-type="float">
            <text:p>16378.8552604645</text:p>
          </table:table-cell>
          <table:table-cell table:formula="of:=0.5*[.D61]*[.$C$4]" office:value-type="float" office:value="95496.0124786475" calcext:value-type="float">
            <text:p>95496.0124786475</text:p>
          </table:table-cell>
          <table:table-cell table:formula="of:=SQRT([.H61]*[.H61]+[.I61]*[.I61])" office:value-type="float" office:value="96890.4293465832" calcext:value-type="float">
            <text:p>96890.42934658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64-[.$C$8]*ABS(64-[.A62]))/64" office:value-type="float" office:value="1" calcext:value-type="float">
            <text:p>1</text:p>
          </table:table-cell>
          <table:table-cell table:formula="of:=SIN([.A62]*[.$C$5]+[.$C$6])*[.$C$7]*[.B62]" office:value-type="float" office:value="252.441480929226" calcext:value-type="float">
            <text:p>252.441480929226</text:p>
          </table:table-cell>
          <table:table-cell table:formula="of:=[.C62]+([.$C$3]*[.E61])-[.F61]" office:value-type="float" office:value="660413.130915235" calcext:value-type="float">
            <text:p>660413.130915235</text:p>
          </table:table-cell>
          <table:table-cell table:formula="of:=[.D62]" office:value-type="float" office:value="660413.130915235" calcext:value-type="float">
            <text:p>660413.130915235</text:p>
          </table:table-cell>
          <table:table-cell table:formula="of:=[.E61]" office:value-type="float" office:value="650826.043126392" calcext:value-type="float">
            <text:p>650826.043126392</text:p>
          </table:table-cell>
          <table:table-cell/>
          <table:table-cell table:formula="of:=0.5*[.$C$3]*[.D62]-[.F62]" office:value-type="float" office:value="2439.11309067521" calcext:value-type="float">
            <text:p>2439.11309067521</text:p>
          </table:table-cell>
          <table:table-cell table:formula="of:=0.5*[.D62]*[.$C$4]" office:value-type="float" office:value="96902.7303947272" calcext:value-type="float">
            <text:p>96902.7303947272</text:p>
          </table:table-cell>
          <table:table-cell table:formula="of:=SQRT([.H62]*[.H62]+[.I62]*[.I62])" office:value-type="float" office:value="96933.4226705231" calcext:value-type="float">
            <text:p>96933.422670523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64-[.$C$8]*ABS(64-[.A63]))/64" office:value-type="float" office:value="1" calcext:value-type="float">
            <text:p>1</text:p>
          </table:table-cell>
          <table:table-cell table:formula="of:=SIN([.A63]*[.$C$5]+[.$C$6])*[.$C$7]*[.B63]" office:value-type="float" office:value="-350.156307408135" calcext:value-type="float">
            <text:p>-350.156307408135</text:p>
          </table:table-cell>
          <table:table-cell table:formula="of:=[.C63]+([.$C$3]*[.E62])-[.F62]" office:value-type="float" office:value="655354.113000335" calcext:value-type="float">
            <text:p>655354.113000335</text:p>
          </table:table-cell>
          <table:table-cell table:formula="of:=[.D63]" office:value-type="float" office:value="655354.113000335" calcext:value-type="float">
            <text:p>655354.113000335</text:p>
          </table:table-cell>
          <table:table-cell table:formula="of:=[.E62]" office:value-type="float" office:value="660413.130915235" calcext:value-type="float">
            <text:p>660413.130915235</text:p>
          </table:table-cell>
          <table:table-cell/>
          <table:table-cell table:formula="of:=0.5*[.$C$3]*[.D63]-[.F63]" office:value-type="float" office:value="-12152.2363849418" calcext:value-type="float">
            <text:p>-12152.2363849418</text:p>
          </table:table-cell>
          <table:table-cell table:formula="of:=0.5*[.D63]*[.$C$4]" office:value-type="float" office:value="96160.4183083665" calcext:value-type="float">
            <text:p>96160.4183083665</text:p>
          </table:table-cell>
          <table:table-cell table:formula="of:=SQRT([.H63]*[.H63]+[.I63]*[.I63])" office:value-type="float" office:value="96925.2438655459" calcext:value-type="float">
            <text:p>96925.243865545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64-[.$C$8]*ABS(64-[.A64]))/64" office:value-type="float" office:value="1" calcext:value-type="float">
            <text:p>1</text:p>
          </table:table-cell>
          <table:table-cell table:formula="of:=SIN([.A64]*[.$C$5]+[.$C$6])*[.$C$7]*[.B64]" office:value-type="float" office:value="-945.174269395637" calcext:value-type="float">
            <text:p>-945.174269395637</text:p>
          </table:table-cell>
          <table:table-cell table:formula="of:=[.C64]+([.$C$3]*[.E63])-[.F63]" office:value-type="float" office:value="635163.483875955" calcext:value-type="float">
            <text:p>635163.483875955</text:p>
          </table:table-cell>
          <table:table-cell table:formula="of:=[.D64]" office:value-type="float" office:value="635163.483875955" calcext:value-type="float">
            <text:p>635163.483875955</text:p>
          </table:table-cell>
          <table:table-cell table:formula="of:=[.E63]" office:value-type="float" office:value="655354.113000335" calcext:value-type="float">
            <text:p>655354.113000335</text:p>
          </table:table-cell>
          <table:table-cell/>
          <table:table-cell table:formula="of:=0.5*[.$C$3]*[.D64]-[.F64]" office:value-type="float" office:value="-27065.3145287308" calcext:value-type="float">
            <text:p>-27065.3145287308</text:p>
          </table:table-cell>
          <table:table-cell table:formula="of:=0.5*[.D64]*[.$C$4]" office:value-type="float" office:value="93197.8377675645" calcext:value-type="float">
            <text:p>93197.8377675645</text:p>
          </table:table-cell>
          <table:table-cell table:formula="of:=SQRT([.H64]*[.H64]+[.I64]*[.I64])" office:value-type="float" office:value="97048.2777543651" calcext:value-type="float">
            <text:p>97048.277754365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64-[.$C$8]*ABS(64-[.A65]))/64" office:value-type="float" office:value="1" calcext:value-type="float">
            <text:p>1</text:p>
          </table:table-cell>
          <table:table-cell table:formula="of:=SIN([.A65]*[.$C$5]+[.$C$6])*[.$C$7]*[.B65]" office:value-type="float" office:value="-1519.73206350719" calcext:value-type="float">
            <text:p>-1519.73206350719</text:p>
          </table:table-cell>
          <table:table-cell table:formula="of:=[.C65]+([.$C$3]*[.E64])-[.F64]" office:value-type="float" office:value="599703.751879366" calcext:value-type="float">
            <text:p>599703.751879366</text:p>
          </table:table-cell>
          <table:table-cell table:formula="of:=[.D65]" office:value-type="float" office:value="599703.751879366" calcext:value-type="float">
            <text:p>599703.751879366</text:p>
          </table:table-cell>
          <table:table-cell table:formula="of:=[.E64]" office:value-type="float" office:value="635163.483875955" calcext:value-type="float">
            <text:p>635163.483875955</text:p>
          </table:table-cell>
          <table:table-cell/>
          <table:table-cell table:formula="of:=0.5*[.$C$3]*[.D65]-[.F65]" office:value-type="float" office:value="-41950.6193580944" calcext:value-type="float">
            <text:p>-41950.6193580944</text:p>
          </table:table-cell>
          <table:table-cell table:formula="of:=0.5*[.D65]*[.$C$4]" office:value-type="float" office:value="87994.8145557564" calcext:value-type="float">
            <text:p>87994.8145557564</text:p>
          </table:table-cell>
          <table:table-cell table:formula="of:=SQRT([.H65]*[.H65]+[.I65]*[.I65])" office:value-type="float" office:value="97483.0336685809" calcext:value-type="float">
            <text:p>97483.033668580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64-[.$C$8]*ABS(64-[.A66]))/64" office:value-type="float" office:value="1" calcext:value-type="float">
            <text:p>1</text:p>
          </table:table-cell>
          <table:table-cell table:formula="of:=SIN([.A66]*[.$C$5]+[.$C$6])*[.$C$7]*[.B66]" office:value-type="float" office:value="-2061.39224904792" calcext:value-type="float">
            <text:p>-2061.39224904792</text:p>
          </table:table-cell>
          <table:table-cell table:formula="of:=[.C66]+([.$C$3]*[.E65])-[.F65]" office:value-type="float" office:value="549200.852910719" calcext:value-type="float">
            <text:p>549200.852910719</text:p>
          </table:table-cell>
          <table:table-cell table:formula="of:=[.D66]" office:value-type="float" office:value="549200.852910719" calcext:value-type="float">
            <text:p>549200.852910719</text:p>
          </table:table-cell>
          <table:table-cell table:formula="of:=[.E65]" office:value-type="float" office:value="599703.751879366" calcext:value-type="float">
            <text:p>599703.751879366</text:p>
          </table:table-cell>
          <table:table-cell/>
          <table:table-cell table:formula="of:=0.5*[.$C$3]*[.D66]-[.F66]" office:value-type="float" office:value="-56447.1687250303" calcext:value-type="float">
            <text:p>-56447.1687250303</text:p>
          </table:table-cell>
          <table:table-cell table:formula="of:=0.5*[.D66]*[.$C$4]" office:value-type="float" office:value="80584.5003542068" calcext:value-type="float">
            <text:p>80584.5003542068</text:p>
          </table:table-cell>
          <table:table-cell table:formula="of:=SQRT([.H66]*[.H66]+[.I66]*[.I66])" office:value-type="float" office:value="98387.7256288059" calcext:value-type="float">
            <text:p>98387.725628805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64-[.$C$8]*ABS(64-[.A67]))/64" office:value-type="float" office:value="1" calcext:value-type="float">
            <text:p>1</text:p>
          </table:table-cell>
          <table:table-cell table:formula="of:=SIN([.A67]*[.$C$5]+[.$C$6])*[.$C$7]*[.B67]" office:value-type="float" office:value="-2558.42951917577" calcext:value-type="float">
            <text:p>-2558.42951917577</text:p>
          </table:table-cell>
          <table:table-cell table:formula="of:=[.C67]+([.$C$3]*[.E66])-[.F66]" office:value-type="float" office:value="484250.98491013" calcext:value-type="float">
            <text:p>484250.98491013</text:p>
          </table:table-cell>
          <table:table-cell table:formula="of:=[.D67]" office:value-type="float" office:value="484250.98491013" calcext:value-type="float">
            <text:p>484250.98491013</text:p>
          </table:table-cell>
          <table:table-cell table:formula="of:=[.E66]" office:value-type="float" office:value="549200.852910719" calcext:value-type="float">
            <text:p>549200.852910719</text:p>
          </table:table-cell>
          <table:table-cell/>
          <table:table-cell table:formula="of:=0.5*[.$C$3]*[.D67]-[.F67]" office:value-type="float" office:value="-70191.1535318187" calcext:value-type="float">
            <text:p>-70191.1535318187</text:p>
          </table:table-cell>
          <table:table-cell table:formula="of:=0.5*[.D67]*[.$C$4]" office:value-type="float" office:value="71054.3755680569" calcext:value-type="float">
            <text:p>71054.3755680569</text:p>
          </table:table-cell>
          <table:table-cell table:formula="of:=SQRT([.H67]*[.H67]+[.I67]*[.I67])" office:value-type="float" office:value="99877.5366210732" calcext:value-type="float">
            <text:p>99877.536621073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64-[.$C$8]*ABS(64-[.A68]))/64" office:value-type="float" office:value="1" calcext:value-type="float">
            <text:p>1</text:p>
          </table:table-cell>
          <table:table-cell table:formula="of:=SIN([.A68]*[.$C$5]+[.$C$6])*[.$C$7]*[.B68]" office:value-type="float" office:value="-3000.08451837643" calcext:value-type="float">
            <text:p>-3000.08451837643</text:p>
          </table:table-cell>
          <table:table-cell table:formula="of:=[.C68]+([.$C$3]*[.E67])-[.F67]" office:value-type="float" office:value="405818.461328705" calcext:value-type="float">
            <text:p>405818.461328705</text:p>
          </table:table-cell>
          <table:table-cell table:formula="of:=[.D68]" office:value-type="float" office:value="405818.461328705" calcext:value-type="float">
            <text:p>405818.461328705</text:p>
          </table:table-cell>
          <table:table-cell table:formula="of:=[.E67]" office:value-type="float" office:value="484250.98491013" calcext:value-type="float">
            <text:p>484250.98491013</text:p>
          </table:table-cell>
          <table:table-cell/>
          <table:table-cell table:formula="of:=0.5*[.$C$3]*[.D68]-[.F68]" office:value-type="float" office:value="-82824.8955041432" calcext:value-type="float">
            <text:p>-82824.8955041432</text:p>
          </table:table-cell>
          <table:table-cell table:formula="of:=0.5*[.D68]*[.$C$4]" office:value-type="float" office:value="59545.9343651148" calcext:value-type="float">
            <text:p>59545.9343651148</text:p>
          </table:table-cell>
          <table:table-cell table:formula="of:=SQRT([.H68]*[.H68]+[.I68]*[.I68])" office:value-type="float" office:value="102008.242876185" calcext:value-type="float">
            <text:p>102008.24287618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64-[.$C$8]*ABS(64-[.A69]))/64" office:value-type="float" office:value="1" calcext:value-type="float">
            <text:p>1</text:p>
          </table:table-cell>
          <table:table-cell table:formula="of:=SIN([.A69]*[.$C$5]+[.$C$6])*[.$C$7]*[.B69]" office:value-type="float" office:value="-3376.79675000977" calcext:value-type="float">
            <text:p>-3376.79675000977</text:p>
          </table:table-cell>
          <table:table-cell table:formula="of:=[.C69]+([.$C$3]*[.E68])-[.F68]" office:value-type="float" office:value="315224.397151833" calcext:value-type="float">
            <text:p>315224.397151833</text:p>
          </table:table-cell>
          <table:table-cell table:formula="of:=[.D69]" office:value-type="float" office:value="315224.397151833" calcext:value-type="float">
            <text:p>315224.397151833</text:p>
          </table:table-cell>
          <table:table-cell table:formula="of:=[.E68]" office:value-type="float" office:value="405818.461328705" calcext:value-type="float">
            <text:p>405818.461328705</text:p>
          </table:table-cell>
          <table:table-cell/>
          <table:table-cell table:formula="of:=0.5*[.$C$3]*[.D69]-[.F69]" office:value-type="float" office:value="-94005.8921821137" calcext:value-type="float">
            <text:p>-94005.8921821137</text:p>
          </table:table-cell>
          <table:table-cell table:formula="of:=0.5*[.D69]*[.$C$4]" office:value-type="float" office:value="46253.024570714" calcext:value-type="float">
            <text:p>46253.024570714</text:p>
          </table:table-cell>
          <table:table-cell table:formula="of:=SQRT([.H69]*[.H69]+[.I69]*[.I69])" office:value-type="float" office:value="104768.554666437" calcext:value-type="float">
            <text:p>104768.55466643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64-[.$C$8]*ABS(64-[.A70]))/64" office:value-type="float" office:value="1" calcext:value-type="float">
            <text:p>1</text:p>
          </table:table-cell>
          <table:table-cell table:formula="of:=SIN([.A70]*[.$C$5]+[.$C$6])*[.$C$7]*[.B70]" office:value-type="float" office:value="-3680.41153218303" calcext:value-type="float">
            <text:p>-3680.41153218303</text:p>
          </table:table-cell>
          <table:table-cell table:formula="of:=[.C70]+([.$C$3]*[.E69])-[.F69]" office:value-type="float" office:value="214126.265432294" calcext:value-type="float">
            <text:p>214126.265432294</text:p>
          </table:table-cell>
          <table:table-cell table:formula="of:=[.D70]" office:value-type="float" office:value="214126.265432294" calcext:value-type="float">
            <text:p>214126.265432294</text:p>
          </table:table-cell>
          <table:table-cell table:formula="of:=[.E69]" office:value-type="float" office:value="315224.397151833" calcext:value-type="float">
            <text:p>315224.397151833</text:p>
          </table:table-cell>
          <table:table-cell/>
          <table:table-cell table:formula="of:=0.5*[.$C$3]*[.D70]-[.F70]" office:value-type="float" office:value="-103415.725140799" calcext:value-type="float">
            <text:p>-103415.725140799</text:p>
          </table:table-cell>
          <table:table-cell table:formula="of:=0.5*[.D70]*[.$C$4]" office:value-type="float" office:value="31418.8479881673" calcext:value-type="float">
            <text:p>31418.8479881673</text:p>
          </table:table-cell>
          <table:table-cell table:formula="of:=SQRT([.H70]*[.H70]+[.I70]*[.I70])" office:value-type="float" office:value="108083.09865701" calcext:value-type="float">
            <text:p>108083.0986570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64-[.$C$8]*ABS(64-[.A71]))/64" office:value-type="float" office:value="1" calcext:value-type="float">
            <text:p>1</text:p>
          </table:table-cell>
          <table:table-cell table:formula="of:=SIN([.A71]*[.$C$5]+[.$C$6])*[.$C$7]*[.B71]" office:value-type="float" office:value="-3904.35652198124" calcext:value-type="float">
            <text:p>-3904.35652198124</text:p>
          </table:table-cell>
          <table:table-cell table:formula="of:=[.C71]+([.$C$3]*[.E70])-[.F70]" office:value-type="float" office:value="104488.590348254" calcext:value-type="float">
            <text:p>104488.590348254</text:p>
          </table:table-cell>
          <table:table-cell table:formula="of:=[.D71]" office:value-type="float" office:value="104488.590348254" calcext:value-type="float">
            <text:p>104488.590348254</text:p>
          </table:table-cell>
          <table:table-cell table:formula="of:=[.E70]" office:value-type="float" office:value="214126.265432294" calcext:value-type="float">
            <text:p>214126.265432294</text:p>
          </table:table-cell>
          <table:table-cell/>
          <table:table-cell table:formula="of:=0.5*[.$C$3]*[.D71]-[.F71]" office:value-type="float" office:value="-110768.606261956" calcext:value-type="float">
            <text:p>-110768.606261956</text:p>
          </table:table-cell>
          <table:table-cell table:formula="of:=0.5*[.D71]*[.$C$4]" office:value-type="float" office:value="15331.6601773345" calcext:value-type="float">
            <text:p>15331.6601773345</text:p>
          </table:table-cell>
          <table:table-cell table:formula="of:=SQRT([.H71]*[.H71]+[.I71]*[.I71])" office:value-type="float" office:value="111824.612393737" calcext:value-type="float">
            <text:p>111824.61239373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64-[.$C$8]*ABS(64-[.A72]))/64" office:value-type="float" office:value="1" calcext:value-type="float">
            <text:p>1</text:p>
          </table:table-cell>
          <table:table-cell table:formula="of:=SIN([.A72]*[.$C$5]+[.$C$6])*[.$C$7]*[.B72]" office:value-type="float" office:value="-4043.78398683845" calcext:value-type="float">
            <text:p>-4043.78398683845</text:p>
          </table:table-cell>
          <table:table-cell table:formula="of:=[.C72]+([.$C$3]*[.E71])-[.F71]" office:value-type="float" office:value="-11454.7310784553" calcext:value-type="float">
            <text:p>-11454.7310784553</text:p>
          </table:table-cell>
          <table:table-cell table:formula="of:=[.D72]" office:value-type="float" office:value="-11454.7310784553" calcext:value-type="float">
            <text:p>-11454.7310784553</text:p>
          </table:table-cell>
          <table:table-cell table:formula="of:=[.E71]" office:value-type="float" office:value="104488.590348254" calcext:value-type="float">
            <text:p>104488.590348254</text:p>
          </table:table-cell>
          <table:table-cell/>
          <table:table-cell table:formula="of:=0.5*[.$C$3]*[.D72]-[.F72]" office:value-type="float" office:value="-115819.341263247" calcext:value-type="float">
            <text:p>-115819.341263247</text:p>
          </table:table-cell>
          <table:table-cell table:formula="of:=0.5*[.D72]*[.$C$4]" office:value-type="float" office:value="-1680.75809743724" calcext:value-type="float">
            <text:p>-1680.75809743724</text:p>
          </table:table-cell>
          <table:table-cell table:formula="of:=SQRT([.H72]*[.H72]+[.I72]*[.I72])" office:value-type="float" office:value="115831.536113593" calcext:value-type="float">
            <text:p>115831.53611359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64-[.$C$8]*ABS(64-[.A73]))/64" office:value-type="float" office:value="1" calcext:value-type="float">
            <text:p>1</text:p>
          </table:table-cell>
          <table:table-cell table:formula="of:=SIN([.A73]*[.$C$5]+[.$C$6])*[.$C$7]*[.B73]" office:value-type="float" office:value="-4095.67574330442" calcext:value-type="float">
            <text:p>-4095.67574330442</text:p>
          </table:table-cell>
          <table:table-cell table:formula="of:=[.C73]+([.$C$3]*[.E72])-[.F72]" office:value-type="float" office:value="-131245.767921545" calcext:value-type="float">
            <text:p>-131245.767921545</text:p>
          </table:table-cell>
          <table:table-cell table:formula="of:=[.D73]" office:value-type="float" office:value="-131245.767921545" calcext:value-type="float">
            <text:p>-131245.767921545</text:p>
          </table:table-cell>
          <table:table-cell table:formula="of:=[.E72]" office:value-type="float" office:value="-11454.7310784553" calcext:value-type="float">
            <text:p>-11454.7310784553</text:p>
          </table:table-cell>
          <table:table-cell/>
          <table:table-cell table:formula="of:=0.5*[.$C$3]*[.D73]-[.F73]" office:value-type="float" office:value="-118370.499630203" calcext:value-type="float">
            <text:p>-118370.499630203</text:p>
          </table:table-cell>
          <table:table-cell table:formula="of:=0.5*[.D73]*[.$C$4]" office:value-type="float" office:value="-19257.7534712629" calcext:value-type="float">
            <text:p>-19257.7534712629</text:p>
          </table:table-cell>
          <table:table-cell table:formula="of:=SQRT([.H73]*[.H73]+[.I73]*[.I73])" office:value-type="float" office:value="119926.795385617" calcext:value-type="float">
            <text:p>119926.79538561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64-[.$C$8]*ABS(64-[.A74]))/64" office:value-type="float" office:value="1" calcext:value-type="float">
            <text:p>1</text:p>
          </table:table-cell>
          <table:table-cell table:formula="of:=SIN([.A74]*[.$C$5]+[.$C$6])*[.$C$7]*[.B74]" office:value-type="float" office:value="-4058.90849159934" calcext:value-type="float">
            <text:p>-4058.90849159934</text:p>
          </table:table-cell>
          <table:table-cell table:formula="of:=[.C74]+([.$C$3]*[.E73])-[.F73]" office:value-type="float" office:value="-252254.63883046" calcext:value-type="float">
            <text:p>-252254.63883046</text:p>
          </table:table-cell>
          <table:table-cell table:formula="of:=[.D74]" office:value-type="float" office:value="-252254.63883046" calcext:value-type="float">
            <text:p>-252254.63883046</text:p>
          </table:table-cell>
          <table:table-cell table:formula="of:=[.E73]" office:value-type="float" office:value="-131245.767921545" calcext:value-type="float">
            <text:p>-131245.767921545</text:p>
          </table:table-cell>
          <table:table-cell/>
          <table:table-cell table:formula="of:=0.5*[.$C$3]*[.D74]-[.F74]" office:value-type="float" office:value="-118278.595432174" calcext:value-type="float">
            <text:p>-118278.595432174</text:p>
          </table:table-cell>
          <table:table-cell table:formula="of:=0.5*[.D74]*[.$C$4]" office:value-type="float" office:value="-37013.4422123487" calcext:value-type="float">
            <text:p>-37013.4422123487</text:p>
          </table:table-cell>
          <table:table-cell table:formula="of:=SQRT([.H74]*[.H74]+[.I74]*[.I74])" office:value-type="float" office:value="123934.74509521" calcext:value-type="float">
            <text:p>123934.7450952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64-[.$C$8]*ABS(64-[.A75]))/64" office:value-type="float" office:value="1" calcext:value-type="float">
            <text:p>1</text:p>
          </table:table-cell>
          <table:table-cell table:formula="of:=SIN([.A75]*[.$C$5]+[.$C$6])*[.$C$7]*[.B75]" office:value-type="float" office:value="-3934.27813166103" calcext:value-type="float">
            <text:p>-3934.27813166103</text:p>
          </table:table-cell>
          <table:table-cell table:formula="of:=[.C75]+([.$C$3]*[.E74])-[.F74]" office:value-type="float" office:value="-371737.236917553" calcext:value-type="float">
            <text:p>-371737.236917553</text:p>
          </table:table-cell>
          <table:table-cell table:formula="of:=[.D75]" office:value-type="float" office:value="-371737.236917553" calcext:value-type="float">
            <text:p>-371737.236917553</text:p>
          </table:table-cell>
          <table:table-cell table:formula="of:=[.E74]" office:value-type="float" office:value="-252254.63883046" calcext:value-type="float">
            <text:p>-252254.63883046</text:p>
          </table:table-cell>
          <table:table-cell/>
          <table:table-cell table:formula="of:=0.5*[.$C$3]*[.D75]-[.F75]" office:value-type="float" office:value="-115459.103944615" calcext:value-type="float">
            <text:p>-115459.103944615</text:p>
          </table:table-cell>
          <table:table-cell table:formula="of:=0.5*[.D75]*[.$C$4]" office:value-type="float" office:value="-54545.180221933" calcext:value-type="float">
            <text:p>-54545.180221933</text:p>
          </table:table-cell>
          <table:table-cell table:formula="of:=SQRT([.H75]*[.H75]+[.I75]*[.I75])" office:value-type="float" office:value="127694.876048872" calcext:value-type="float">
            <text:p>127694.8760488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64-[.$C$8]*ABS(64-[.A76]))/64" office:value-type="float" office:value="1" calcext:value-type="float">
            <text:p>1</text:p>
          </table:table-cell>
          <table:table-cell table:formula="of:=SIN([.A76]*[.$C$5]+[.$C$6])*[.$C$7]*[.B76]" office:value-type="float" office:value="-3724.48253431537" calcext:value-type="float">
            <text:p>-3724.48253431537</text:p>
          </table:table-cell>
          <table:table-cell table:formula="of:=[.C76]+([.$C$3]*[.E75])-[.F75]" office:value-type="float" office:value="-486897.329254006" calcext:value-type="float">
            <text:p>-486897.329254006</text:p>
          </table:table-cell>
          <table:table-cell table:formula="of:=[.D76]" office:value-type="float" office:value="-486897.329254006" calcext:value-type="float">
            <text:p>-486897.329254006</text:p>
          </table:table-cell>
          <table:table-cell table:formula="of:=[.E75]" office:value-type="float" office:value="-371737.236917553" calcext:value-type="float">
            <text:p>-371737.236917553</text:p>
          </table:table-cell>
          <table:table-cell/>
          <table:table-cell table:formula="of:=0.5*[.$C$3]*[.D76]-[.F76]" office:value-type="float" office:value="-109890.164124562" calcext:value-type="float">
            <text:p>-109890.164124562</text:p>
          </table:table-cell>
          <table:table-cell table:formula="of:=0.5*[.D76]*[.$C$4]" office:value-type="float" office:value="-71442.6749226304" calcext:value-type="float">
            <text:p>-71442.6749226304</text:p>
          </table:table-cell>
          <table:table-cell table:formula="of:=SQRT([.H76]*[.H76]+[.I76]*[.I76])" office:value-type="float" office:value="131072.132703424" calcext:value-type="float">
            <text:p>131072.13270342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64-[.$C$8]*ABS(64-[.A77]))/64" office:value-type="float" office:value="1" calcext:value-type="float">
            <text:p>1</text:p>
          </table:table-cell>
          <table:table-cell table:formula="of:=SIN([.A77]*[.$C$5]+[.$C$6])*[.$C$7]*[.B77]" office:value-type="float" office:value="-3434.0631405223" calcext:value-type="float">
            <text:p>-3434.0631405223</text:p>
          </table:table-cell>
          <table:table-cell table:formula="of:=[.C77]+([.$C$3]*[.E76])-[.F76]" office:value-type="float" office:value="-594951.628307201" calcext:value-type="float">
            <text:p>-594951.628307201</text:p>
          </table:table-cell>
          <table:table-cell table:formula="of:=[.D77]" office:value-type="float" office:value="-594951.628307201" calcext:value-type="float">
            <text:p>-594951.628307201</text:p>
          </table:table-cell>
          <table:table-cell table:formula="of:=[.E76]" office:value-type="float" office:value="-486897.329254006" calcext:value-type="float">
            <text:p>-486897.329254006</text:p>
          </table:table-cell>
          <table:table-cell/>
          <table:table-cell table:formula="of:=0.5*[.$C$3]*[.D77]-[.F77]" office:value-type="float" office:value="-101614.846252068" calcext:value-type="float">
            <text:p>-101614.846252068</text:p>
          </table:table-cell>
          <table:table-cell table:formula="of:=0.5*[.D77]*[.$C$4]" office:value-type="float" office:value="-87297.5332211503" calcext:value-type="float">
            <text:p>-87297.5332211503</text:p>
          </table:table-cell>
          <table:table-cell table:formula="of:=SQRT([.H77]*[.H77]+[.I77]*[.I77])" office:value-type="float" office:value="133964.309744533" calcext:value-type="float">
            <text:p>133964.30974453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64-[.$C$8]*ABS(64-[.A78]))/64" office:value-type="float" office:value="1" calcext:value-type="float">
            <text:p>1</text:p>
          </table:table-cell>
          <table:table-cell table:formula="of:=SIN([.A78]*[.$C$5]+[.$C$6])*[.$C$7]*[.B78]" office:value-type="float" office:value="-3069.30665289724" calcext:value-type="float">
            <text:p>-3069.30665289724</text:p>
          </table:table-cell>
          <table:table-cell table:formula="of:=[.C78]+([.$C$3]*[.E77])-[.F77]" office:value-type="float" office:value="-693196.328411039" calcext:value-type="float">
            <text:p>-693196.328411039</text:p>
          </table:table-cell>
          <table:table-cell table:formula="of:=[.D78]" office:value-type="float" office:value="-693196.328411039" calcext:value-type="float">
            <text:p>-693196.328411039</text:p>
          </table:table-cell>
          <table:table-cell table:formula="of:=[.E77]" office:value-type="float" office:value="-594951.628307201" calcext:value-type="float">
            <text:p>-594951.628307201</text:p>
          </table:table-cell>
          <table:table-cell/>
          <table:table-cell table:formula="of:=0.5*[.$C$3]*[.D78]-[.F78]" office:value-type="float" office:value="-90741.8968063359" calcext:value-type="float">
            <text:p>-90741.8968063359</text:p>
          </table:table-cell>
          <table:table-cell table:formula="of:=0.5*[.D78]*[.$C$4]" office:value-type="float" office:value="-101713.02443599" calcext:value-type="float">
            <text:p>-101713.02443599</text:p>
          </table:table-cell>
          <table:table-cell table:formula="of:=SQRT([.H78]*[.H78]+[.I78]*[.I78])" office:value-type="float" office:value="136307.12078218" calcext:value-type="float">
            <text:p>136307.1207821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64-[.$C$8]*ABS(64-[.A79]))/64" office:value-type="float" office:value="1" calcext:value-type="float">
            <text:p>1</text:p>
          </table:table-cell>
          <table:table-cell table:formula="of:=SIN([.A79]*[.$C$5]+[.$C$6])*[.$C$7]*[.B79]" office:value-type="float" office:value="-2638.10894758949" calcext:value-type="float">
            <text:p>-2638.10894758949</text:p>
          </table:table-cell>
          <table:table-cell table:formula="of:=[.C79]+([.$C$3]*[.E78])-[.F78]" office:value-type="float" office:value="-779073.530867462" calcext:value-type="float">
            <text:p>-779073.530867462</text:p>
          </table:table-cell>
          <table:table-cell table:formula="of:=[.D79]" office:value-type="float" office:value="-779073.530867462" calcext:value-type="float">
            <text:p>-779073.530867462</text:p>
          </table:table-cell>
          <table:table-cell table:formula="of:=[.E78]" office:value-type="float" office:value="-693196.328411039" calcext:value-type="float">
            <text:p>-693196.328411039</text:p>
          </table:table-cell>
          <table:table-cell/>
          <table:table-cell table:formula="of:=0.5*[.$C$3]*[.D79]-[.F79]" office:value-type="float" office:value="-77444.9081455354" calcext:value-type="float">
            <text:p>-77444.9081455354</text:p>
          </table:table-cell>
          <table:table-cell table:formula="of:=0.5*[.D79]*[.$C$4]" office:value-type="float" office:value="-114313.826883929" calcext:value-type="float">
            <text:p>-114313.826883929</text:p>
          </table:table-cell>
          <table:table-cell table:formula="of:=SQRT([.H79]*[.H79]+[.I79]*[.I79])" office:value-type="float" office:value="138077.387049869" calcext:value-type="float">
            <text:p>138077.38704986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64-[.$C$8]*ABS(64-[.A80]))/64" office:value-type="float" office:value="1" calcext:value-type="float">
            <text:p>1</text:p>
          </table:table-cell>
          <table:table-cell table:formula="of:=SIN([.A80]*[.$C$5]+[.$C$6])*[.$C$7]*[.B80]" office:value-type="float" office:value="-2149.80415241438" calcext:value-type="float">
            <text:p>-2149.80415241438</text:p>
          </table:table-cell>
          <table:table-cell table:formula="of:=[.C80]+([.$C$3]*[.E79])-[.F79]" office:value-type="float" office:value="-850235.948854524" calcext:value-type="float">
            <text:p>-850235.948854524</text:p>
          </table:table-cell>
          <table:table-cell table:formula="of:=[.D80]" office:value-type="float" office:value="-850235.948854524" calcext:value-type="float">
            <text:p>-850235.948854524</text:p>
          </table:table-cell>
          <table:table-cell table:formula="of:=[.E79]" office:value-type="float" office:value="-779073.530867462" calcext:value-type="float">
            <text:p>-779073.530867462</text:p>
          </table:table-cell>
          <table:table-cell/>
          <table:table-cell table:formula="of:=0.5*[.$C$3]*[.D80]-[.F80]" office:value-type="float" office:value="-61959.8979804384" calcext:value-type="float">
            <text:p>-61959.8979804384</text:p>
          </table:table-cell>
          <table:table-cell table:formula="of:=0.5*[.D80]*[.$C$4]" office:value-type="float" office:value="-124755.522061735" calcext:value-type="float">
            <text:p>-124755.522061735</text:p>
          </table:table-cell>
          <table:table-cell table:formula="of:=SQRT([.H80]*[.H80]+[.I80]*[.I80])" office:value-type="float" office:value="139294.541323924" calcext:value-type="float">
            <text:p>139294.54132392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64-[.$C$8]*ABS(64-[.A81]))/64" office:value-type="float" office:value="1" calcext:value-type="float">
            <text:p>1</text:p>
          </table:table-cell>
          <table:table-cell table:formula="of:=SIN([.A81]*[.$C$5]+[.$C$6])*[.$C$7]*[.B81]" office:value-type="float" office:value="-1614.96259118141" calcext:value-type="float">
            <text:p>-1614.96259118141</text:p>
          </table:table-cell>
          <table:table-cell table:formula="of:=[.C81]+([.$C$3]*[.E80])-[.F80]" office:value-type="float" office:value="-904608.28941952" calcext:value-type="float">
            <text:p>-904608.28941952</text:p>
          </table:table-cell>
          <table:table-cell table:formula="of:=[.D81]" office:value-type="float" office:value="-904608.28941952" calcext:value-type="float">
            <text:p>-904608.28941952</text:p>
          </table:table-cell>
          <table:table-cell table:formula="of:=[.E80]" office:value-type="float" office:value="-850235.948854524" calcext:value-type="float">
            <text:p>-850235.948854524</text:p>
          </table:table-cell>
          <table:table-cell/>
          <table:table-cell table:formula="of:=0.5*[.$C$3]*[.D81]-[.F81]" office:value-type="float" office:value="-44581.3220921175" calcext:value-type="float">
            <text:p>-44581.3220921175</text:p>
          </table:table-cell>
          <table:table-cell table:formula="of:=0.5*[.D81]*[.$C$4]" office:value-type="float" office:value="-132733.601254979" calcext:value-type="float">
            <text:p>-132733.601254979</text:p>
          </table:table-cell>
          <table:table-cell table:formula="of:=SQRT([.H81]*[.H81]+[.I81]*[.I81])" office:value-type="float" office:value="140020.367024219" calcext:value-type="float">
            <text:p>140020.36702421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64-[.$C$8]*ABS(64-[.A82]))/64" office:value-type="float" office:value="1" calcext:value-type="float">
            <text:p>1</text:p>
          </table:table-cell>
          <table:table-cell table:formula="of:=SIN([.A82]*[.$C$5]+[.$C$6])*[.$C$7]*[.B82]" office:value-type="float" office:value="-1045.16196811315" calcext:value-type="float">
            <text:p>-1045.16196811315</text:p>
          </table:table-cell>
          <table:table-cell table:formula="of:=[.C82]+([.$C$3]*[.E81])-[.F81]" office:value-type="float" office:value="-940443.755006872" calcext:value-type="float">
            <text:p>-940443.755006872</text:p>
          </table:table-cell>
          <table:table-cell table:formula="of:=[.D82]" office:value-type="float" office:value="-940443.755006872" calcext:value-type="float">
            <text:p>-940443.755006872</text:p>
          </table:table-cell>
          <table:table-cell table:formula="of:=[.E81]" office:value-type="float" office:value="-904608.28941952" calcext:value-type="float">
            <text:p>-904608.28941952</text:p>
          </table:table-cell>
          <table:table-cell/>
          <table:table-cell table:formula="of:=0.5*[.$C$3]*[.D82]-[.F82]" office:value-type="float" office:value="-25656.582322989" calcext:value-type="float">
            <text:p>-25656.582322989</text:p>
          </table:table-cell>
          <table:table-cell table:formula="of:=0.5*[.D82]*[.$C$4]" office:value-type="float" office:value="-137991.756033895" calcext:value-type="float">
            <text:p>-137991.756033895</text:p>
          </table:table-cell>
          <table:table-cell table:formula="of:=SQRT([.H82]*[.H82]+[.I82]*[.I82])" office:value-type="float" office:value="140356.634862105" calcext:value-type="float">
            <text:p>140356.63486210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64-[.$C$8]*ABS(64-[.A83]))/64" office:value-type="float" office:value="1" calcext:value-type="float">
            <text:p>1</text:p>
          </table:table-cell>
          <table:table-cell table:formula="of:=SIN([.A83]*[.$C$5]+[.$C$6])*[.$C$7]*[.B83]" office:value-type="float" office:value="-452.736745521236" calcext:value-type="float">
            <text:p>-452.736745521236</text:p>
          </table:table-cell>
          <table:table-cell table:formula="of:=[.C83]+([.$C$3]*[.E82])-[.F82]" office:value-type="float" office:value="-956374.19081102" calcext:value-type="float">
            <text:p>-956374.19081102</text:p>
          </table:table-cell>
          <table:table-cell table:formula="of:=[.D83]" office:value-type="float" office:value="-956374.19081102" calcext:value-type="float">
            <text:p>-956374.19081102</text:p>
          </table:table-cell>
          <table:table-cell table:formula="of:=[.E82]" office:value-type="float" office:value="-940443.755006872" calcext:value-type="float">
            <text:p>-940443.755006872</text:p>
          </table:table-cell>
          <table:table-cell/>
          <table:table-cell table:formula="of:=0.5*[.$C$3]*[.D83]-[.F83]" office:value-type="float" office:value="-5579.12963247392" calcext:value-type="float">
            <text:p>-5579.12963247392</text:p>
          </table:table-cell>
          <table:table-cell table:formula="of:=0.5*[.D83]*[.$C$4]" office:value-type="float" office:value="-140329.236398134" calcext:value-type="float">
            <text:p>-140329.236398134</text:p>
          </table:table-cell>
          <table:table-cell table:formula="of:=SQRT([.H83]*[.H83]+[.I83]*[.I83])" office:value-type="float" office:value="140440.098531506" calcext:value-type="float">
            <text:p>140440.09853150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64-[.$C$8]*ABS(64-[.A84]))/64" office:value-type="float" office:value="1" calcext:value-type="float">
            <text:p>1</text:p>
          </table:table-cell>
          <table:table-cell table:formula="of:=SIN([.A84]*[.$C$5]+[.$C$6])*[.$C$7]*[.B84]" office:value-type="float" office:value="149.488860044383" calcext:value-type="float">
            <text:p>149.488860044383</text:p>
          </table:table-cell>
          <table:table-cell table:formula="of:=[.C84]+([.$C$3]*[.E83])-[.F83]" office:value-type="float" office:value="-951452.525411776" calcext:value-type="float">
            <text:p>-951452.525411776</text:p>
          </table:table-cell>
          <table:table-cell table:formula="of:=[.D84]" office:value-type="float" office:value="-951452.525411776" calcext:value-type="float">
            <text:p>-951452.525411776</text:p>
          </table:table-cell>
          <table:table-cell table:formula="of:=[.E83]" office:value-type="float" office:value="-956374.19081102" calcext:value-type="float">
            <text:p>-956374.19081102</text:p>
          </table:table-cell>
          <table:table-cell/>
          <table:table-cell table:formula="of:=0.5*[.$C$3]*[.D84]-[.F84]" office:value-type="float" office:value="15219.7019763265" calcext:value-type="float">
            <text:p>15219.7019763265</text:p>
          </table:table-cell>
          <table:table-cell table:formula="of:=0.5*[.D84]*[.$C$4]" office:value-type="float" office:value="-139607.078111222" calcext:value-type="float">
            <text:p>-139607.078111222</text:p>
          </table:table-cell>
          <table:table-cell table:formula="of:=SQRT([.H84]*[.H84]+[.I84]*[.I84])" office:value-type="float" office:value="140434.239368471" calcext:value-type="float">
            <text:p>140434.23936847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64-[.$C$8]*ABS(64-[.A85]))/64" office:value-type="float" office:value="1" calcext:value-type="float">
            <text:p>1</text:p>
          </table:table-cell>
          <table:table-cell table:formula="of:=SIN([.A85]*[.$C$5]+[.$C$6])*[.$C$7]*[.B85]" office:value-type="float" office:value="748.47848334607" calcext:value-type="float">
            <text:p>748.47848334607</text:p>
          </table:table-cell>
          <table:table-cell table:formula="of:=[.C85]+([.$C$3]*[.E84])-[.F84]" office:value-type="float" office:value="-925186.308375021" calcext:value-type="float">
            <text:p>-925186.308375021</text:p>
          </table:table-cell>
          <table:table-cell table:formula="of:=[.D85]" office:value-type="float" office:value="-925186.308375021" calcext:value-type="float">
            <text:p>-925186.308375021</text:p>
          </table:table-cell>
          <table:table-cell table:formula="of:=[.E84]" office:value-type="float" office:value="-951452.525411776" calcext:value-type="float">
            <text:p>-951452.525411776</text:p>
          </table:table-cell>
          <table:table-cell/>
          <table:table-cell table:formula="of:=0.5*[.$C$3]*[.D85]-[.F85]" office:value-type="float" office:value="36279.9614851585" calcext:value-type="float">
            <text:p>36279.9614851585</text:p>
          </table:table-cell>
          <table:table-cell table:formula="of:=0.5*[.D85]*[.$C$4]" office:value-type="float" office:value="-135753.023688538" calcext:value-type="float">
            <text:p>-135753.023688538</text:p>
          </table:table-cell>
          <table:table-cell table:formula="of:=SQRT([.H85]*[.H85]+[.I85]*[.I85])" office:value-type="float" office:value="140517.326497288" calcext:value-type="float">
            <text:p>140517.32649728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64-[.$C$8]*ABS(64-[.A86]))/64" office:value-type="float" office:value="1" calcext:value-type="float">
            <text:p>1</text:p>
          </table:table-cell>
          <table:table-cell table:formula="of:=SIN([.A86]*[.$C$5]+[.$C$6])*[.$C$7]*[.B86]" office:value-type="float" office:value="1331.26580838738" calcext:value-type="float">
            <text:p>1331.26580838738</text:p>
          </table:table-cell>
          <table:table-cell table:formula="of:=[.C86]+([.$C$3]*[.E85])-[.F85]" office:value-type="float" office:value="-877561.336633071" calcext:value-type="float">
            <text:p>-877561.336633071</text:p>
          </table:table-cell>
          <table:table-cell table:formula="of:=[.D86]" office:value-type="float" office:value="-877561.336633071" calcext:value-type="float">
            <text:p>-877561.336633071</text:p>
          </table:table-cell>
          <table:table-cell table:formula="of:=[.E85]" office:value-type="float" office:value="-925186.308375021" calcext:value-type="float">
            <text:p>-925186.308375021</text:p>
          </table:table-cell>
          <table:table-cell/>
          <table:table-cell table:formula="of:=0.5*[.$C$3]*[.D86]-[.F86]" office:value-type="float" office:value="57123.2478008306" calcext:value-type="float">
            <text:p>57123.2478008306</text:p>
          </table:table-cell>
          <table:table-cell table:formula="of:=0.5*[.D86]*[.$C$4]" office:value-type="float" office:value="-128764.989107259" calcext:value-type="float">
            <text:p>-128764.989107259</text:p>
          </table:table-cell>
          <table:table-cell table:formula="of:=SQRT([.H86]*[.H86]+[.I86]*[.I86])" office:value-type="float" office:value="140866.915417026" calcext:value-type="float">
            <text:p>140866.91541702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64-[.$C$8]*ABS(64-[.A87]))/64" office:value-type="float" office:value="1" calcext:value-type="float">
            <text:p>1</text:p>
          </table:table-cell>
          <table:table-cell table:formula="of:=SIN([.A87]*[.$C$5]+[.$C$6])*[.$C$7]*[.B87]" office:value-type="float" office:value="1885.23524998745" calcext:value-type="float">
            <text:p>1885.23524998745</text:p>
          </table:table-cell>
          <table:table-cell table:formula="of:=[.C87]+([.$C$3]*[.E86])-[.F86]" office:value-type="float" office:value="-809054.577523372" calcext:value-type="float">
            <text:p>-809054.577523372</text:p>
          </table:table-cell>
          <table:table-cell table:formula="of:=[.D87]" office:value-type="float" office:value="-809054.577523372" calcext:value-type="float">
            <text:p>-809054.577523372</text:p>
          </table:table-cell>
          <table:table-cell table:formula="of:=[.E86]" office:value-type="float" office:value="-877561.336633071" calcext:value-type="float">
            <text:p>-877561.336633071</text:p>
          </table:table-cell>
          <table:table-cell/>
          <table:table-cell table:formula="of:=0.5*[.$C$3]*[.D87]-[.F87]" office:value-type="float" office:value="77263.5529692621" calcext:value-type="float">
            <text:p>77263.5529692621</text:p>
          </table:table-cell>
          <table:table-cell table:formula="of:=0.5*[.D87]*[.$C$4]" office:value-type="float" office:value="-118712.960009921" calcext:value-type="float">
            <text:p>-118712.960009921</text:p>
          </table:table-cell>
          <table:table-cell table:formula="of:=SQRT([.H87]*[.H87]+[.I87]*[.I87])" office:value-type="float" office:value="141641.884666052" calcext:value-type="float">
            <text:p>141641.88466605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64-[.$C$8]*ABS(64-[.A88]))/64" office:value-type="float" office:value="1" calcext:value-type="float">
            <text:p>1</text:p>
          </table:table-cell>
          <table:table-cell table:formula="of:=SIN([.A88]*[.$C$5]+[.$C$6])*[.$C$7]*[.B88]" office:value-type="float" office:value="2398.3950430927" calcext:value-type="float">
            <text:p>2398.3950430927</text:p>
          </table:table-cell>
          <table:table-cell table:formula="of:=[.C88]+([.$C$3]*[.E87])-[.F87]" office:value-type="float" office:value="-720635.835651454" calcext:value-type="float">
            <text:p>-720635.835651454</text:p>
          </table:table-cell>
          <table:table-cell table:formula="of:=[.D88]" office:value-type="float" office:value="-720635.835651454" calcext:value-type="float">
            <text:p>-720635.835651454</text:p>
          </table:table-cell>
          <table:table-cell table:formula="of:=[.E87]" office:value-type="float" office:value="-809054.577523372" calcext:value-type="float">
            <text:p>-809054.577523372</text:p>
          </table:table-cell>
          <table:table-cell/>
          <table:table-cell table:formula="of:=0.5*[.$C$3]*[.D88]-[.F88]" office:value-type="float" office:value="96218.536392494" calcext:value-type="float">
            <text:p>96218.536392494</text:p>
          </table:table-cell>
          <table:table-cell table:formula="of:=0.5*[.D88]*[.$C$4]" office:value-type="float" office:value="-105739.236284014" calcext:value-type="float">
            <text:p>-105739.236284014</text:p>
          </table:table-cell>
          <table:table-cell table:formula="of:=SQRT([.H88]*[.H88]+[.I88]*[.I88])" office:value-type="float" office:value="142964.306158706" calcext:value-type="float">
            <text:p>142964.30615870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64-[.$C$8]*ABS(64-[.A89]))/64" office:value-type="float" office:value="1" calcext:value-type="float">
            <text:p>1</text:p>
          </table:table-cell>
          <table:table-cell table:formula="of:=SIN([.A89]*[.$C$5]+[.$C$6])*[.$C$7]*[.B89]" office:value-type="float" office:value="2859.63682826715" calcext:value-type="float">
            <text:p>2859.63682826715</text:p>
          </table:table-cell>
          <table:table-cell table:formula="of:=[.C89]+([.$C$3]*[.E88])-[.F88]" office:value-type="float" office:value="-613757.867910117" calcext:value-type="float">
            <text:p>-613757.867910117</text:p>
          </table:table-cell>
          <table:table-cell table:formula="of:=[.D89]" office:value-type="float" office:value="-613757.867910117" calcext:value-type="float">
            <text:p>-613757.867910117</text:p>
          </table:table-cell>
          <table:table-cell table:formula="of:=[.E88]" office:value-type="float" office:value="-720635.835651454" calcext:value-type="float">
            <text:p>-720635.835651454</text:p>
          </table:table-cell>
          <table:table-cell/>
          <table:table-cell table:formula="of:=0.5*[.$C$3]*[.D89]-[.F89]" office:value-type="float" office:value="113520.969682475" calcext:value-type="float">
            <text:p>113520.969682475</text:p>
          </table:table-cell>
          <table:table-cell table:formula="of:=0.5*[.D89]*[.$C$4]" office:value-type="float" office:value="-90056.981634077" calcext:value-type="float">
            <text:p>-90056.981634077</text:p>
          </table:table-cell>
          <table:table-cell table:formula="of:=SQRT([.H89]*[.H89]+[.I89]*[.I89])" office:value-type="float" office:value="144904.349481614" calcext:value-type="float">
            <text:p>144904.34948161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64-[.$C$8]*ABS(64-[.A90]))/64" office:value-type="float" office:value="1" calcext:value-type="float">
            <text:p>1</text:p>
          </table:table-cell>
          <table:table-cell table:formula="of:=SIN([.A90]*[.$C$5]+[.$C$6])*[.$C$7]*[.B90]" office:value-type="float" office:value="3258.97611411948" calcext:value-type="float">
            <text:p>3258.97611411948</text:p>
          </table:table-cell>
          <table:table-cell table:formula="of:=[.C90]+([.$C$3]*[.E89])-[.F89]" office:value-type="float" office:value="-490334.920172385" calcext:value-type="float">
            <text:p>-490334.920172385</text:p>
          </table:table-cell>
          <table:table-cell table:formula="of:=[.D90]" office:value-type="float" office:value="-490334.920172385" calcext:value-type="float">
            <text:p>-490334.920172385</text:p>
          </table:table-cell>
          <table:table-cell table:formula="of:=[.E89]" office:value-type="float" office:value="-613757.867910117" calcext:value-type="float">
            <text:p>-613757.867910117</text:p>
          </table:table-cell>
          <table:table-cell/>
          <table:table-cell table:formula="of:=0.5*[.$C$3]*[.D90]-[.F90]" office:value-type="float" office:value="128730.082679405" calcext:value-type="float">
            <text:p>128730.082679405</text:p>
          </table:table-cell>
          <table:table-cell table:formula="of:=0.5*[.D90]*[.$C$4]" office:value-type="float" office:value="-71947.0742605258" calcext:value-type="float">
            <text:p>-71947.0742605258</text:p>
          </table:table-cell>
          <table:table-cell table:formula="of:=SQRT([.H90]*[.H90]+[.I90]*[.I90])" office:value-type="float" office:value="147471.406317618" calcext:value-type="float">
            <text:p>147471.40631761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64-[.$C$8]*ABS(64-[.A91]))/64" office:value-type="float" office:value="1" calcext:value-type="float">
            <text:p>1</text:p>
          </table:table-cell>
          <table:table-cell table:formula="of:=SIN([.A91]*[.$C$5]+[.$C$6])*[.$C$7]*[.B91]" office:value-type="float" office:value="3587.76841138188" calcext:value-type="float">
            <text:p>3587.76841138188</text:p>
          </table:table-cell>
          <table:table-cell table:formula="of:=[.C91]+([.$C$3]*[.E90])-[.F90]" office:value-type="float" office:value="-352709.934139926" calcext:value-type="float">
            <text:p>-352709.934139926</text:p>
          </table:table-cell>
          <table:table-cell table:formula="of:=[.D91]" office:value-type="float" office:value="-352709.934139926" calcext:value-type="float">
            <text:p>-352709.934139926</text:p>
          </table:table-cell>
          <table:table-cell table:formula="of:=[.E90]" office:value-type="float" office:value="-490334.920172385" calcext:value-type="float">
            <text:p>-490334.920172385</text:p>
          </table:table-cell>
          <table:table-cell/>
          <table:table-cell table:formula="of:=0.5*[.$C$3]*[.D91]-[.F91]" office:value-type="float" office:value="141442.53835994" calcext:value-type="float">
            <text:p>141442.53835994</text:p>
          </table:table-cell>
          <table:table-cell table:formula="of:=0.5*[.D91]*[.$C$4]" office:value-type="float" office:value="-51753.2951050455" calcext:value-type="float">
            <text:p>-51753.2951050455</text:p>
          </table:table-cell>
          <table:table-cell table:formula="of:=SQRT([.H91]*[.H91]+[.I91]*[.I91])" office:value-type="float" office:value="150613.396522133" calcext:value-type="float">
            <text:p>150613.3965221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64-[.$C$8]*ABS(64-[.A92]))/64" office:value-type="float" office:value="1" calcext:value-type="float">
            <text:p>1</text:p>
          </table:table-cell>
          <table:table-cell table:formula="of:=SIN([.A92]*[.$C$5]+[.$C$6])*[.$C$7]*[.B92]" office:value-type="float" office:value="3838.89635999058" calcext:value-type="float">
            <text:p>3838.89635999058</text:p>
          </table:table-cell>
          <table:table-cell table:formula="of:=[.C92]+([.$C$3]*[.E91])-[.F91]" office:value-type="float" office:value="-203610.947092514" calcext:value-type="float">
            <text:p>-203610.947092514</text:p>
          </table:table-cell>
          <table:table-cell table:formula="of:=[.D92]" office:value-type="float" office:value="-203610.947092514" calcext:value-type="float">
            <text:p>-203610.947092514</text:p>
          </table:table-cell>
          <table:table-cell table:formula="of:=[.E91]" office:value-type="float" office:value="-352709.934139926" calcext:value-type="float">
            <text:p>-352709.934139926</text:p>
          </table:table-cell>
          <table:table-cell/>
          <table:table-cell table:formula="of:=0.5*[.$C$3]*[.D92]-[.F92]" office:value-type="float" office:value="151302.76802928" calcext:value-type="float">
            <text:p>151302.76802928</text:p>
          </table:table-cell>
          <table:table-cell table:formula="of:=0.5*[.D92]*[.$C$4]" office:value-type="float" office:value="-29875.930365251" calcext:value-type="float">
            <text:p>-29875.930365251</text:p>
          </table:table-cell>
          <table:table-cell table:formula="of:=SQRT([.H92]*[.H92]+[.I92]*[.I92])" office:value-type="float" office:value="154224.183669461" calcext:value-type="float">
            <text:p>154224.18366946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64-[.$C$8]*ABS(64-[.A93]))/64" office:value-type="float" office:value="1" calcext:value-type="float">
            <text:p>1</text:p>
          </table:table-cell>
          <table:table-cell table:formula="of:=SIN([.A93]*[.$C$5]+[.$C$6])*[.$C$7]*[.B93]" office:value-type="float" office:value="4006.92379843205" calcext:value-type="float">
            <text:p>4006.92379843205</text:p>
          </table:table-cell>
          <table:table-cell table:formula="of:=[.C93]+([.$C$3]*[.E92])-[.F92]" office:value-type="float" office:value="-46097.4742829333" calcext:value-type="float">
            <text:p>-46097.4742829333</text:p>
          </table:table-cell>
          <table:table-cell table:formula="of:=[.D93]" office:value-type="float" office:value="-46097.4742829333" calcext:value-type="float">
            <text:p>-46097.4742829333</text:p>
          </table:table-cell>
          <table:table-cell table:formula="of:=[.E92]" office:value-type="float" office:value="-203610.947092514" calcext:value-type="float">
            <text:p>-203610.947092514</text:p>
          </table:table-cell>
          <table:table-cell/>
          <table:table-cell table:formula="of:=0.5*[.$C$3]*[.D93]-[.F93]" office:value-type="float" office:value="158012.40834614" calcext:value-type="float">
            <text:p>158012.40834614</text:p>
          </table:table-cell>
          <table:table-cell table:formula="of:=0.5*[.D93]*[.$C$4]" office:value-type="float" office:value="-6763.90415818413" calcext:value-type="float">
            <text:p>-6763.90415818413</text:p>
          </table:table-cell>
          <table:table-cell table:formula="of:=SQRT([.H93]*[.H93]+[.I93]*[.I93])" office:value-type="float" office:value="158157.110465538" calcext:value-type="float">
            <text:p>158157.11046553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64-[.$C$8]*ABS(64-[.A94]))/64" office:value-type="float" office:value="1" calcext:value-type="float">
            <text:p>1</text:p>
          </table:table-cell>
          <table:table-cell table:formula="of:=SIN([.A94]*[.$C$5]+[.$C$6])*[.$C$7]*[.B94]" office:value-type="float" office:value="4088.21344021892" calcext:value-type="float">
            <text:p>4088.21344021892</text:p>
          </table:table-cell>
          <table:table-cell table:formula="of:=[.C94]+([.$C$3]*[.E93])-[.F93]" office:value-type="float" office:value="116502.083039984" calcext:value-type="float">
            <text:p>116502.083039984</text:p>
          </table:table-cell>
          <table:table-cell table:formula="of:=[.D94]" office:value-type="float" office:value="116502.083039984" calcext:value-type="float">
            <text:p>116502.083039984</text:p>
          </table:table-cell>
          <table:table-cell table:formula="of:=[.E93]" office:value-type="float" office:value="-46097.4742829333" calcext:value-type="float">
            <text:p>-46097.4742829333</text:p>
          </table:table-cell>
          <table:table-cell/>
          <table:table-cell table:formula="of:=0.5*[.$C$3]*[.D94]-[.F94]" office:value-type="float" office:value="161338.598230994" calcext:value-type="float">
            <text:p>161338.598230994</text:p>
          </table:table-cell>
          <table:table-cell table:formula="of:=0.5*[.D94]*[.$C$4]" office:value-type="float" office:value="17094.4056300067" calcext:value-type="float">
            <text:p>17094.4056300067</text:p>
          </table:table-cell>
          <table:table-cell table:formula="of:=SQRT([.H94]*[.H94]+[.I94]*[.I94])" office:value-type="float" office:value="162241.67770023" calcext:value-type="float">
            <text:p>162241.6777002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64-[.$C$8]*ABS(64-[.A95]))/64" office:value-type="float" office:value="1" calcext:value-type="float">
            <text:p>1</text:p>
          </table:table-cell>
          <table:table-cell table:formula="of:=SIN([.A95]*[.$C$5]+[.$C$6])*[.$C$7]*[.B95]" office:value-type="float" office:value="4081.00561015542" calcext:value-type="float">
            <text:p>4081.00561015542</text:p>
          </table:table-cell>
          <table:table-cell table:formula="of:=[.C95]+([.$C$3]*[.E94])-[.F94]" office:value-type="float" office:value="280660.727789209" calcext:value-type="float">
            <text:p>280660.727789209</text:p>
          </table:table-cell>
          <table:table-cell table:formula="of:=[.D95]" office:value-type="float" office:value="280660.727789209" calcext:value-type="float">
            <text:p>280660.727789209</text:p>
          </table:table-cell>
          <table:table-cell table:formula="of:=[.E94]" office:value-type="float" office:value="116502.083039984" calcext:value-type="float">
            <text:p>116502.083039984</text:p>
          </table:table-cell>
          <table:table-cell/>
          <table:table-cell table:formula="of:=0.5*[.$C$3]*[.D95]-[.F95]" office:value-type="float" office:value="161120.91626217" calcext:value-type="float">
            <text:p>161120.91626217</text:p>
          </table:table-cell>
          <table:table-cell table:formula="of:=0.5*[.D95]*[.$C$4]" office:value-type="float" office:value="41181.4810521028" calcext:value-type="float">
            <text:p>41181.4810521028</text:p>
          </table:table-cell>
          <table:table-cell table:formula="of:=SQRT([.H95]*[.H95]+[.I95]*[.I95])" office:value-type="float" office:value="166300.523266783" calcext:value-type="float">
            <text:p>166300.5232667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64-[.$C$8]*ABS(64-[.A96]))/64" office:value-type="float" office:value="1" calcext:value-type="float">
            <text:p>1</text:p>
          </table:table-cell>
          <table:table-cell table:formula="of:=SIN([.A96]*[.$C$5]+[.$C$6])*[.$C$7]*[.B96]" office:value-type="float" office:value="3985.45633598998" calcext:value-type="float">
            <text:p>3985.45633598998</text:p>
          </table:table-cell>
          <table:table-cell table:formula="of:=[.C96]+([.$C$3]*[.E95])-[.F95]" office:value-type="float" office:value="442729.371900314" calcext:value-type="float">
            <text:p>442729.371900314</text:p>
          </table:table-cell>
          <table:table-cell table:formula="of:=[.D96]" office:value-type="float" office:value="442729.371900314" calcext:value-type="float">
            <text:p>442729.371900314</text:p>
          </table:table-cell>
          <table:table-cell table:formula="of:=[.E95]" office:value-type="float" office:value="280660.727789209" calcext:value-type="float">
            <text:p>280660.727789209</text:p>
          </table:table-cell>
          <table:table-cell/>
          <table:table-cell table:formula="of:=0.5*[.$C$3]*[.D96]-[.F96]" office:value-type="float" office:value="157276.767329229" calcext:value-type="float">
            <text:p>157276.767329229</text:p>
          </table:table-cell>
          <table:table-cell table:formula="of:=0.5*[.D96]*[.$C$4]" office:value-type="float" office:value="64961.889694149" calcext:value-type="float">
            <text:p>64961.889694149</text:p>
          </table:table-cell>
          <table:table-cell table:formula="of:=SQRT([.H96]*[.H96]+[.I96]*[.I96])" office:value-type="float" office:value="170164.710366654" calcext:value-type="float">
            <text:p>170164.71036665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64-[.$C$8]*ABS(64-[.A97]))/64" office:value-type="float" office:value="1" calcext:value-type="float">
            <text:p>1</text:p>
          </table:table-cell>
          <table:table-cell table:formula="of:=SIN([.A97]*[.$C$5]+[.$C$6])*[.$C$7]*[.B97]" office:value-type="float" office:value="3803.63397088576" calcext:value-type="float">
            <text:p>3803.63397088576</text:p>
          </table:table-cell>
          <table:table-cell table:formula="of:=[.C97]+([.$C$3]*[.E96])-[.F96]" office:value-type="float" office:value="599017.896418552" calcext:value-type="float">
            <text:p>599017.896418552</text:p>
          </table:table-cell>
          <table:table-cell table:formula="of:=[.D97]" office:value-type="float" office:value="599017.896418552" calcext:value-type="float">
            <text:p>599017.896418552</text:p>
          </table:table-cell>
          <table:table-cell table:formula="of:=[.E96]" office:value-type="float" office:value="442729.371900314" calcext:value-type="float">
            <text:p>442729.371900314</text:p>
          </table:table-cell>
          <table:table-cell/>
          <table:table-cell table:formula="of:=0.5*[.$C$3]*[.D97]-[.F97]" office:value-type="float" office:value="149805.060506226" calcext:value-type="float">
            <text:p>149805.060506226</text:p>
          </table:table-cell>
          <table:table-cell table:formula="of:=0.5*[.D97]*[.$C$4]" office:value-type="float" office:value="87894.1786602877" calcext:value-type="float">
            <text:p>87894.1786602877</text:p>
          </table:table-cell>
          <table:table-cell table:formula="of:=SQRT([.H97]*[.H97]+[.I97]*[.I97])" office:value-type="float" office:value="173686.334510349" calcext:value-type="float">
            <text:p>173686.33451034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64-[.$C$8]*ABS(64-[.A98]))/64" office:value-type="float" office:value="1" calcext:value-type="float">
            <text:p>1</text:p>
          </table:table-cell>
          <table:table-cell table:formula="of:=SIN([.A98]*[.$C$5]+[.$C$6])*[.$C$7]*[.B98]" office:value-type="float" office:value="3539.4744198225" calcext:value-type="float">
            <text:p>3539.4744198225</text:p>
          </table:table-cell>
          <table:table-cell table:formula="of:=[.C98]+([.$C$3]*[.E97])-[.F97]" office:value-type="float" office:value="745878.967332589" calcext:value-type="float">
            <text:p>745878.967332589</text:p>
          </table:table-cell>
          <table:table-cell table:formula="of:=[.D98]" office:value-type="float" office:value="745878.967332589" calcext:value-type="float">
            <text:p>745878.967332589</text:p>
          </table:table-cell>
          <table:table-cell table:formula="of:=[.E97]" office:value-type="float" office:value="599017.896418552" calcext:value-type="float">
            <text:p>599017.896418552</text:p>
          </table:table-cell>
          <table:table-cell/>
          <table:table-cell table:formula="of:=0.5*[.$C$3]*[.D98]-[.F98]" office:value-type="float" office:value="138788.057618557" calcext:value-type="float">
            <text:p>138788.057618557</text:p>
          </table:table-cell>
          <table:table-cell table:formula="of:=0.5*[.D98]*[.$C$4]" office:value-type="float" office:value="109443.172909602" calcext:value-type="float">
            <text:p>109443.172909602</text:p>
          </table:table-cell>
          <table:table-cell table:formula="of:=SQRT([.H98]*[.H98]+[.I98]*[.I98])" office:value-type="float" office:value="176748.21932357" calcext:value-type="float">
            <text:p>176748.2193235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(64-[.$C$8]*ABS(64-[.A99]))/64" office:value-type="float" office:value="1" calcext:value-type="float">
            <text:p>1</text:p>
          </table:table-cell>
          <table:table-cell table:formula="of:=SIN([.A99]*[.$C$5]+[.$C$6])*[.$C$7]*[.B99]" office:value-type="float" office:value="3198.69593914275" calcext:value-type="float">
            <text:p>3198.69593914275</text:p>
          </table:table-cell>
          <table:table-cell table:formula="of:=[.C99]+([.$C$3]*[.E98])-[.F98]" office:value-type="float" office:value="879792.707594809" calcext:value-type="float">
            <text:p>879792.707594809</text:p>
          </table:table-cell>
          <table:table-cell table:formula="of:=[.D99]" office:value-type="float" office:value="879792.707594809" calcext:value-type="float">
            <text:p>879792.707594809</text:p>
          </table:table-cell>
          <table:table-cell table:formula="of:=[.E98]" office:value-type="float" office:value="745878.967332589" calcext:value-type="float">
            <text:p>745878.967332589</text:p>
          </table:table-cell>
          <table:table-cell/>
          <table:table-cell table:formula="of:=0.5*[.$C$3]*[.D99]-[.F99]" office:value-type="float" office:value="124391.312982791" calcext:value-type="float">
            <text:p>124391.312982791</text:p>
          </table:table-cell>
          <table:table-cell table:formula="of:=0.5*[.D99]*[.$C$4]" office:value-type="float" office:value="129092.399221616" calcext:value-type="float">
            <text:p>129092.399221616</text:p>
          </table:table-cell>
          <table:table-cell table:formula="of:=SQRT([.H99]*[.H99]+[.I99]*[.I99])" office:value-type="float" office:value="179270.874049233" calcext:value-type="float">
            <text:p>179270.87404923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(64-[.$C$8]*ABS(64-[.A100]))/64" office:value-type="float" office:value="1" calcext:value-type="float">
            <text:p>1</text:p>
          </table:table-cell>
          <table:table-cell table:formula="of:=SIN([.A100]*[.$C$5]+[.$C$6])*[.$C$7]*[.B100]" office:value-type="float" office:value="2788.675353575" calcext:value-type="float">
            <text:p>2788.675353575</text:p>
          </table:table-cell>
          <table:table-cell table:formula="of:=[.C100]+([.$C$3]*[.E99])-[.F99]" office:value-type="float" office:value="997450.268651747" calcext:value-type="float">
            <text:p>997450.268651747</text:p>
          </table:table-cell>
          <table:table-cell table:formula="of:=[.D100]" office:value-type="float" office:value="997450.268651747" calcext:value-type="float">
            <text:p>997450.268651747</text:p>
          </table:table-cell>
          <table:table-cell table:formula="of:=[.E99]" office:value-type="float" office:value="879792.707594809" calcext:value-type="float">
            <text:p>879792.707594809</text:p>
          </table:table-cell>
          <table:table-cell/>
          <table:table-cell table:formula="of:=0.5*[.$C$3]*[.D100]-[.F100]" office:value-type="float" office:value="106861.66838121" calcext:value-type="float">
            <text:p>106861.66838121</text:p>
          </table:table-cell>
          <table:table-cell table:formula="of:=0.5*[.D100]*[.$C$4]" office:value-type="float" office:value="146356.348686402" calcext:value-type="float">
            <text:p>146356.348686402</text:p>
          </table:table-cell>
          <table:table-cell table:formula="of:=SQRT([.H100]*[.H100]+[.I100]*[.I100])" office:value-type="float" office:value="181216.988635258" calcext:value-type="float">
            <text:p>181216.98863525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(64-[.$C$8]*ABS(64-[.A101]))/64" office:value-type="float" office:value="1" calcext:value-type="float">
            <text:p>1</text:p>
          </table:table-cell>
          <table:table-cell table:formula="of:=SIN([.A101]*[.$C$5]+[.$C$6])*[.$C$7]*[.B101]" office:value-type="float" office:value="2318.28837026125" calcext:value-type="float">
            <text:p>2318.28837026125</text:p>
          </table:table-cell>
          <table:table-cell table:formula="of:=[.C101]+([.$C$3]*[.E100])-[.F100]" office:value-type="float" office:value="1095834.33272749" calcext:value-type="float">
            <text:p>1095834.33272749</text:p>
          </table:table-cell>
          <table:table-cell table:formula="of:=[.D101]" office:value-type="float" office:value="1095834.33272749" calcext:value-type="float">
            <text:p>1095834.33272749</text:p>
          </table:table-cell>
          <table:table-cell table:formula="of:=[.E100]" office:value-type="float" office:value="997450.268651747" calcext:value-type="float">
            <text:p>997450.268651747</text:p>
          </table:table-cell>
          <table:table-cell/>
          <table:table-cell table:formula="of:=0.5*[.$C$3]*[.D101]-[.F101]" office:value-type="float" office:value="86523.3124991297" calcext:value-type="float">
            <text:p>86523.3124991297</text:p>
          </table:table-cell>
          <table:table-cell table:formula="of:=0.5*[.D101]*[.$C$4]" office:value-type="float" office:value="160792.288842614" calcext:value-type="float">
            <text:p>160792.288842614</text:p>
          </table:table-cell>
          <table:table-cell table:formula="of:=SQRT([.H101]*[.H101]+[.I101]*[.I101])" office:value-type="float" office:value="182593.657494089" calcext:value-type="float">
            <text:p>182593.6574940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64-[.$C$8]*ABS(64-[.A102]))/64" office:value-type="float" office:value="1" calcext:value-type="float">
            <text:p>1</text:p>
          </table:table-cell>
          <table:table-cell table:formula="of:=SIN([.A102]*[.$C$5]+[.$C$6])*[.$C$7]*[.B102]" office:value-type="float" office:value="1797.71744650791" calcext:value-type="float">
            <text:p>1797.71744650791</text:p>
          </table:table-cell>
          <table:table-cell table:formula="of:=[.C102]+([.$C$3]*[.E101])-[.F101]" office:value-type="float" office:value="1172294.61109651" calcext:value-type="float">
            <text:p>1172294.61109651</text:p>
          </table:table-cell>
          <table:table-cell table:formula="of:=[.D102]" office:value-type="float" office:value="1172294.61109651" calcext:value-type="float">
            <text:p>1172294.61109651</text:p>
          </table:table-cell>
          <table:table-cell table:formula="of:=[.E101]" office:value-type="float" office:value="1095834.33272749" calcext:value-type="float">
            <text:p>1095834.33272749</text:p>
          </table:table-cell>
          <table:table-cell/>
          <table:table-cell table:formula="of:=0.5*[.$C$3]*[.D102]-[.F102]" office:value-type="float" office:value="63771.9597595765" calcext:value-type="float">
            <text:p>63771.9597595765</text:p>
          </table:table-cell>
          <table:table-cell table:formula="of:=0.5*[.D102]*[.$C$4]" office:value-type="float" office:value="172011.341574699" calcext:value-type="float">
            <text:p>172011.341574699</text:p>
          </table:table-cell>
          <table:table-cell table:formula="of:=SQRT([.H102]*[.H102]+[.I102]*[.I102])" office:value-type="float" office:value="183452.349349647" calcext:value-type="float">
            <text:p>183452.34934964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(64-[.$C$8]*ABS(64-[.A103]))/64" office:value-type="float" office:value="1" calcext:value-type="float">
            <text:p>1</text:p>
          </table:table-cell>
          <table:table-cell table:formula="of:=SIN([.A103]*[.$C$5]+[.$C$6])*[.$C$7]*[.B103]" office:value-type="float" office:value="1238.23137034299" calcext:value-type="float">
            <text:p>1238.23137034299</text:p>
          </table:table-cell>
          <table:table-cell table:formula="of:=[.C103]+([.$C$3]*[.E102])-[.F102]" office:value-type="float" office:value="1224616.48361699" calcext:value-type="float">
            <text:p>1224616.48361699</text:p>
          </table:table-cell>
          <table:table-cell table:formula="of:=[.D103]" office:value-type="float" office:value="1224616.48361699" calcext:value-type="float">
            <text:p>1224616.48361699</text:p>
          </table:table-cell>
          <table:table-cell table:formula="of:=[.E102]" office:value-type="float" office:value="1172294.61109651" calcext:value-type="float">
            <text:p>1172294.61109651</text:p>
          </table:table-cell>
          <table:table-cell/>
          <table:table-cell table:formula="of:=0.5*[.$C$3]*[.D103]-[.F103]" office:value-type="float" office:value="39067.2486644594" calcext:value-type="float">
            <text:p>39067.2486644594</text:p>
          </table:table-cell>
          <table:table-cell table:formula="of:=0.5*[.D103]*[.$C$4]" office:value-type="float" office:value="179688.55462401" calcext:value-type="float">
            <text:p>179688.55462401</text:p>
          </table:table-cell>
          <table:table-cell table:formula="of:=SQRT([.H103]*[.H103]+[.I103]*[.I103])" office:value-type="float" office:value="183886.450237848" calcext:value-type="float">
            <text:p>183886.45023784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(64-[.$C$8]*ABS(64-[.A104]))/64" office:value-type="float" office:value="1" calcext:value-type="float">
            <text:p>1</text:p>
          </table:table-cell>
          <table:table-cell table:formula="of:=SIN([.A104]*[.$C$5]+[.$C$6])*[.$C$7]*[.B104]" office:value-type="float" office:value="651.941325294464" calcext:value-type="float">
            <text:p>651.941325294464</text:p>
          </table:table-cell>
          <table:table-cell table:formula="of:=[.C104]+([.$C$3]*[.E103])-[.F103]" office:value-type="float" office:value="1251081.04975073" calcext:value-type="float">
            <text:p>1251081.04975073</text:p>
          </table:table-cell>
          <table:table-cell table:formula="of:=[.D104]" office:value-type="float" office:value="1251081.04975073" calcext:value-type="float">
            <text:p>1251081.04975073</text:p>
          </table:table-cell>
          <table:table-cell table:formula="of:=[.E103]" office:value-type="float" office:value="1224616.48361699" calcext:value-type="float">
            <text:p>1224616.48361699</text:p>
          </table:table-cell>
          <table:table-cell/>
          <table:table-cell table:formula="of:=0.5*[.$C$3]*[.D104]-[.F104]" office:value-type="float" office:value="12923.5033196495" calcext:value-type="float">
            <text:p>12923.5033196495</text:p>
          </table:table-cell>
          <table:table-cell table:formula="of:=0.5*[.D104]*[.$C$4]" office:value-type="float" office:value="183571.712903309" calcext:value-type="float">
            <text:p>183571.712903309</text:p>
          </table:table-cell>
          <table:table-cell table:formula="of:=SQRT([.H104]*[.H104]+[.I104]*[.I104])" office:value-type="float" office:value="184026.05988367" calcext:value-type="float">
            <text:p>184026.0598836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(64-[.$C$8]*ABS(64-[.A105]))/64" office:value-type="float" office:value="1" calcext:value-type="float">
            <text:p>1</text:p>
          </table:table-cell>
          <table:table-cell table:formula="of:=SIN([.A105]*[.$C$5]+[.$C$6])*[.$C$7]*[.B105]" office:value-type="float" office:value="51.5387198507867" calcext:value-type="float">
            <text:p>51.5387198507867</text:p>
          </table:table-cell>
          <table:table-cell table:formula="of:=[.C105]+([.$C$3]*[.E104])-[.F104]" office:value-type="float" office:value="1250515.02897614" calcext:value-type="float">
            <text:p>1250515.02897614</text:p>
          </table:table-cell>
          <table:table-cell table:formula="of:=[.D105]" office:value-type="float" office:value="1250515.02897614" calcext:value-type="float">
            <text:p>1250515.02897614</text:p>
          </table:table-cell>
          <table:table-cell table:formula="of:=[.E104]" office:value-type="float" office:value="1251081.04975073" calcext:value-type="float">
            <text:p>1251081.04975073</text:p>
          </table:table-cell>
          <table:table-cell/>
          <table:table-cell table:formula="of:=0.5*[.$C$3]*[.D105]-[.F105]" office:value-type="float" office:value="-14100.9572686795" calcext:value-type="float">
            <text:p>-14100.9572686795</text:p>
          </table:table-cell>
          <table:table-cell table:formula="of:=0.5*[.D105]*[.$C$4]" office:value-type="float" office:value="183488.660407908" calcext:value-type="float">
            <text:p>183488.660407908</text:p>
          </table:table-cell>
          <table:table-cell table:formula="of:=SQRT([.H105]*[.H105]+[.I105]*[.I105])" office:value-type="float" office:value="184029.686448088" calcext:value-type="float">
            <text:p>184029.68644808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(64-[.$C$8]*ABS(64-[.A106]))/64" office:value-type="float" office:value="1" calcext:value-type="float">
            <text:p>1</text:p>
          </table:table-cell>
          <table:table-cell table:formula="of:=SIN([.A106]*[.$C$5]+[.$C$6])*[.$C$7]*[.B106]" office:value-type="float" office:value="-549.979543196364" calcext:value-type="float">
            <text:p>-549.979543196364</text:p>
          </table:table-cell>
          <table:table-cell table:formula="of:=[.C106]+([.$C$3]*[.E105])-[.F105]" office:value-type="float" office:value="1222329.15567017" calcext:value-type="float">
            <text:p>1222329.15567017</text:p>
          </table:table-cell>
          <table:table-cell table:formula="of:=[.D106]" office:value-type="float" office:value="1222329.15567017" calcext:value-type="float">
            <text:p>1222329.15567017</text:p>
          </table:table-cell>
          <table:table-cell table:formula="of:=[.E105]" office:value-type="float" office:value="1250515.02897614" calcext:value-type="float">
            <text:p>1250515.02897614</text:p>
          </table:table-cell>
          <table:table-cell/>
          <table:table-cell table:formula="of:=0.5*[.$C$3]*[.D106]-[.F106]" office:value-type="float" office:value="-41415.7402915787" calcext:value-type="float">
            <text:p>-41415.7402915787</text:p>
          </table:table-cell>
          <table:table-cell table:formula="of:=0.5*[.D106]*[.$C$4]" office:value-type="float" office:value="179352.933914823" calcext:value-type="float">
            <text:p>179352.933914823</text:p>
          </table:table-cell>
          <table:table-cell table:formula="of:=SQRT([.H106]*[.H106]+[.I106]*[.I106])" office:value-type="float" office:value="184072.644485144" calcext:value-type="float">
            <text:p>184072.64448514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(64-[.$C$8]*ABS(64-[.A107]))/64" office:value-type="float" office:value="1" calcext:value-type="float">
            <text:p>1</text:p>
          </table:table-cell>
          <table:table-cell table:formula="of:=SIN([.A107]*[.$C$5]+[.$C$6])*[.$C$7]*[.B107]" office:value-type="float" office:value="-1139.59241043823" calcext:value-type="float">
            <text:p>-1139.59241043823</text:p>
          </table:table-cell>
          <table:table-cell table:formula="of:=[.C107]+([.$C$3]*[.E106])-[.F106]" office:value-type="float" office:value="1166543.95598254" calcext:value-type="float">
            <text:p>1166543.95598254</text:p>
          </table:table-cell>
          <table:table-cell table:formula="of:=[.D107]" office:value-type="float" office:value="1166543.95598254" calcext:value-type="float">
            <text:p>1166543.95598254</text:p>
          </table:table-cell>
          <table:table-cell table:formula="of:=[.E106]" office:value-type="float" office:value="1222329.15567017" calcext:value-type="float">
            <text:p>1222329.15567017</text:p>
          </table:table-cell>
          <table:table-cell/>
          <table:table-cell table:formula="of:=0.5*[.$C$3]*[.D107]-[.F107]" office:value-type="float" office:value="-68411.2761408777" calcext:value-type="float">
            <text:p>-68411.2761408777</text:p>
          </table:table-cell>
          <table:table-cell table:formula="of:=0.5*[.D107]*[.$C$4]" office:value-type="float" office:value="171167.545235686" calcext:value-type="float">
            <text:p>171167.545235686</text:p>
          </table:table-cell>
          <table:table-cell table:formula="of:=SQRT([.H107]*[.H107]+[.I107]*[.I107])" office:value-type="float" office:value="184332.393369245" calcext:value-type="float">
            <text:p>184332.39336924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(64-[.$C$8]*ABS(64-[.A108]))/64" office:value-type="float" office:value="1" calcext:value-type="float">
            <text:p>1</text:p>
          </table:table-cell>
          <table:table-cell table:formula="of:=SIN([.A108]*[.$C$5]+[.$C$6])*[.$C$7]*[.B108]" office:value-type="float" office:value="-1704.536544323" calcext:value-type="float">
            <text:p>-1704.536544323</text:p>
          </table:table-cell>
          <table:table-cell table:formula="of:=[.C108]+([.$C$3]*[.E107])-[.F107]" office:value-type="float" office:value="1083802.06684409" calcext:value-type="float">
            <text:p>1083802.06684409</text:p>
          </table:table-cell>
          <table:table-cell table:formula="of:=[.D108]" office:value-type="float" office:value="1083802.06684409" calcext:value-type="float">
            <text:p>1083802.06684409</text:p>
          </table:table-cell>
          <table:table-cell table:formula="of:=[.E107]" office:value-type="float" office:value="1166543.95598254" calcext:value-type="float">
            <text:p>1166543.95598254</text:p>
          </table:table-cell>
          <table:table-cell/>
          <table:table-cell table:formula="of:=0.5*[.$C$3]*[.D108]-[.F108]" office:value-type="float" office:value="-94472.4096096044" calcext:value-type="float">
            <text:p>-94472.4096096044</text:p>
          </table:table-cell>
          <table:table-cell table:formula="of:=0.5*[.D108]*[.$C$4]" office:value-type="float" office:value="159026.788790669" calcext:value-type="float">
            <text:p>159026.788790669</text:p>
          </table:table-cell>
          <table:table-cell table:formula="of:=SQRT([.H108]*[.H108]+[.I108]*[.I108])" office:value-type="float" office:value="184971.770090781" calcext:value-type="float">
            <text:p>184971.77009078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(64-[.$C$8]*ABS(64-[.A109]))/64" office:value-type="float" office:value="1" calcext:value-type="float">
            <text:p>1</text:p>
          </table:table-cell>
          <table:table-cell table:formula="of:=SIN([.A109]*[.$C$5]+[.$C$6])*[.$C$7]*[.B109]" office:value-type="float" office:value="-2232.58261086002" calcext:value-type="float">
            <text:p>-2232.58261086002</text:p>
          </table:table-cell>
          <table:table-cell table:formula="of:=[.C109]+([.$C$3]*[.E108])-[.F108]" office:value-type="float" office:value="975366.554152471" calcext:value-type="float">
            <text:p>975366.554152471</text:p>
          </table:table-cell>
          <table:table-cell table:formula="of:=[.D109]" office:value-type="float" office:value="975366.554152471" calcext:value-type="float">
            <text:p>975366.554152471</text:p>
          </table:table-cell>
          <table:table-cell table:formula="of:=[.E108]" office:value-type="float" office:value="1083802.06684409" calcext:value-type="float">
            <text:p>1083802.06684409</text:p>
          </table:table-cell>
          <table:table-cell/>
          <table:table-cell table:formula="of:=0.5*[.$C$3]*[.D109]-[.F109]" office:value-type="float" office:value="-118992.382511667" calcext:value-type="float">
            <text:p>-118992.382511667</text:p>
          </table:table-cell>
          <table:table-cell table:formula="of:=0.5*[.D109]*[.$C$4]" office:value-type="float" office:value="143115.994835061" calcext:value-type="float">
            <text:p>143115.994835061</text:p>
          </table:table-cell>
          <table:table-cell table:formula="of:=SQRT([.H109]*[.H109]+[.I109]*[.I109])" office:value-type="float" office:value="186121.936035041" calcext:value-type="float">
            <text:p>186121.93603504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(64-[.$C$8]*ABS(64-[.A110]))/64" office:value-type="float" office:value="1" calcext:value-type="float">
            <text:p>1</text:p>
          </table:table-cell>
          <table:table-cell table:formula="of:=SIN([.A110]*[.$C$5]+[.$C$6])*[.$C$7]*[.B110]" office:value-type="float" office:value="-2712.30000775997" calcext:value-type="float">
            <text:p>-2712.30000775997</text:p>
          </table:table-cell>
          <table:table-cell table:formula="of:=[.C110]+([.$C$3]*[.E109])-[.F109]" office:value-type="float" office:value="843105.001812999" calcext:value-type="float">
            <text:p>843105.001812999</text:p>
          </table:table-cell>
          <table:table-cell table:formula="of:=[.D110]" office:value-type="float" office:value="843105.001812999" calcext:value-type="float">
            <text:p>843105.001812999</text:p>
          </table:table-cell>
          <table:table-cell table:formula="of:=[.E109]" office:value-type="float" office:value="975366.554152471" calcext:value-type="float">
            <text:p>975366.554152471</text:p>
          </table:table-cell>
          <table:table-cell/>
          <table:table-cell table:formula="of:=0.5*[.$C$3]*[.D110]-[.F110]" office:value-type="float" office:value="-141386.890614478" calcext:value-type="float">
            <text:p>-141386.890614478</text:p>
          </table:table-cell>
          <table:table-cell table:formula="of:=0.5*[.D110]*[.$C$4]" office:value-type="float" office:value="123709.194836735" calcext:value-type="float">
            <text:p>123709.194836735</text:p>
          </table:table-cell>
          <table:table-cell table:formula="of:=SQRT([.H110]*[.H110]+[.I110]*[.I110])" office:value-type="float" office:value="187867.553677541" calcext:value-type="float">
            <text:p>187867.55367754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(64-[.$C$8]*ABS(64-[.A111]))/64" office:value-type="float" office:value="1" calcext:value-type="float">
            <text:p>1</text:p>
          </table:table-cell>
          <table:table-cell table:formula="of:=SIN([.A111]*[.$C$5]+[.$C$6])*[.$C$7]*[.B111]" office:value-type="float" office:value="-3133.30430244635" calcext:value-type="float">
            <text:p>-3133.30430244635</text:p>
          </table:table-cell>
          <table:table-cell table:formula="of:=[.C111]+([.$C$3]*[.E110])-[.F110]" office:value-type="float" office:value="689459.468621068" calcext:value-type="float">
            <text:p>689459.468621068</text:p>
          </table:table-cell>
          <table:table-cell table:formula="of:=[.D111]" office:value-type="float" office:value="689459.468621068" calcext:value-type="float">
            <text:p>689459.468621068</text:p>
          </table:table-cell>
          <table:table-cell table:formula="of:=[.E110]" office:value-type="float" office:value="843105.001812999" calcext:value-type="float">
            <text:p>843105.001812999</text:p>
          </table:table-cell>
          <table:table-cell/>
          <table:table-cell table:formula="of:=0.5*[.$C$3]*[.D111]-[.F111]" office:value-type="float" office:value="-161107.89062611" calcext:value-type="float">
            <text:p>-161107.89062611</text:p>
          </table:table-cell>
          <table:table-cell table:formula="of:=0.5*[.D111]*[.$C$4]" office:value-type="float" office:value="101164.713235319" calcext:value-type="float">
            <text:p>101164.713235319</text:p>
          </table:table-cell>
          <table:table-cell table:formula="of:=SQRT([.H111]*[.H111]+[.I111]*[.I111])" office:value-type="float" office:value="190236.830361471" calcext:value-type="float">
            <text:p>190236.8303614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64-[.$C$8]*ABS(64-[.A112]))/64" office:value-type="float" office:value="1" calcext:value-type="float">
            <text:p>1</text:p>
          </table:table-cell>
          <table:table-cell table:formula="of:=SIN([.A112]*[.$C$5]+[.$C$6])*[.$C$7]*[.B112]" office:value-type="float" office:value="-3486.48202365286" calcext:value-type="float">
            <text:p>-3486.48202365286</text:p>
          </table:table-cell>
          <table:table-cell table:formula="of:=[.C112]+([.$C$3]*[.E111])-[.F111]" office:value-type="float" office:value="517402.738537125" calcext:value-type="float">
            <text:p>517402.738537125</text:p>
          </table:table-cell>
          <table:table-cell table:formula="of:=[.D112]" office:value-type="float" office:value="517402.738537125" calcext:value-type="float">
            <text:p>517402.738537125</text:p>
          </table:table-cell>
          <table:table-cell table:formula="of:=[.E111]" office:value-type="float" office:value="689459.468621068" calcext:value-type="float">
            <text:p>689459.468621068</text:p>
          </table:table-cell>
          <table:table-cell/>
          <table:table-cell table:formula="of:=0.5*[.$C$3]*[.D112]-[.F112]" office:value-type="float" office:value="-177656.833277985" calcext:value-type="float">
            <text:p>-177656.833277985</text:p>
          </table:table-cell>
          <table:table-cell table:formula="of:=0.5*[.D112]*[.$C$4]" office:value-type="float" office:value="75918.7480243966" calcext:value-type="float">
            <text:p>75918.7480243966</text:p>
          </table:table-cell>
          <table:table-cell table:formula="of:=SQRT([.H112]*[.H112]+[.I112]*[.I112])" office:value-type="float" office:value="193198.361048829" calcext:value-type="float">
            <text:p>193198.36104882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(64-[.$C$8]*ABS(64-[.A113]))/64" office:value-type="float" office:value="1" calcext:value-type="float">
            <text:p>1</text:p>
          </table:table-cell>
          <table:table-cell table:formula="of:=SIN([.A113]*[.$C$5]+[.$C$6])*[.$C$7]*[.B113]" office:value-type="float" office:value="-3764.18794054758" calcext:value-type="float">
            <text:p>-3764.18794054758</text:p>
          </table:table-cell>
          <table:table-cell table:formula="of:=[.C113]+([.$C$3]*[.E112])-[.F112]" office:value-type="float" office:value="330381.61412455" calcext:value-type="float">
            <text:p>330381.61412455</text:p>
          </table:table-cell>
          <table:table-cell table:formula="of:=[.D113]" office:value-type="float" office:value="330381.61412455" calcext:value-type="float">
            <text:p>330381.61412455</text:p>
          </table:table-cell>
          <table:table-cell table:formula="of:=[.E112]" office:value-type="float" office:value="517402.738537125" calcext:value-type="float">
            <text:p>517402.738537125</text:p>
          </table:table-cell>
          <table:table-cell/>
          <table:table-cell table:formula="of:=0.5*[.$C$3]*[.D113]-[.F113]" office:value-type="float" office:value="-190597.006399096" calcext:value-type="float">
            <text:p>-190597.006399096</text:p>
          </table:table-cell>
          <table:table-cell table:formula="of:=0.5*[.D113]*[.$C$4]" office:value-type="float" office:value="48477.0501708805" calcext:value-type="float">
            <text:p>48477.0501708805</text:p>
          </table:table-cell>
          <table:table-cell table:formula="of:=SQRT([.H113]*[.H113]+[.I113]*[.I113])" office:value-type="float" office:value="196665.307671605" calcext:value-type="float">
            <text:p>196665.30767160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(64-[.$C$8]*ABS(64-[.A114]))/64" office:value-type="float" office:value="1" calcext:value-type="float">
            <text:p>1</text:p>
          </table:table-cell>
          <table:table-cell table:formula="of:=SIN([.A114]*[.$C$5]+[.$C$6])*[.$C$7]*[.B114]" office:value-type="float" office:value="-3960.41055888677" calcext:value-type="float">
            <text:p>-3960.41055888677</text:p>
          </table:table-cell>
          <table:table-cell table:formula="of:=[.C114]+([.$C$3]*[.E113])-[.F113]" office:value-type="float" office:value="132248.315180047" calcext:value-type="float">
            <text:p>132248.315180047</text:p>
          </table:table-cell>
          <table:table-cell table:formula="of:=[.D114]" office:value-type="float" office:value="132248.315180047" calcext:value-type="float">
            <text:p>132248.315180047</text:p>
          </table:table-cell>
          <table:table-cell table:formula="of:=[.E113]" office:value-type="float" office:value="330381.61412455" calcext:value-type="float">
            <text:p>330381.61412455</text:p>
          </table:table-cell>
          <table:table-cell/>
          <table:table-cell table:formula="of:=0.5*[.$C$3]*[.D114]-[.F114]" office:value-type="float" office:value="-199564.687217284" calcext:value-type="float">
            <text:p>-199564.687217284</text:p>
          </table:table-cell>
          <table:table-cell table:formula="of:=0.5*[.D114]*[.$C$4]" office:value-type="float" office:value="19404.8577036755" calcext:value-type="float">
            <text:p>19404.8577036755</text:p>
          </table:table-cell>
          <table:table-cell table:formula="of:=SQRT([.H114]*[.H114]+[.I114]*[.I114])" office:value-type="float" office:value="200505.892398783" calcext:value-type="float">
            <text:p>200505.89239878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(64-[.$C$8]*ABS(64-[.A115]))/64" office:value-type="float" office:value="1" calcext:value-type="float">
            <text:p>1</text:p>
          </table:table-cell>
          <table:table-cell table:formula="of:=SIN([.A115]*[.$C$5]+[.$C$6])*[.$C$7]*[.B115]" office:value-type="float" office:value="-4070.90225170652" calcext:value-type="float">
            <text:p>-4070.90225170652</text:p>
          </table:table-cell>
          <table:table-cell table:formula="of:=[.C115]+([.$C$3]*[.E114])-[.F114]" office:value-type="float" office:value="-72818.6625617246" calcext:value-type="float">
            <text:p>-72818.6625617246</text:p>
          </table:table-cell>
          <table:table-cell table:formula="of:=[.D115]" office:value-type="float" office:value="-72818.6625617246" calcext:value-type="float">
            <text:p>-72818.6625617246</text:p>
          </table:table-cell>
          <table:table-cell table:formula="of:=[.E114]" office:value-type="float" office:value="132248.315180047" calcext:value-type="float">
            <text:p>132248.315180047</text:p>
          </table:table-cell>
          <table:table-cell/>
          <table:table-cell table:formula="of:=0.5*[.$C$3]*[.D115]-[.F115]" office:value-type="float" office:value="-204278.825699996" calcext:value-type="float">
            <text:p>-204278.825699996</text:p>
          </table:table-cell>
          <table:table-cell table:formula="of:=0.5*[.D115]*[.$C$4]" office:value-type="float" office:value="-10684.7167259445" calcext:value-type="float">
            <text:p>-10684.7167259445</text:p>
          </table:table-cell>
          <table:table-cell table:formula="of:=SQRT([.H115]*[.H115]+[.I115]*[.I115])" office:value-type="float" office:value="204558.064619519" calcext:value-type="float">
            <text:p>204558.06461951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(64-[.$C$8]*ABS(64-[.A116]))/64" office:value-type="float" office:value="1" calcext:value-type="float">
            <text:p>1</text:p>
          </table:table-cell>
          <table:table-cell table:formula="of:=SIN([.A116]*[.$C$5]+[.$C$6])*[.$C$7]*[.B116]" office:value-type="float" office:value="-4093.27120761587" calcext:value-type="float">
            <text:p>-4093.27120761587</text:p>
          </table:table-cell>
          <table:table-cell table:formula="of:=[.C116]+([.$C$3]*[.E115])-[.F115]" office:value-type="float" office:value="-280402.607427562" calcext:value-type="float">
            <text:p>-280402.607427562</text:p>
          </table:table-cell>
          <table:table-cell table:formula="of:=[.D116]" office:value-type="float" office:value="-280402.607427562" calcext:value-type="float">
            <text:p>-280402.607427562</text:p>
          </table:table-cell>
          <table:table-cell table:formula="of:=[.E115]" office:value-type="float" office:value="-72818.6625617246" calcext:value-type="float">
            <text:p>-72818.6625617246</text:p>
          </table:table-cell>
          <table:table-cell/>
          <table:table-cell table:formula="of:=0.5*[.$C$3]*[.D116]-[.F116]" office:value-type="float" office:value="-204549.01014185" calcext:value-type="float">
            <text:p>-204549.01014185</text:p>
          </table:table-cell>
          <table:table-cell table:formula="of:=0.5*[.D116]*[.$C$4]" office:value-type="float" office:value="-41143.6069296132" calcext:value-type="float">
            <text:p>-41143.6069296132</text:p>
          </table:table-cell>
          <table:table-cell table:formula="of:=SQRT([.H116]*[.H116]+[.I116]*[.I116])" office:value-type="float" office:value="208645.857713948" calcext:value-type="float">
            <text:p>208645.85771394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(64-[.$C$8]*ABS(64-[.A117]))/64" office:value-type="float" office:value="1" calcext:value-type="float">
            <text:p>1</text:p>
          </table:table-cell>
          <table:table-cell table:formula="of:=SIN([.A117]*[.$C$5]+[.$C$6])*[.$C$7]*[.B117]" office:value-type="float" office:value="-4027.03320628853" calcext:value-type="float">
            <text:p>-4027.03320628853</text:p>
          </table:table-cell>
          <table:table-cell table:formula="of:=[.C117]+([.$C$3]*[.E116])-[.F116]" office:value-type="float" office:value="-485943.716051713" calcext:value-type="float">
            <text:p>-485943.716051713</text:p>
          </table:table-cell>
          <table:table-cell table:formula="of:=[.D117]" office:value-type="float" office:value="-485943.716051713" calcext:value-type="float">
            <text:p>-485943.716051713</text:p>
          </table:table-cell>
          <table:table-cell table:formula="of:=[.E116]" office:value-type="float" office:value="-280402.607427562" calcext:value-type="float">
            <text:p>-280402.607427562</text:p>
          </table:table-cell>
          <table:table-cell/>
          <table:table-cell table:formula="of:=0.5*[.$C$3]*[.D117]-[.F117]" office:value-type="float" office:value="-200281.501834901" calcext:value-type="float">
            <text:p>-200281.501834901</text:p>
          </table:table-cell>
          <table:table-cell table:formula="of:=0.5*[.D117]*[.$C$4]" office:value-type="float" office:value="-71302.7508073806" calcext:value-type="float">
            <text:p>-71302.7508073806</text:p>
          </table:table-cell>
          <table:table-cell table:formula="of:=SQRT([.H117]*[.H117]+[.I117]*[.I117])" office:value-type="float" office:value="212595.301570714" calcext:value-type="float">
            <text:p>212595.30157071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(64-[.$C$8]*ABS(64-[.A118]))/64" office:value-type="float" office:value="1" calcext:value-type="float">
            <text:p>1</text:p>
          </table:table-cell>
          <table:table-cell table:formula="of:=SIN([.A118]*[.$C$5]+[.$C$6])*[.$C$7]*[.B118]" office:value-type="float" office:value="-3873.62210037033" calcext:value-type="float">
            <text:p>-3873.62210037033</text:p>
          </table:table-cell>
          <table:table-cell table:formula="of:=[.C118]+([.$C$3]*[.E117])-[.F117]" office:value-type="float" office:value="-684839.233197735" calcext:value-type="float">
            <text:p>-684839.233197735</text:p>
          </table:table-cell>
          <table:table-cell table:formula="of:=[.D118]" office:value-type="float" office:value="-684839.233197735" calcext:value-type="float">
            <text:p>-684839.233197735</text:p>
          </table:table-cell>
          <table:table-cell table:formula="of:=[.E117]" office:value-type="float" office:value="-485943.716051713" calcext:value-type="float">
            <text:p>-485943.716051713</text:p>
          </table:table-cell>
          <table:table-cell/>
          <table:table-cell table:formula="of:=0.5*[.$C$3]*[.D118]-[.F118]" office:value-type="float" office:value="-191483.166782205" calcext:value-type="float">
            <text:p>-191483.166782205</text:p>
          </table:table-cell>
          <table:table-cell table:formula="of:=0.5*[.D118]*[.$C$4]" office:value-type="float" office:value="-100486.783911039" calcext:value-type="float">
            <text:p>-100486.783911039</text:p>
          </table:table-cell>
          <table:table-cell table:formula="of:=SQRT([.H118]*[.H118]+[.I118]*[.I118])" office:value-type="float" office:value="216248.461038976" calcext:value-type="float">
            <text:p>216248.46103897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(64-[.$C$8]*ABS(64-[.A119]))/64" office:value-type="float" office:value="1" calcext:value-type="float">
            <text:p>1</text:p>
          </table:table-cell>
          <table:table-cell table:formula="of:=SIN([.A119]*[.$C$5]+[.$C$6])*[.$C$7]*[.B119]" office:value-type="float" office:value="-3636.35877690056" calcext:value-type="float">
            <text:p>-3636.35877690056</text:p>
          </table:table-cell>
          <table:table-cell table:formula="of:=[.C119]+([.$C$3]*[.E118])-[.F118]" office:value-type="float" office:value="-872546.408393023" calcext:value-type="float">
            <text:p>-872546.408393023</text:p>
          </table:table-cell>
          <table:table-cell table:formula="of:=[.D119]" office:value-type="float" office:value="-872546.408393023" calcext:value-type="float">
            <text:p>-872546.408393023</text:p>
          </table:table-cell>
          <table:table-cell table:formula="of:=[.E118]" office:value-type="float" office:value="-684839.233197735" calcext:value-type="float">
            <text:p>-684839.233197735</text:p>
          </table:table-cell>
          <table:table-cell/>
          <table:table-cell table:formula="of:=0.5*[.$C$3]*[.D119]-[.F119]" office:value-type="float" office:value="-178263.178160392" calcext:value-type="float">
            <text:p>-178263.178160392</text:p>
          </table:table-cell>
          <table:table-cell table:formula="of:=0.5*[.D119]*[.$C$4]" office:value-type="float" office:value="-128029.146319698" calcext:value-type="float">
            <text:p>-128029.146319698</text:p>
          </table:table-cell>
          <table:table-cell table:formula="of:=SQRT([.H119]*[.H119]+[.I119]*[.I119])" office:value-type="float" office:value="219474.880100649" calcext:value-type="float">
            <text:p>219474.88010064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(64-[.$C$8]*ABS(64-[.A120]))/64" office:value-type="float" office:value="1" calcext:value-type="float">
            <text:p>1</text:p>
          </table:table-cell>
          <table:table-cell table:formula="of:=SIN([.A120]*[.$C$5]+[.$C$6])*[.$C$7]*[.B120]" office:value-type="float" office:value="-3320.37927013892" calcext:value-type="float">
            <text:p>-3320.37927013892</text:p>
          </table:table-cell>
          <table:table-cell table:formula="of:=[.C120]+([.$C$3]*[.E119])-[.F119]" office:value-type="float" office:value="-1044685.96878866" calcext:value-type="float">
            <text:p>-1044685.96878866</text:p>
          </table:table-cell>
          <table:table-cell table:formula="of:=[.D120]" office:value-type="float" office:value="-1044685.96878866" calcext:value-type="float">
            <text:p>-1044685.96878866</text:p>
          </table:table-cell>
          <table:table-cell table:formula="of:=[.E119]" office:value-type="float" office:value="-872546.408393023" calcext:value-type="float">
            <text:p>-872546.408393023</text:p>
          </table:table-cell>
          <table:table-cell/>
          <table:table-cell table:formula="of:=0.5*[.$C$3]*[.D120]-[.F120]" office:value-type="float" office:value="-160832.412607578" calcext:value-type="float">
            <text:p>-160832.412607578</text:p>
          </table:table-cell>
          <table:table-cell table:formula="of:=0.5*[.D120]*[.$C$4]" office:value-type="float" office:value="-153287.265261349" calcext:value-type="float">
            <text:p>-153287.265261349</text:p>
          </table:table-cell>
          <table:table-cell table:formula="of:=SQRT([.H120]*[.H120]+[.I120]*[.I120])" office:value-type="float" office:value="222180.221073968" calcext:value-type="float">
            <text:p>222180.22107396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(64-[.$C$8]*ABS(64-[.A121]))/64" office:value-type="float" office:value="1" calcext:value-type="float">
            <text:p>1</text:p>
          </table:table-cell>
          <table:table-cell table:formula="of:=SIN([.A121]*[.$C$5]+[.$C$6])*[.$C$7]*[.B121]" office:value-type="float" office:value="-2932.52358193799" calcext:value-type="float">
            <text:p>-2932.52358193799</text:p>
          </table:table-cell>
          <table:table-cell table:formula="of:=[.C121]+([.$C$3]*[.E120])-[.F120]" office:value-type="float" office:value="-1197143.75719012" calcext:value-type="float">
            <text:p>-1197143.75719012</text:p>
          </table:table-cell>
          <table:table-cell table:formula="of:=[.D121]" office:value-type="float" office:value="-1197143.75719012" calcext:value-type="float">
            <text:p>-1197143.75719012</text:p>
          </table:table-cell>
          <table:table-cell table:formula="of:=[.E120]" office:value-type="float" office:value="-1044685.96878866" calcext:value-type="float">
            <text:p>-1044685.96878866</text:p>
          </table:table-cell>
          <table:table-cell/>
          <table:table-cell table:formula="of:=0.5*[.$C$3]*[.D121]-[.F121]" office:value-type="float" office:value="-139500.515316043" calcext:value-type="float">
            <text:p>-139500.515316043</text:p>
          </table:table-cell>
          <table:table-cell table:formula="of:=0.5*[.D121]*[.$C$4]" office:value-type="float" office:value="-175657.468509078" calcext:value-type="float">
            <text:p>-175657.468509078</text:p>
          </table:table-cell>
          <table:table-cell table:formula="of:=SQRT([.H121]*[.H121]+[.I121]*[.I121])" office:value-type="float" office:value="224312.148615405" calcext:value-type="float">
            <text:p>224312.14861540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(64-[.$C$8]*ABS(64-[.A122]))/64" office:value-type="float" office:value="1" calcext:value-type="float">
            <text:p>1</text:p>
          </table:table-cell>
          <table:table-cell table:formula="of:=SIN([.A122]*[.$C$5]+[.$C$6])*[.$C$7]*[.B122]" office:value-type="float" office:value="-2481.18761636457" calcext:value-type="float">
            <text:p>-2481.18761636457</text:p>
          </table:table-cell>
          <table:table-cell table:formula="of:=[.C122]+([.$C$3]*[.E121])-[.F121]" office:value-type="float" office:value="-1326168.18703711" calcext:value-type="float">
            <text:p>-1326168.18703711</text:p>
          </table:table-cell>
          <table:table-cell table:formula="of:=[.D122]" office:value-type="float" office:value="-1326168.18703711" calcext:value-type="float">
            <text:p>-1326168.18703711</text:p>
          </table:table-cell>
          <table:table-cell table:formula="of:=[.E121]" office:value-type="float" office:value="-1197143.75719012" calcext:value-type="float">
            <text:p>-1197143.75719012</text:p>
          </table:table-cell>
          <table:table-cell/>
          <table:table-cell table:formula="of:=0.5*[.$C$3]*[.D122]-[.F122]" office:value-type="float" office:value="-114670.662178383" calcext:value-type="float">
            <text:p>-114670.662178383</text:p>
          </table:table-cell>
          <table:table-cell table:formula="of:=0.5*[.D122]*[.$C$4]" office:value-type="float" office:value="-194589.283996256" calcext:value-type="float">
            <text:p>-194589.283996256</text:p>
          </table:table-cell>
          <table:table-cell table:formula="of:=SQRT([.H122]*[.H122]+[.I122]*[.I122])" office:value-type="float" office:value="225863.565478375" calcext:value-type="float">
            <text:p>225863.56547837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(64-[.$C$8]*ABS(64-[.A123]))/64" office:value-type="float" office:value="1" calcext:value-type="float">
            <text:p>1</text:p>
          </table:table-cell>
          <table:table-cell table:formula="of:=SIN([.A123]*[.$C$5]+[.$C$6])*[.$C$7]*[.B123]" office:value-type="float" office:value="-1976.14143373776" calcext:value-type="float">
            <text:p>-1976.14143373776</text:p>
          </table:table-cell>
          <table:table-cell table:formula="of:=[.C123]+([.$C$3]*[.E122])-[.F122]" office:value-type="float" office:value="-1428461.22298062" calcext:value-type="float">
            <text:p>-1428461.22298062</text:p>
          </table:table-cell>
          <table:table-cell table:formula="of:=[.D123]" office:value-type="float" office:value="-1428461.22298062" calcext:value-type="float">
            <text:p>-1428461.22298062</text:p>
          </table:table-cell>
          <table:table-cell table:formula="of:=[.E122]" office:value-type="float" office:value="-1326168.18703711" calcext:value-type="float">
            <text:p>-1326168.18703711</text:p>
          </table:table-cell>
          <table:table-cell/>
          <table:table-cell table:formula="of:=0.5*[.$C$3]*[.D123]-[.F123]" office:value-type="float" office:value="-86832.1006574016" calcext:value-type="float">
            <text:p>-86832.1006574016</text:p>
          </table:table-cell>
          <table:table-cell table:formula="of:=0.5*[.D123]*[.$C$4]" office:value-type="float" office:value="-209598.789439546" calcext:value-type="float">
            <text:p>-209598.789439546</text:p>
          </table:table-cell>
          <table:table-cell table:formula="of:=SQRT([.H123]*[.H123]+[.I123]*[.I123])" office:value-type="float" office:value="226873.238261149" calcext:value-type="float">
            <text:p>226873.23826114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(64-[.$C$8]*ABS(64-[.A124]))/64" office:value-type="float" office:value="1" calcext:value-type="float">
            <text:p>1</text:p>
          </table:table-cell>
          <table:table-cell table:formula="of:=SIN([.A124]*[.$C$5]+[.$C$6])*[.$C$7]*[.B124]" office:value-type="float" office:value="-1428.31775833524" calcext:value-type="float">
            <text:p>-1428.31775833524</text:p>
          </table:table-cell>
          <table:table-cell table:formula="of:=[.C124]+([.$C$3]*[.E123])-[.F123]" office:value-type="float" office:value="-1501260.70611025" calcext:value-type="float">
            <text:p>-1501260.70611025</text:p>
          </table:table-cell>
          <table:table-cell table:formula="of:=[.D124]" office:value-type="float" office:value="-1501260.70611025" calcext:value-type="float">
            <text:p>-1501260.70611025</text:p>
          </table:table-cell>
          <table:table-cell table:formula="of:=[.E123]" office:value-type="float" office:value="-1428461.22298062" calcext:value-type="float">
            <text:p>-1428461.22298062</text:p>
          </table:table-cell>
          <table:table-cell/>
          <table:table-cell table:formula="of:=0.5*[.$C$3]*[.D124]-[.F124]" office:value-type="float" office:value="-56550.6033901256" calcext:value-type="float">
            <text:p>-56550.6033901256</text:p>
          </table:table-cell>
          <table:table-cell table:formula="of:=0.5*[.D124]*[.$C$4]" office:value-type="float" office:value="-220280.691958366" calcext:value-type="float">
            <text:p>-220280.691958366</text:p>
          </table:table-cell>
          <table:table-cell table:formula="of:=SQRT([.H124]*[.H124]+[.I124]*[.I124])" office:value-type="float" office:value="227423.732256429" calcext:value-type="float">
            <text:p>227423.73225642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(64-[.$C$8]*ABS(64-[.A125]))/64" office:value-type="float" office:value="1" calcext:value-type="float">
            <text:p>1</text:p>
          </table:table-cell>
          <table:table-cell table:formula="of:=SIN([.A125]*[.$C$5]+[.$C$6])*[.$C$7]*[.B125]" office:value-type="float" office:value="-849.575317936719" calcext:value-type="float">
            <text:p>-849.575317936719</text:p>
          </table:table-cell>
          <table:table-cell table:formula="of:=[.C125]+([.$C$3]*[.E124])-[.F124]" office:value-type="float" office:value="-1542412.00507881" calcext:value-type="float">
            <text:p>-1542412.00507881</text:p>
          </table:table-cell>
          <table:table-cell table:formula="of:=[.D125]" office:value-type="float" office:value="-1542412.00507881" calcext:value-type="float">
            <text:p>-1542412.00507881</text:p>
          </table:table-cell>
          <table:table-cell table:formula="of:=[.E124]" office:value-type="float" office:value="-1501260.70611025" calcext:value-type="float">
            <text:p>-1501260.70611025</text:p>
          </table:table-cell>
          <table:table-cell/>
          <table:table-cell table:formula="of:=0.5*[.$C$3]*[.D125]-[.F125]" office:value-type="float" office:value="-24457.0185699072" calcext:value-type="float">
            <text:p>-24457.0185699072</text:p>
          </table:table-cell>
          <table:table-cell table:formula="of:=0.5*[.D125]*[.$C$4]" office:value-type="float" office:value="-226318.841478224" calcext:value-type="float">
            <text:p>-226318.841478224</text:p>
          </table:table-cell>
          <table:table-cell table:formula="of:=SQRT([.H125]*[.H125]+[.I125]*[.I125])" office:value-type="float" office:value="227636.47283635" calcext:value-type="float">
            <text:p>227636.4728363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(64-[.$C$8]*ABS(64-[.A126]))/64" office:value-type="float" office:value="1" calcext:value-type="float">
            <text:p>1</text:p>
          </table:table-cell>
          <table:table-cell table:formula="of:=SIN([.A126]*[.$C$5]+[.$C$6])*[.$C$7]*[.B126]" office:value-type="float" office:value="-252.44213818876" calcext:value-type="float">
            <text:p>-252.44213818876</text:p>
          </table:table-cell>
          <table:table-cell table:formula="of:=[.C126]+([.$C$3]*[.E125])-[.F125]" office:value-type="float" office:value="-1550427.18538825" calcext:value-type="float">
            <text:p>-1550427.18538825</text:p>
          </table:table-cell>
          <table:table-cell table:formula="of:=[.D126]" office:value-type="float" office:value="-1550427.18538825" calcext:value-type="float">
            <text:p>-1550427.18538825</text:p>
          </table:table-cell>
          <table:table-cell table:formula="of:=[.E125]" office:value-type="float" office:value="-1542412.00507881" calcext:value-type="float">
            <text:p>-1542412.00507881</text:p>
          </table:table-cell>
          <table:table-cell/>
          <table:table-cell table:formula="of:=0.5*[.$C$3]*[.D126]-[.F126]" office:value-type="float" office:value="8765.85231046914" calcext:value-type="float">
            <text:p>8765.85231046914</text:p>
          </table:table-cell>
          <table:table-cell table:formula="of:=0.5*[.D126]*[.$C$4]" office:value-type="float" office:value="-227494.912667957" calcext:value-type="float">
            <text:p>-227494.912667957</text:p>
          </table:table-cell>
          <table:table-cell table:formula="of:=SQRT([.H126]*[.H126]+[.I126]*[.I126])" office:value-type="float" office:value="227663.733292174" calcext:value-type="float">
            <text:p>227663.73329217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(64-[.$C$8]*ABS(64-[.A127]))/64" office:value-type="float" office:value="1" calcext:value-type="float">
            <text:p>1</text:p>
          </table:table-cell>
          <table:table-cell table:formula="of:=SIN([.A127]*[.$C$5]+[.$C$6])*[.$C$7]*[.B127]" office:value-type="float" office:value="350.155651307399" calcext:value-type="float">
            <text:p>350.155651307399</text:p>
          </table:table-cell>
          <table:table-cell table:formula="of:=[.C127]+([.$C$3]*[.E126])-[.F126]" office:value-type="float" office:value="-1524530.14480656" calcext:value-type="float">
            <text:p>-1524530.14480656</text:p>
          </table:table-cell>
          <table:table-cell table:formula="of:=[.D127]" office:value-type="float" office:value="-1524530.14480656" calcext:value-type="float">
            <text:p>-1524530.14480656</text:p>
          </table:table-cell>
          <table:table-cell table:formula="of:=[.E126]" office:value-type="float" office:value="-1550427.18538825" calcext:value-type="float">
            <text:p>-1550427.18538825</text:p>
          </table:table-cell>
          <table:table-cell/>
          <table:table-cell table:formula="of:=0.5*[.$C$3]*[.D127]-[.F127]" office:value-type="float" office:value="42397.7768504648" calcext:value-type="float">
            <text:p>42397.7768504648</text:p>
          </table:table-cell>
          <table:table-cell table:formula="of:=0.5*[.D127]*[.$C$4]" office:value-type="float" office:value="-223695.027680766" calcext:value-type="float">
            <text:p>-223695.027680766</text:p>
          </table:table-cell>
          <table:table-cell table:formula="of:=SQRT([.H127]*[.H127]+[.I127]*[.I127])" office:value-type="float" office:value="227677.484374192" calcext:value-type="float">
            <text:p>227677.48437419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(64-[.$C$8]*ABS(64-[.A128]))/64" office:value-type="float" office:value="1" calcext:value-type="float">
            <text:p>1</text:p>
          </table:table-cell>
          <table:table-cell table:formula="of:=SIN([.A128]*[.$C$5]+[.$C$6])*[.$C$7]*[.B128]" office:value-type="float" office:value="945.173628656298" calcext:value-type="float">
            <text:p>945.173628656298</text:p>
          </table:table-cell>
          <table:table-cell table:formula="of:=[.C128]+([.$C$3]*[.E127])-[.F127]" office:value-type="float" office:value="-1464686.45805866" calcext:value-type="float">
            <text:p>-1464686.45805866</text:p>
          </table:table-cell>
          <table:table-cell table:formula="of:=[.D128]" office:value-type="float" office:value="-1464686.45805866" calcext:value-type="float">
            <text:p>-1464686.45805866</text:p>
          </table:table-cell>
          <table:table-cell table:formula="of:=[.E127]" office:value-type="float" office:value="-1524530.14480656" calcext:value-type="float">
            <text:p>-1524530.14480656</text:p>
          </table:table-cell>
          <table:table-cell/>
          <table:table-cell table:formula="of:=0.5*[.$C$3]*[.D128]-[.F128]" office:value-type="float" office:value="75696.7054915484" calcext:value-type="float">
            <text:p>75696.7054915484</text:p>
          </table:table-cell>
          <table:table-cell table:formula="of:=0.5*[.D128]*[.$C$4]" office:value-type="float" office:value="-214914.13527979" calcext:value-type="float">
            <text:p>-214914.13527979</text:p>
          </table:table-cell>
          <table:table-cell table:formula="of:=SQRT([.H128]*[.H128]+[.I128]*[.I128])" office:value-type="float" office:value="227855.385640397" calcext:value-type="float">
            <text:p>227855.38564039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(64-[.$C$8]*ABS(64-[.A129]))/64" office:value-type="float" office:value="1" calcext:value-type="float">
            <text:p>1</text:p>
          </table:table-cell>
          <table:table-cell table:formula="of:=SIN([.A129]*[.$C$5]+[.$C$6])*[.$C$7]*[.B129]" office:value-type="float" office:value="1519.73145199932" calcext:value-type="float">
            <text:p>1519.73145199932</text:p>
          </table:table-cell>
          <table:table-cell table:formula="of:=[.C129]+([.$C$3]*[.E128])-[.F128]" office:value-type="float" office:value="-1371617.00237147" calcext:value-type="float">
            <text:p>-1371617.00237147</text:p>
          </table:table-cell>
          <table:table-cell table:formula="of:=[.D129]" office:value-type="float" office:value="-1371617.00237147" calcext:value-type="float">
            <text:p>-1371617.00237147</text:p>
          </table:table-cell>
          <table:table-cell table:formula="of:=[.E128]" office:value-type="float" office:value="-1464686.45805866" calcext:value-type="float">
            <text:p>-1464686.45805866</text:p>
          </table:table-cell>
          <table:table-cell/>
          <table:table-cell table:formula="of:=0.5*[.$C$3]*[.D129]-[.F129]" office:value-type="float" office:value="107915.138138937" calcext:value-type="float">
            <text:p>107915.138138937</text:p>
          </table:table-cell>
          <table:table-cell table:formula="of:=0.5*[.D129]*[.$C$4]" office:value-type="float" office:value="-201258.010120768" calcext:value-type="float">
            <text:p>-201258.010120768</text:p>
          </table:table-cell>
          <table:table-cell table:formula="of:=SQRT([.H129]*[.H129]+[.I129]*[.I129])" office:value-type="float" office:value="228364.760147701" calcext:value-type="float">
            <text:p>228364.76014770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(64-[.$C$8]*ABS(64-[.A130]))/64" office:value-type="float" office:value="1" calcext:value-type="float">
            <text:p>1</text:p>
          </table:table-cell>
          <table:table-cell table:formula="of:=SIN([.A130]*[.$C$5]+[.$C$6])*[.$C$7]*[.B130]" office:value-type="float" office:value="2061.39168000882" calcext:value-type="float">
            <text:p>2061.39168000882</text:p>
          </table:table-cell>
          <table:table-cell table:formula="of:=[.C130]+([.$C$3]*[.E129])-[.F129]" office:value-type="float" office:value="-1246794.79010078" calcext:value-type="float">
            <text:p>-1246794.79010078</text:p>
          </table:table-cell>
          <table:table-cell table:formula="of:=[.D130]" office:value-type="float" office:value="-1246794.79010078" calcext:value-type="float">
            <text:p>-1246794.79010078</text:p>
          </table:table-cell>
          <table:table-cell table:formula="of:=[.E129]" office:value-type="float" office:value="-1371617.00237147" calcext:value-type="float">
            <text:p>-1371617.00237147</text:p>
          </table:table-cell>
          <table:table-cell/>
          <table:table-cell table:formula="of:=0.5*[.$C$3]*[.D130]-[.F130]" office:value-type="float" office:value="138316.882797749" calcext:value-type="float">
            <text:p>138316.882797749</text:p>
          </table:table-cell>
          <table:table-cell table:formula="of:=0.5*[.D130]*[.$C$4]" office:value-type="float" office:value="-182942.788001884" calcext:value-type="float">
            <text:p>-182942.788001884</text:p>
          </table:table-cell>
          <table:table-cell table:formula="of:=SQRT([.H130]*[.H130]+[.I130]*[.I130])" office:value-type="float" office:value="229346.078555506" calcext:value-type="float">
            <text:p>229346.07855550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(64-[.$C$8]*ABS(64-[.A131]))/64" office:value-type="float" office:value="1" calcext:value-type="float">
            <text:p>1</text:p>
          </table:table-cell>
          <table:table-cell table:formula="of:=SIN([.A131]*[.$C$5]+[.$C$6])*[.$C$7]*[.B131]" office:value-type="float" office:value="2558.42900492341" calcext:value-type="float">
            <text:p>2558.42900492341</text:p>
          </table:table-cell>
          <table:table-cell table:formula="of:=[.C131]+([.$C$3]*[.E130])-[.F130]" office:value-type="float" office:value="-1092424.80777105" calcext:value-type="float">
            <text:p>-1092424.80777105</text:p>
          </table:table-cell>
          <table:table-cell table:formula="of:=[.D131]" office:value-type="float" office:value="-1092424.80777105" calcext:value-type="float">
            <text:p>-1092424.80777105</text:p>
          </table:table-cell>
          <table:table-cell table:formula="of:=[.E130]" office:value-type="float" office:value="-1246794.79010078" calcext:value-type="float">
            <text:p>-1246794.79010078</text:p>
          </table:table-cell>
          <table:table-cell/>
          <table:table-cell table:formula="of:=0.5*[.$C$3]*[.D131]-[.F131]" office:value-type="float" office:value="166193.830948214" calcext:value-type="float">
            <text:p>166193.830948214</text:p>
          </table:table-cell>
          <table:table-cell table:formula="of:=0.5*[.D131]*[.$C$4]" office:value-type="float" office:value="-160292.00763656" calcext:value-type="float">
            <text:p>-160292.00763656</text:p>
          </table:table-cell>
          <table:table-cell table:formula="of:=SQRT([.H131]*[.H131]+[.I131]*[.I131])" office:value-type="float" office:value="230898.066595202" calcext:value-type="float">
            <text:p>230898.06659520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64-[.$C$8]*ABS(64-[.A132]))/64" office:value-type="float" office:value="1" calcext:value-type="float">
            <text:p>1</text:p>
          </table:table-cell>
          <table:table-cell table:formula="of:=SIN([.A132]*[.$C$5]+[.$C$6])*[.$C$7]*[.B132]" office:value-type="float" office:value="3000.08407004282" calcext:value-type="float">
            <text:p>3000.08407004282</text:p>
          </table:table-cell>
          <table:table-cell table:formula="of:=[.C132]+([.$C$3]*[.E131])-[.F131]" office:value-type="float" office:value="-911407.04413431" calcext:value-type="float">
            <text:p>-911407.04413431</text:p>
          </table:table-cell>
          <table:table-cell table:formula="of:=[.D132]" office:value-type="float" office:value="-911407.04413431" calcext:value-type="float">
            <text:p>-911407.04413431</text:p>
          </table:table-cell>
          <table:table-cell table:formula="of:=[.E131]" office:value-type="float" office:value="-1092424.80777105" calcext:value-type="float">
            <text:p>-1092424.80777105</text:p>
          </table:table-cell>
          <table:table-cell/>
          <table:table-cell table:formula="of:=0.5*[.$C$3]*[.D132]-[.F132]" office:value-type="float" office:value="190882.368361016" calcext:value-type="float">
            <text:p>190882.368361016</text:p>
          </table:table-cell>
          <table:table-cell table:formula="of:=0.5*[.D132]*[.$C$4]" office:value-type="float" office:value="-133731.185743092" calcext:value-type="float">
            <text:p>-133731.185743092</text:p>
          </table:table-cell>
          <table:table-cell table:formula="of:=SQRT([.H132]*[.H132]+[.I132]*[.I132])" office:value-type="float" office:value="233066.747073374" calcext:value-type="float">
            <text:p>233066.74707337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(64-[.$C$8]*ABS(64-[.A133]))/64" office:value-type="float" office:value="1" calcext:value-type="float">
            <text:p>1</text:p>
          </table:table-cell>
          <table:table-cell table:formula="of:=SIN([.A133]*[.$C$5]+[.$C$6])*[.$C$7]*[.B133]" office:value-type="float" office:value="3376.79637729999" calcext:value-type="float">
            <text:p>3376.79637729999</text:p>
          </table:table-cell>
          <table:table-cell table:formula="of:=[.C133]+([.$C$3]*[.E132])-[.F132]" office:value-type="float" office:value="-707283.274671714" calcext:value-type="float">
            <text:p>-707283.274671714</text:p>
          </table:table-cell>
          <table:table-cell table:formula="of:=[.D133]" office:value-type="float" office:value="-707283.274671714" calcext:value-type="float">
            <text:p>-707283.274671714</text:p>
          </table:table-cell>
          <table:table-cell table:formula="of:=[.E132]" office:value-type="float" office:value="-911407.04413431" calcext:value-type="float">
            <text:p>-911407.04413431</text:p>
          </table:table-cell>
          <table:table-cell/>
          <table:table-cell table:formula="of:=0.5*[.$C$3]*[.D133]-[.F133]" office:value-type="float" office:value="211779.042677385" calcext:value-type="float">
            <text:p>211779.042677385</text:p>
          </table:table-cell>
          <table:table-cell table:formula="of:=0.5*[.D133]*[.$C$4]" office:value-type="float" office:value="-103780.008709442" calcext:value-type="float">
            <text:p>-103780.008709442</text:p>
          </table:table-cell>
          <table:table-cell table:formula="of:=SQRT([.H133]*[.H133]+[.I133]*[.I133])" office:value-type="float" office:value="235840.312764976" calcext:value-type="float">
            <text:p>235840.31276497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(64-[.$C$8]*ABS(64-[.A134]))/64" office:value-type="float" office:value="1" calcext:value-type="float">
            <text:p>1</text:p>
          </table:table-cell>
          <table:table-cell table:formula="of:=SIN([.A134]*[.$C$5]+[.$C$6])*[.$C$7]*[.B134]" office:value-type="float" office:value="3680.41124316511" calcext:value-type="float">
            <text:p>3680.41124316511</text:p>
          </table:table-cell>
          <table:table-cell table:formula="of:=[.C134]+([.$C$3]*[.E133])-[.F133]" office:value-type="float" office:value="-484168.547536375" calcext:value-type="float">
            <text:p>-484168.547536375</text:p>
          </table:table-cell>
          <table:table-cell table:formula="of:=[.D134]" office:value-type="float" office:value="-484168.547536375" calcext:value-type="float">
            <text:p>-484168.547536375</text:p>
          </table:table-cell>
          <table:table-cell table:formula="of:=[.E133]" office:value-type="float" office:value="-707283.274671714" calcext:value-type="float">
            <text:p>-707283.274671714</text:p>
          </table:table-cell>
          <table:table-cell/>
          <table:table-cell table:formula="of:=0.5*[.$C$3]*[.D134]-[.F134]" office:value-type="float" office:value="228355.120406506" calcext:value-type="float">
            <text:p>228355.120406506</text:p>
          </table:table-cell>
          <table:table-cell table:formula="of:=0.5*[.D134]*[.$C$4]" office:value-type="float" office:value="-71042.2794932978" calcext:value-type="float">
            <text:p>-71042.2794932978</text:p>
          </table:table-cell>
          <table:table-cell table:formula="of:=SQRT([.H134]*[.H134]+[.I134]*[.I134])" office:value-type="float" office:value="239150.719194975" calcext:value-type="float">
            <text:p>239150.71919497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(64-[.$C$8]*ABS(64-[.A135]))/64" office:value-type="float" office:value="1" calcext:value-type="float">
            <text:p>1</text:p>
          </table:table-cell>
          <table:table-cell table:formula="of:=SIN([.A135]*[.$C$5]+[.$C$6])*[.$C$7]*[.B135]" office:value-type="float" office:value="3904.35632291155" calcext:value-type="float">
            <text:p>3904.35632291155</text:p>
          </table:table-cell>
          <table:table-cell table:formula="of:=[.C135]+([.$C$3]*[.E134])-[.F134]" office:value-type="float" office:value="-246668.67753579" calcext:value-type="float">
            <text:p>-246668.67753579</text:p>
          </table:table-cell>
          <table:table-cell table:formula="of:=[.D135]" office:value-type="float" office:value="-246668.67753579" calcext:value-type="float">
            <text:p>-246668.67753579</text:p>
          </table:table-cell>
          <table:table-cell table:formula="of:=[.E134]" office:value-type="float" office:value="-484168.547536375" calcext:value-type="float">
            <text:p>-484168.547536375</text:p>
          </table:table-cell>
          <table:table-cell/>
          <table:table-cell table:formula="of:=0.5*[.$C$3]*[.D135]-[.F135]" office:value-type="float" office:value="240169.685882974" calcext:value-type="float">
            <text:p>240169.685882974</text:p>
          </table:table-cell>
          <table:table-cell table:formula="of:=0.5*[.D135]*[.$C$4]" office:value-type="float" office:value="-36193.8114751727" calcext:value-type="float">
            <text:p>-36193.8114751727</text:p>
          </table:table-cell>
          <table:table-cell table:formula="of:=SQRT([.H135]*[.H135]+[.I135]*[.I135])" office:value-type="float" office:value="242881.596680825" calcext:value-type="float">
            <text:p>242881.59668082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64-[.$C$8]*ABS(64-[.A136]))/64" office:value-type="float" office:value="1" calcext:value-type="float">
            <text:p>1</text:p>
          </table:table-cell>
          <table:table-cell table:formula="of:=SIN([.A136]*[.$C$5]+[.$C$6])*[.$C$7]*[.B136]" office:value-type="float" office:value="4043.78388202625" calcext:value-type="float">
            <text:p>4043.78388202625</text:p>
          </table:table-cell>
          <table:table-cell table:formula="of:=[.C136]+([.$C$3]*[.E135])-[.F135]" office:value-type="float" office:value="214.608111599577" calcext:value-type="float">
            <text:p>214.608111599577</text:p>
          </table:table-cell>
          <table:table-cell table:formula="of:=[.D136]" office:value-type="float" office:value="214.608111599577" calcext:value-type="float">
            <text:p>214.608111599577</text:p>
          </table:table-cell>
          <table:table-cell table:formula="of:=[.E135]" office:value-type="float" office:value="-246668.67753579" calcext:value-type="float">
            <text:p>-246668.67753579</text:p>
          </table:table-cell>
          <table:table-cell/>
          <table:table-cell table:formula="of:=0.5*[.$C$3]*[.D136]-[.F136]" office:value-type="float" office:value="246880.962838712" calcext:value-type="float">
            <text:p>246880.962838712</text:p>
          </table:table-cell>
          <table:table-cell table:formula="of:=0.5*[.D136]*[.$C$4]" office:value-type="float" office:value="31.4895495037099" calcext:value-type="float">
            <text:p>31.4895495037099</text:p>
          </table:table-cell>
          <table:table-cell table:formula="of:=SQRT([.H136]*[.H136]+[.I136]*[.I136])" office:value-type="float" office:value="246880.96484695" calcext:value-type="float">
            <text:p>246880.9648469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(64-[.$C$8]*ABS(64-[.A137]))/64" office:value-type="float" office:value="1" calcext:value-type="float">
            <text:p>1</text:p>
          </table:table-cell>
          <table:table-cell table:formula="of:=SIN([.A137]*[.$C$5]+[.$C$6])*[.$C$7]*[.B137]" office:value-type="float" office:value="4095.67573501857" calcext:value-type="float">
            <text:p>4095.67573501857</text:p>
          </table:table-cell>
          <table:table-cell table:formula="of:=[.C137]+([.$C$3]*[.E136])-[.F136]" office:value-type="float" office:value="251188.923876651" calcext:value-type="float">
            <text:p>251188.923876651</text:p>
          </table:table-cell>
          <table:table-cell table:formula="of:=[.D137]" office:value-type="float" office:value="251188.923876651" calcext:value-type="float">
            <text:p>251188.923876651</text:p>
          </table:table-cell>
          <table:table-cell table:formula="of:=[.E136]" office:value-type="float" office:value="214.608111599577" calcext:value-type="float">
            <text:p>214.608111599577</text:p>
          </table:table-cell>
          <table:table-cell/>
          <table:table-cell table:formula="of:=0.5*[.$C$3]*[.D137]-[.F137]" office:value-type="float" office:value="248255.575043101" calcext:value-type="float">
            <text:p>248255.575043101</text:p>
          </table:table-cell>
          <table:table-cell table:formula="of:=0.5*[.D137]*[.$C$4]" office:value-type="float" office:value="36857.0693541904" calcext:value-type="float">
            <text:p>36857.0693541904</text:p>
          </table:table-cell>
          <table:table-cell table:formula="of:=SQRT([.H137]*[.H137]+[.I137]*[.I137])" office:value-type="float" office:value="250976.640549196" calcext:value-type="float">
            <text:p>250976.64054919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(64-[.$C$8]*ABS(64-[.A138]))/64" office:value-type="float" office:value="1" calcext:value-type="float">
            <text:p>1</text:p>
          </table:table-cell>
          <table:table-cell table:formula="of:=SIN([.A138]*[.$C$5]+[.$C$6])*[.$C$7]*[.B138]" office:value-type="float" office:value="4058.90858001921" calcext:value-type="float">
            <text:p>4058.90858001921</text:p>
          </table:table-cell>
          <table:table-cell table:formula="of:=[.C138]+([.$C$3]*[.E137])-[.F137]" office:value-type="float" office:value="500784.666777821" calcext:value-type="float">
            <text:p>500784.666777821</text:p>
          </table:table-cell>
          <table:table-cell table:formula="of:=[.D138]" office:value-type="float" office:value="500784.666777821" calcext:value-type="float">
            <text:p>500784.666777821</text:p>
          </table:table-cell>
          <table:table-cell table:formula="of:=[.E137]" office:value-type="float" office:value="251188.923876651" calcext:value-type="float">
            <text:p>251188.923876651</text:p>
          </table:table-cell>
          <table:table-cell/>
          <table:table-cell table:formula="of:=0.5*[.$C$3]*[.D138]-[.F138]" office:value-type="float" office:value="244175.505235094" calcext:value-type="float">
            <text:p>244175.505235094</text:p>
          </table:table-cell>
          <table:table-cell table:formula="of:=0.5*[.D138]*[.$C$4]" office:value-type="float" office:value="73480.3705119139" calcext:value-type="float">
            <text:p>73480.3705119139</text:p>
          </table:table-cell>
          <table:table-cell table:formula="of:=SQRT([.H138]*[.H138]+[.I138]*[.I138])" office:value-type="float" office:value="254992.239504228" calcext:value-type="float">
            <text:p>254992.2395042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(64-[.$C$8]*ABS(64-[.A139]))/64" office:value-type="float" office:value="1" calcext:value-type="float">
            <text:p>1</text:p>
          </table:table-cell>
          <table:table-cell table:formula="of:=SIN([.A139]*[.$C$5]+[.$C$6])*[.$C$7]*[.B139]" office:value-type="float" office:value="3934.2783148726" calcext:value-type="float">
            <text:p>3934.2783148726</text:p>
          </table:table-cell>
          <table:table-cell table:formula="of:=[.C139]+([.$C$3]*[.E138])-[.F138]" office:value-type="float" office:value="743474.212661712" calcext:value-type="float">
            <text:p>743474.212661712</text:p>
          </table:table-cell>
          <table:table-cell table:formula="of:=[.D139]" office:value-type="float" office:value="743474.212661712" calcext:value-type="float">
            <text:p>743474.212661712</text:p>
          </table:table-cell>
          <table:table-cell table:formula="of:=[.E138]" office:value-type="float" office:value="500784.666777821" calcext:value-type="float">
            <text:p>500784.666777821</text:p>
          </table:table-cell>
          <table:table-cell/>
          <table:table-cell table:formula="of:=0.5*[.$C$3]*[.D139]-[.F139]" office:value-type="float" office:value="234642.560425741" calcext:value-type="float">
            <text:p>234642.560425741</text:p>
          </table:table-cell>
          <table:table-cell table:formula="of:=0.5*[.D139]*[.$C$4]" office:value-type="float" office:value="109090.32212177" calcext:value-type="float">
            <text:p>109090.32212177</text:p>
          </table:table-cell>
          <table:table-cell table:formula="of:=SQRT([.H139]*[.H139]+[.I139]*[.I139])" office:value-type="float" office:value="258762.109946142" calcext:value-type="float">
            <text:p>258762.10994614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64-[.$C$8]*ABS(64-[.A140]))/64" office:value-type="float" office:value="1" calcext:value-type="float">
            <text:p>1</text:p>
          </table:table-cell>
          <table:table-cell table:formula="of:=SIN([.A140]*[.$C$5]+[.$C$6])*[.$C$7]*[.B140]" office:value-type="float" office:value="3724.48280835265" calcext:value-type="float">
            <text:p>3724.48280835265</text:p>
          </table:table-cell>
          <table:table-cell table:formula="of:=[.C140]+([.$C$3]*[.E139])-[.F139]" office:value-type="float" office:value="973794.270437657" calcext:value-type="float">
            <text:p>973794.270437657</text:p>
          </table:table-cell>
          <table:table-cell table:formula="of:=[.D140]" office:value-type="float" office:value="973794.270437657" calcext:value-type="float">
            <text:p>973794.270437657</text:p>
          </table:table-cell>
          <table:table-cell table:formula="of:=[.E139]" office:value-type="float" office:value="743474.212661712" calcext:value-type="float">
            <text:p>743474.212661712</text:p>
          </table:table-cell>
          <table:table-cell/>
          <table:table-cell table:formula="of:=0.5*[.$C$3]*[.D140]-[.F140]" office:value-type="float" office:value="219780.205552441" calcext:value-type="float">
            <text:p>219780.205552441</text:p>
          </table:table-cell>
          <table:table-cell table:formula="of:=0.5*[.D140]*[.$C$4]" office:value-type="float" office:value="142885.292903514" calcext:value-type="float">
            <text:p>142885.292903514</text:p>
          </table:table-cell>
          <table:table-cell table:formula="of:=SQRT([.H140]*[.H140]+[.I140]*[.I140])" office:value-type="float" office:value="262144.13150173" calcext:value-type="float">
            <text:p>262144.131501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01T23:27:23.206284736</dc:date>
    <meta:editing-duration>PT7H47M26S</meta:editing-duration>
    <meta:editing-cycles>10</meta:editing-cycles>
    <meta:generator>LibreOffice/7.3.7.2$Linux_X86_64 LibreOffice_project/30$Build-2</meta:generator>
    <meta:document-statistic meta:table-count="1" meta:cell-count="1198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line" chart:style-name="ch1">
        <chart:legend chart:legend-position="end" svg:x="14.973cm" svg:y="4.203cm" style:legend-expansion="high" chart:style-name="ch2"/>
        <chart:plot-area chart:style-name="ch3" table:cell-range-address="table.D11:table.D140" chart:data-source-has-labels="row" svg:x="0.319cm" svg:y="0.18cm" svg:width="14.335cm" svg:height="8.645cm">
          <chart:coordinate-region svg:x="1.972cm" svg:y="0.379cm" svg:width="12.682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le.D12:table.D140" chart:label-cell-address="table.D11:table.D11" chart:class="chart:line">
            <chart:data-point chart:repeated="1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</text:p>
                <draw:g>
                  <svg:desc>table.D11:table.D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le.D12:table.D1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34.35411811676">
                <text:p>3434.354118116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63.52379830481">
                <text:p>9863.523798304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717.2864265279">
                <text:p>18717.28642652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315.679934196">
                <text:p>29315.6799341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894.4395102034">
                <text:p>40894.43951020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633.1193306887">
                <text:p>52633.11933068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3685.1871958224">
                <text:p>63685.18719582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209.1736117765">
                <text:p>73209.17361177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399.9234287818">
                <text:p>80399.92342878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4518.9913337817">
                <text:p>84518.99133378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4923.2425455088">
                <text:p>84923.24254550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090.7665040322">
                <text:p>81090.76650403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2643.2830161976">
                <text:p>72643.28301619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364.315369193">
                <text:p>59364.3153691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212.5208851736">
                <text:p>41212.5208851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329.7032236612">
                <text:p>18329.70322366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956.82107973618">
                <text:p>-8956.821079736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40137.6707431326">
                <text:p>-40137.67074313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74530.6666313283">
                <text:p>-74530.66663132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11295.754903297">
                <text:p>-111295.7549032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49455.259995553">
                <text:p>-149455.2599955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87918.984251853">
                <text:p>-187918.9842518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25513.525667552">
                <text:p>-225513.5256675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61015.055325009">
                <text:p>-261015.0553250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93184.685301552">
                <text:p>-293184.6853015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20805.469309354">
                <text:p>-320805.4693093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42720.014695663">
                <text:p>-342720.0146956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357867.64768194">
                <text:p>-357867.647681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365320.065156195">
                <text:p>-365320.0651561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364314.426534245">
                <text:p>-364314.4265342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54282.888007351">
                <text:p>-354282.8880073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34877.657982529">
                <text:p>-334877.6579825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05990.755053237">
                <text:p>-305990.7550532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67767.77607193">
                <text:p>-267767.776071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20615.128849307">
                <text:p>-220615.1288493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65200.348122604">
                <text:p>-165200.3481226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02445.29067406">
                <text:p>-102445.290674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3512.1914085881">
                <text:p>-33512.19140858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217.2478962104">
                <text:p>40217.24789621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7169.376450542">
                <text:p>117169.3764505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5612.175020314">
                <text:p>195612.1750203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3694.182766431">
                <text:p>273694.1827664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9487.896668383">
                <text:p>349487.8966683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1036.632178481">
                <text:p>421036.6321784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6403.719535463">
                <text:p>486403.7195354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3722.822720461">
                <text:p>543722.8227204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91248.110055944">
                <text:p>591248.1100559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27402.978913376">
                <text:p>627402.9789133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0826.043126392">
                <text:p>650826.0431263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0413.130915235">
                <text:p>660413.1309152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5354.113000335">
                <text:p>655354.1130003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35163.483875955">
                <text:p>635163.4838759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9703.751879366">
                <text:p>599703.7518793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9200.852910719">
                <text:p>549200.8529107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84250.98491013">
                <text:p>484250.984910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05818.461328705">
                <text:p>405818.4613287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15224.397151833">
                <text:p>315224.3971518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4126.265432294">
                <text:p>214126.2654322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4488.590348254">
                <text:p>104488.5903482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1454.7310784553">
                <text:p>-11454.73107845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31245.767921545">
                <text:p>-131245.7679215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52254.63883046">
                <text:p>-252254.638830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1737.236917553">
                <text:p>-371737.2369175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486897.329254006">
                <text:p>-486897.3292540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594951.628307201">
                <text:p>-594951.6283072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693196.328411039">
                <text:p>-693196.3284110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779073.530867462">
                <text:p>-779073.5308674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850235.948854524">
                <text:p>-850235.9488545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904608.28941952">
                <text:p>-904608.289419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940443.755006872">
                <text:p>-940443.7550068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956374.19081102">
                <text:p>-956374.190811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951452.525411776">
                <text:p>-951452.5254117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925186.308375021">
                <text:p>-925186.3083750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877561.336633071">
                <text:p>-877561.3366330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809054.577523372">
                <text:p>-809054.5775233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720635.835651454">
                <text:p>-720635.8356514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613757.867910117">
                <text:p>-613757.8679101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490334.920172385">
                <text:p>-490334.9201723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352709.934139926">
                <text:p>-352709.9341399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3610.947092514">
                <text:p>-203610.9470925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46097.4742829333">
                <text:p>-46097.4742829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6502.083039984">
                <text:p>116502.0830399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80660.727789209">
                <text:p>280660.7277892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2729.371900314">
                <text:p>442729.3719003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99017.896418552">
                <text:p>599017.8964185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45878.967332589">
                <text:p>745878.9673325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9792.707594809">
                <text:p>879792.7075948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97450.268651747">
                <text:p>997450.2686517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95834.33272749">
                <text:p>1095834.332727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72294.61109651">
                <text:p>1172294.611096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24616.48361699">
                <text:p>1224616.483616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51081.04975073">
                <text:p>1251081.049750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50515.02897614">
                <text:p>1250515.028976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22329.15567017">
                <text:p>1222329.155670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66543.95598254">
                <text:p>1166543.955982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83802.06684409">
                <text:p>1083802.066844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5366.554152471">
                <text:p>975366.5541524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43105.001812999">
                <text:p>843105.001812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89459.468621068">
                <text:p>689459.4686210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17402.738537125">
                <text:p>517402.7385371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30381.61412455">
                <text:p>330381.614124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2248.315180047">
                <text:p>132248.3151800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72818.6625617246">
                <text:p>-72818.66256172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280402.607427562">
                <text:p>-280402.6074275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485943.716051713">
                <text:p>-485943.7160517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684839.233197735">
                <text:p>-684839.2331977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872546.408393023">
                <text:p>-872546.4083930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044685.96878866">
                <text:p>-1044685.9687886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197143.75719012">
                <text:p>-1197143.757190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326168.18703711">
                <text:p>-1326168.187037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428461.22298062">
                <text:p>-1428461.222980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501260.70611025">
                <text:p>-1501260.706110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542412.00507881">
                <text:p>-1542412.0050788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550427.18538825">
                <text:p>-1550427.185388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524530.14480656">
                <text:p>-1524530.1448065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464686.45805866">
                <text:p>-1464686.458058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371617.00237147">
                <text:p>-1371617.002371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246794.79010078">
                <text:p>-1246794.790100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092424.80777105">
                <text:p>-1092424.807771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911407.04413431">
                <text:p>-911407.044134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707283.274671714">
                <text:p>-707283.2746717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484168.547536375">
                <text:p>-484168.5475363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246668.67753579">
                <text:p>-246668.677535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14.608111599577">
                <text:p>214.60811159957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1188.923876651">
                <text:p>251188.92387665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00784.666777821">
                <text:p>500784.6667778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43474.212661712">
                <text:p>743474.2126617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73794.270437657">
                <text:p>973794.2704376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scatter" chart:style-name="ch1">
        <chart:legend chart:legend-position="end" svg:x="3.019cm" svg:y="0.363cm" style:legend-expansion="custom" svg:width="4.355cm" svg:height="0.598cm" style:legend-expansion-aspect-ratio="7.28260869565217" chart:style-name="ch2"/>
        <chart:plot-area chart:style-name="ch3" table:cell-range-address="table.C11:table.C140" chart:data-source-has-labels="row" svg:x="0.503cm" svg:y="0.18cm" svg:width="15.053cm" svg:height="8.644cm">
          <chart:coordinate-region svg:x="1.601cm" svg:y="0.379cm" svg:width="13.675cm" svg:height="8.2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le.C12:table.C140" chart:label-cell-address="table.C11:table.C11" chart:class="chart:scatter">
            <chart:data-point chart:repeated="1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veform to take DFT of</text:p>
                <draw:g>
                  <svg:desc>table.C11:table.C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24.48226027799">
                <text:p>3724.48226027799</text:p>
                <draw:g>
                  <svg:desc>table.C12:table.C1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34.06278159129">
                <text:p>3434.062781591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69.30621684238">
                <text:p>3069.306216842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38.10844385004">
                <text:p>2638.108443850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49.80359189478">
                <text:p>2149.803591894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14.96198601521">
                <text:p>1614.961986015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5.16133140038">
                <text:p>1045.161331400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2.736091044799">
                <text:p>452.7360910447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49.489518117048">
                <text:p>-149.4895181170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48.479130769677">
                <text:p>-748.4791307696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331.26643114716">
                <text:p>-1331.266431147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885.23583460254">
                <text:p>-1885.235834602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398.39557690796">
                <text:p>-2398.395576907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859.63729972707">
                <text:p>-2859.637299727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258.97651301839">
                <text:p>-3258.976513018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587.76872908482">
                <text:p>-3587.768729084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838.89658962024">
                <text:p>-3838.896589620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4006.92393501764">
                <text:p>-4006.923935017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4088.21348080378">
                <text:p>-4088.213480803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4081.00555386101">
                <text:p>-4081.005553861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985.4561840349">
                <text:p>-3985.45618403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803.63372655938">
                <text:p>-3803.633726559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539.47408841375">
                <text:p>-3539.47408841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198.69552782563">
                <text:p>-3198.695527825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788.67487125328">
                <text:p>-2788.674871253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318.28782737573">
                <text:p>-2318.287827375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797.71685481044">
                <text:p>-1797.716854810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238.23074264202">
                <text:p>-1238.230742642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51.940675177822">
                <text:p>-651.9406751778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51.5380613915388">
                <text:p>-51.53806139153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49.98019574456">
                <text:p>549.980195744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39.59304294968">
                <text:p>1139.593042949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04.53714310574">
                <text:p>1704.537143105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32.58316295222">
                <text:p>2232.583162952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12.3005012105">
                <text:p>2712.30050121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33.30472657348">
                <text:p>3133.304726573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86.48236927553">
                <text:p>3486.482369275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64.18820018411">
                <text:p>3764.188200184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60.41072691681">
                <text:p>3960.410726916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70.90232449272">
                <text:p>4070.902324492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93.27118358264">
                <text:p>4093.271183582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27.03308595611">
                <text:p>4027.033085956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73.62188634355">
                <text:p>3873.621886343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36.35847381246">
                <text:p>3636.358473812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320.37888455043">
                <text:p>3320.378884550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32.52312219595">
                <text:p>2932.523122195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81.187092421">
                <text:p>2481.1870924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14085693446">
                <text:p>1976.140856934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28.31714115826">
                <text:p>1428.317141158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49.574673746062">
                <text:p>849.5746737460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2.441480929226">
                <text:p>252.4414809292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50.156307408135">
                <text:p>-350.1563074081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945.174269395637">
                <text:p>-945.1742693956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519.73206350719">
                <text:p>-1519.732063507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2061.39224904792">
                <text:p>-2061.392249047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2558.42951917577">
                <text:p>-2558.429519175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3000.08451837643">
                <text:p>-3000.084518376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3376.79675000977">
                <text:p>-3376.796750009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680.41153218303">
                <text:p>-3680.411532183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3904.35652198124">
                <text:p>-3904.356521981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43.78398683845">
                <text:p>-4043.783986838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4095.67574330442">
                <text:p>-4095.675743304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4058.90849159934">
                <text:p>-4058.908491599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934.27813166103">
                <text:p>-3934.278131661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724.48253431537">
                <text:p>-3724.482534315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434.0631405223">
                <text:p>-3434.06314052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069.30665289724">
                <text:p>-3069.306652897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638.10894758949">
                <text:p>-2638.108947589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2149.80415241438">
                <text:p>-2149.804152414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614.96259118141">
                <text:p>-1614.962591181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045.16196811315">
                <text:p>-1045.161968113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452.736745521236">
                <text:p>-452.7367455212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9.488860044383">
                <text:p>149.4888600443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8.47848334607">
                <text:p>748.478483346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31.26580838738">
                <text:p>1331.265808387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85.23524998745">
                <text:p>1885.235249987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98.3950430927">
                <text:p>2398.39504309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859.63682826715">
                <text:p>2859.636828267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258.97611411948">
                <text:p>3258.976114119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87.76841138188">
                <text:p>3587.768411381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838.89635999058">
                <text:p>3838.896359990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06.92379843205">
                <text:p>4006.923798432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088.21344021892">
                <text:p>4088.213440218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081.00561015542">
                <text:p>4081.005610155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985.45633598998">
                <text:p>3985.456335989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803.63397088576">
                <text:p>3803.633970885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539.4744198225">
                <text:p>3539.47441982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198.69593914275">
                <text:p>3198.695939142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788.675353575">
                <text:p>2788.6753535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18.28837026125">
                <text:p>2318.288370261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97.71744650791">
                <text:p>1797.717446507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38.23137034299">
                <text:p>1238.231370342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51.941325294464">
                <text:p>651.9413252944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1.5387198507867">
                <text:p>51.53871985078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549.979543196364">
                <text:p>-549.9795431963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139.59241043823">
                <text:p>-1139.592410438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704.536544323">
                <text:p>-1704.5365443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2232.58261086002">
                <text:p>-2232.582610860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712.30000775997">
                <text:p>-2712.300007759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3133.30430244635">
                <text:p>-3133.3043024463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3486.48202365286">
                <text:p>-3486.482023652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3764.18794054758">
                <text:p>-3764.187940547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3960.41055888677">
                <text:p>-3960.4105588867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4070.90225170652">
                <text:p>-4070.902251706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4093.27120761587">
                <text:p>-4093.2712076158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4027.03320628853">
                <text:p>-4027.033206288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3873.62210037033">
                <text:p>-3873.622100370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3636.35877690056">
                <text:p>-3636.358776900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3320.37927013892">
                <text:p>-3320.379270138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2932.52358193799">
                <text:p>-2932.523581937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2481.18761636457">
                <text:p>-2481.1876163645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976.14143373776">
                <text:p>-1976.141433737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428.31775833524">
                <text:p>-1428.317758335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849.575317936719">
                <text:p>-849.5753179367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252.44213818876">
                <text:p>-252.442138188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0.155651307399">
                <text:p>350.1556513073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45.173628656298">
                <text:p>945.17362865629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19.73145199932">
                <text:p>1519.731451999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61.39168000882">
                <text:p>2061.3916800088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58.42900492341">
                <text:p>2558.4290049234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00.08407004282">
                <text:p>3000.0840700428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376.79637729999">
                <text:p>3376.796377299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80.41124316511">
                <text:p>3680.411243165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904.35632291155">
                <text:p>3904.356322911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043.78388202625">
                <text:p>4043.783882026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095.67573501857">
                <text:p>4095.6757350185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058.90858001921">
                <text:p>4058.908580019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934.2783148726">
                <text:p>3934.27831487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724.48280835265">
                <text:p>3724.482808352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1cm" svg:height="9.006cm" xlink:href=".." xlink:type="simple" chart:class="chart:scatter" chart:style-name="ch1">
        <chart:legend chart:legend-position="end" svg:x="14.816cm" svg:y="4.204cm" style:legend-expansion="high" chart:style-name="ch2"/>
        <chart:plot-area chart:style-name="ch3" table:cell-range-address="table.H12:table.I140 table.I11:table.I11" chart:data-source-has-labels="row" svg:x="0.32cm" svg:y="0.18cm" svg:width="14.176cm" svg:height="8.646cm">
          <chart:coordinate-region svg:x="0.929cm" svg:y="0.379cm" svg:width="13.01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le.I12:table.I140" chart:label-cell-address="table.I11:table.I11" chart:class="chart:scatter">
            <chart:domain table:cell-range-address="table.H12:table.H140"/>
            <chart:data-point chart:repeated="1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Oq</text:p>
                <draw:g>
                  <svg:desc>table.I11:table.I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le.H12:table.H140</svg:desc>
                </draw:g>
              </table:table-cell>
              <table:table-cell office:value-type="float" office:value="0">
                <text:p>0</text:p>
                <draw:g>
                  <svg:desc>table.I12:table.I1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97.03515965465">
                <text:p>3397.03515965465</text:p>
              </table:table-cell>
              <table:table-cell office:value-type="float" office:value="503.924400665202">
                <text:p>503.9244006652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322.41193228055">
                <text:p>6322.41193228055</text:p>
              </table:table-cell>
              <table:table-cell office:value-type="float" office:value="1447.27950221781">
                <text:p>1447.279502217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651.17627199823">
                <text:p>8651.17627199823</text:p>
              </table:table-cell>
              <table:table-cell office:value-type="float" office:value="2746.39627137201">
                <text:p>2746.396271372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81.0955488302">
                <text:p>10281.0955488302</text:p>
              </table:table-cell>
              <table:table-cell office:value-type="float" office:value="4301.50355288155">
                <text:p>4301.503552881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136.1390325461">
                <text:p>11136.1390325461</text:p>
              </table:table-cell>
              <table:table-cell office:value-type="float" office:value="6000.4604103024">
                <text:p>6000.46041030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169.0057972871">
                <text:p>11169.0057972871</text:p>
              </table:table-cell>
              <table:table-cell office:value-type="float" office:value="7722.88244067313">
                <text:p>7722.882440673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362.7718996024">
                <text:p>10362.7718996024</text:p>
              </table:table-cell>
              <table:table-cell office:value-type="float" office:value="9344.55757477452">
                <text:p>9344.557574774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731.60768186454">
                <text:p>8731.60768186454</text:p>
              </table:table-cell>
              <table:table-cell office:value-type="float" office:value="10742.0165966284">
                <text:p>10742.01659662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20.54207657618">
                <text:p>6320.54207657618</text:p>
              </table:table-cell>
              <table:table-cell office:value-type="float" office:value="11797.1187110996">
                <text:p>11797.11871109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04.27747566477">
                <text:p>3204.27747566477</text:p>
              </table:table-cell>
              <table:table-cell office:value-type="float" office:value="12401.5114888788">
                <text:p>12401.51148887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514.914626420781">
                <text:p>-514.914626420781</text:p>
              </table:table-cell>
              <table:table-cell office:value-type="float" office:value="12460.8274599702">
                <text:p>12460.82745997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710.16111479209">
                <text:p>-4710.16111479209</text:p>
              </table:table-cell>
              <table:table-cell office:value-type="float" office:value="11898.4864415886">
                <text:p>11898.48644158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9233.73731091039">
                <text:p>-9233.73731091039</text:p>
              </table:table-cell>
              <table:table-cell office:value-type="float" office:value="10658.9832024554">
                <text:p>10658.98320245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3921.4967009696">
                <text:p>-13921.4967009696</text:p>
              </table:table-cell>
              <table:table-cell office:value-type="float" office:value="8710.55401232902">
                <text:p>8710.554012329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8597.8577779558">
                <text:p>-18597.8577779558</text:p>
              </table:table-cell>
              <table:table-cell office:value-type="float" office:value="6047.13264057681">
                <text:p>6047.132640576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3081.2090149461">
                <text:p>-23081.2090149461</text:p>
              </table:table-cell>
              <table:table-cell office:value-type="float" office:value="2689.52600508754">
                <text:p>2689.526005087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7189.580242995">
                <text:p>-27189.580242995</text:p>
              </table:table-cell>
              <table:table-cell office:value-type="float" office:value="-1314.23858438527">
                <text:p>-1314.238584385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0746.4199988656">
                <text:p>-30746.4199988656</text:p>
              </table:table-cell>
              <table:table-cell office:value-type="float" office:value="-5889.41937193754">
                <text:p>-5889.419371937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3586.3139880646">
                <text:p>-33586.3139880646</text:p>
              </table:table-cell>
              <table:table-cell office:value-type="float" office:value="-10935.919891093">
                <text:p>-10935.9198910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5560.4798188328">
                <text:p>-35560.4798188328</text:p>
              </table:table-cell>
              <table:table-cell office:value-type="float" office:value="-16330.478645277">
                <text:p>-16330.4786452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6541.8776300715">
                <text:p>-36541.8776300715</text:p>
              </table:table-cell>
              <table:table-cell office:value-type="float" office:value="-21929.6408376257">
                <text:p>-21929.64083762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6429.7850720867">
                <text:p>-36429.7850720867</text:p>
              </table:table-cell>
              <table:table-cell office:value-type="float" office:value="-27573.4412514969">
                <text:p>-27573.44125149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5153.6981009511">
                <text:p>-35153.6981009511</text:p>
              </table:table-cell>
              <table:table-cell office:value-type="float" office:value="-33089.706056938">
                <text:p>-33089.7060569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2676.4359033117">
                <text:p>-32676.4359033117</text:p>
              </table:table-cell>
              <table:table-cell office:value-type="float" office:value="-38298.8622592523">
                <text:p>-38298.86225925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8996.3485647675">
                <text:p>-28996.3485647675</text:p>
              </table:table-cell>
              <table:table-cell office:value-type="float" office:value="-43019.1272488277">
                <text:p>-43019.12724882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4148.5493257349">
                <text:p>-24148.5493257349</text:p>
              </table:table-cell>
              <table:table-cell office:value-type="float" office:value="-47071.9379224886">
                <text:p>-47071.93792248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8205.1188487037">
                <text:p>-18205.1188487037</text:p>
              </table:table-cell>
              <table:table-cell office:value-type="float" office:value="-50287.4695100413">
                <text:p>-50287.46951004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1274.2561995699">
                <text:p>-11274.2561995699</text:p>
              </table:table-cell>
              <table:table-cell office:value-type="float" office:value="-52510.088847354">
                <text:p>-52510.0888473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3498.3795240249">
                <text:p>-3498.3795240249</text:p>
              </table:table-cell>
              <table:table-cell office:value-type="float" office:value="-53603.5855806729">
                <text:p>-53603.58558067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948.79205294716">
                <text:p>4948.79205294716</text:p>
              </table:table-cell>
              <table:table-cell office:value-type="float" office:value="-53456.0277510424">
                <text:p>-53456.02775104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866.1157043051">
                <text:p>13866.1157043051</text:p>
              </table:table-cell>
              <table:table-cell office:value-type="float" office:value="-51984.0953684007">
                <text:p>-51984.09536840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029.7748955806">
                <text:p>23029.7748955806</text:p>
              </table:table-cell>
              <table:table-cell office:value-type="float" office:value="-49136.7568081619">
                <text:p>-49136.75680816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198.7907046943">
                <text:p>32198.7907046943</text:p>
              </table:table-cell>
              <table:table-cell office:value-type="float" office:value="-44898.1679075801">
                <text:p>-44898.16790758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1121.1607386782">
                <text:p>41121.1607386782</text:p>
              </table:table-cell>
              <table:table-cell office:value-type="float" office:value="-39289.6921615332">
                <text:p>-39289.69216153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9540.472790025">
                <text:p>49540.472790025</text:p>
              </table:table-cell>
              <table:table-cell office:value-type="float" office:value="-32370.9619798979">
                <text:p>-32370.96197989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202.8249875316">
                <text:p>57202.8249875316</text:p>
              </table:table-cell>
              <table:table-cell office:value-type="float" office:value="-24239.9250497254">
                <text:p>-24239.92504972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3863.8729935497">
                <text:p>63863.8729935497</text:p>
              </table:table-cell>
              <table:table-cell office:value-type="float" office:value="-15031.8458517629">
                <text:p>-15031.84585176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9295.8181228889">
                <text:p>69295.8181228889</text:p>
              </table:table-cell>
              <table:table-cell office:value-type="float" office:value="-4917.25966214885">
                <text:p>-4917.259662148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3294.1483377737">
                <text:p>73294.1483377737</text:p>
              </table:table-cell>
              <table:table-cell office:value-type="float" office:value="5901.09576516672">
                <text:p>5901.095765166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5683.9470190737">
                <text:p>75683.9470190737</text:p>
              </table:table-cell>
              <table:table-cell office:value-type="float" office:value="17192.3179070806">
                <text:p>17192.31790708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6325.5922147728">
                <text:p>76325.5922147728</text:p>
              </table:table-cell>
              <table:table-cell office:value-type="float" office:value="28702.2667639124">
                <text:p>28702.26676391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5119.6815871282">
                <text:p>75119.6815871282</text:p>
              </table:table-cell>
              <table:table-cell office:value-type="float" office:value="40159.2766129067">
                <text:p>40159.27661290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2011.0352637497">
                <text:p>72011.0352637497</text:p>
              </table:table-cell>
              <table:table-cell office:value-type="float" office:value="51280.5240261393">
                <text:p>51280.52402613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6991.6498724419">
                <text:p>66991.6498724419</text:p>
              </table:table-cell>
              <table:table-cell office:value-type="float" office:value="61778.9037564305">
                <text:p>61778.90375643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102.5017247798">
                <text:p>60102.5017247798</text:p>
              </table:table-cell>
              <table:table-cell office:value-type="float" office:value="71370.2473356593">
                <text:p>71370.24733565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434.1248317736">
                <text:p>51434.1248317736</text:p>
              </table:table-cell>
              <table:table-cell office:value-type="float" office:value="79780.7063989216">
                <text:p>79780.70639892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1125.9195258784">
                <text:p>41125.9195258784</text:p>
              </table:table-cell>
              <table:table-cell office:value-type="float" office:value="86754.114240192">
                <text:p>86754.1142401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364.1791983511">
                <text:p>29364.1791983511</text:p>
              </table:table-cell>
              <table:table-cell office:value-type="float" office:value="92059.1352116756">
                <text:p>92059.13521167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378.8552604645">
                <text:p>16378.8552604645</text:p>
              </table:table-cell>
              <table:table-cell office:value-type="float" office:value="95496.0124786475">
                <text:p>95496.01247864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39.11309067521">
                <text:p>2439.11309067521</text:p>
              </table:table-cell>
              <table:table-cell office:value-type="float" office:value="96902.7303947272">
                <text:p>96902.73039472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2152.2363849418">
                <text:p>-12152.2363849418</text:p>
              </table:table-cell>
              <table:table-cell office:value-type="float" office:value="96160.4183083665">
                <text:p>96160.41830836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7065.3145287308">
                <text:p>-27065.3145287308</text:p>
              </table:table-cell>
              <table:table-cell office:value-type="float" office:value="93197.8377675645">
                <text:p>93197.83776756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1950.6193580944">
                <text:p>-41950.6193580944</text:p>
              </table:table-cell>
              <table:table-cell office:value-type="float" office:value="87994.8145557564">
                <text:p>87994.81455575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56447.1687250303">
                <text:p>-56447.1687250303</text:p>
              </table:table-cell>
              <table:table-cell office:value-type="float" office:value="80584.5003542068">
                <text:p>80584.50035420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70191.1535318187">
                <text:p>-70191.1535318187</text:p>
              </table:table-cell>
              <table:table-cell office:value-type="float" office:value="71054.3755680569">
                <text:p>71054.37556805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82824.8955041432">
                <text:p>-82824.8955041432</text:p>
              </table:table-cell>
              <table:table-cell office:value-type="float" office:value="59545.9343651148">
                <text:p>59545.93436511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94005.8921821137">
                <text:p>-94005.8921821137</text:p>
              </table:table-cell>
              <table:table-cell office:value-type="float" office:value="46253.024570714">
                <text:p>46253.0245707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03415.725140799">
                <text:p>-103415.725140799</text:p>
              </table:table-cell>
              <table:table-cell office:value-type="float" office:value="31418.8479881673">
                <text:p>31418.84798816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10768.606261956">
                <text:p>-110768.606261956</text:p>
              </table:table-cell>
              <table:table-cell office:value-type="float" office:value="15331.6601773345">
                <text:p>15331.66017733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15819.341263247">
                <text:p>-115819.341263247</text:p>
              </table:table-cell>
              <table:table-cell office:value-type="float" office:value="-1680.75809743724">
                <text:p>-1680.758097437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18370.499630203">
                <text:p>-118370.499630203</text:p>
              </table:table-cell>
              <table:table-cell office:value-type="float" office:value="-19257.7534712629">
                <text:p>-19257.75347126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18278.595432174">
                <text:p>-118278.595432174</text:p>
              </table:table-cell>
              <table:table-cell office:value-type="float" office:value="-37013.4422123487">
                <text:p>-37013.44221234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15459.103944615">
                <text:p>-115459.103944615</text:p>
              </table:table-cell>
              <table:table-cell office:value-type="float" office:value="-54545.180221933">
                <text:p>-54545.1802219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09890.164124562">
                <text:p>-109890.164124562</text:p>
              </table:table-cell>
              <table:table-cell office:value-type="float" office:value="-71442.6749226304">
                <text:p>-71442.67492263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01614.846252068">
                <text:p>-101614.846252068</text:p>
              </table:table-cell>
              <table:table-cell office:value-type="float" office:value="-87297.5332211503">
                <text:p>-87297.53322115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90741.8968063359">
                <text:p>-90741.8968063359</text:p>
              </table:table-cell>
              <table:table-cell office:value-type="float" office:value="-101713.02443599">
                <text:p>-101713.024435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77444.9081455354">
                <text:p>-77444.9081455354</text:p>
              </table:table-cell>
              <table:table-cell office:value-type="float" office:value="-114313.826883929">
                <text:p>-114313.8268839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61959.8979804384">
                <text:p>-61959.8979804384</text:p>
              </table:table-cell>
              <table:table-cell office:value-type="float" office:value="-124755.522061735">
                <text:p>-124755.5220617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44581.3220921175">
                <text:p>-44581.3220921175</text:p>
              </table:table-cell>
              <table:table-cell office:value-type="float" office:value="-132733.601254979">
                <text:p>-132733.6012549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25656.582322989">
                <text:p>-25656.582322989</text:p>
              </table:table-cell>
              <table:table-cell office:value-type="float" office:value="-137991.756033895">
                <text:p>-137991.7560338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5579.12963247392">
                <text:p>-5579.12963247392</text:p>
              </table:table-cell>
              <table:table-cell office:value-type="float" office:value="-140329.236398134">
                <text:p>-140329.2363981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219.7019763265">
                <text:p>15219.7019763265</text:p>
              </table:table-cell>
              <table:table-cell office:value-type="float" office:value="-139607.078111222">
                <text:p>-139607.0781112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279.9614851585">
                <text:p>36279.9614851585</text:p>
              </table:table-cell>
              <table:table-cell office:value-type="float" office:value="-135753.023688538">
                <text:p>-135753.0236885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7123.2478008306">
                <text:p>57123.2478008306</text:p>
              </table:table-cell>
              <table:table-cell office:value-type="float" office:value="-128764.989107259">
                <text:p>-128764.9891072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263.5529692621">
                <text:p>77263.5529692621</text:p>
              </table:table-cell>
              <table:table-cell office:value-type="float" office:value="-118712.960009921">
                <text:p>-118712.9600099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6218.536392494">
                <text:p>96218.536392494</text:p>
              </table:table-cell>
              <table:table-cell office:value-type="float" office:value="-105739.236284014">
                <text:p>-105739.2362840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3520.969682475">
                <text:p>113520.969682475</text:p>
              </table:table-cell>
              <table:table-cell office:value-type="float" office:value="-90056.981634077">
                <text:p>-90056.9816340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8730.082679405">
                <text:p>128730.082679405</text:p>
              </table:table-cell>
              <table:table-cell office:value-type="float" office:value="-71947.0742605258">
                <text:p>-71947.07426052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1442.53835994">
                <text:p>141442.53835994</text:p>
              </table:table-cell>
              <table:table-cell office:value-type="float" office:value="-51753.2951050455">
                <text:p>-51753.29510504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1302.76802928">
                <text:p>151302.76802928</text:p>
              </table:table-cell>
              <table:table-cell office:value-type="float" office:value="-29875.930365251">
                <text:p>-29875.9303652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8012.40834614">
                <text:p>158012.40834614</text:p>
              </table:table-cell>
              <table:table-cell office:value-type="float" office:value="-6763.90415818413">
                <text:p>-6763.904158184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1338.598230994">
                <text:p>161338.598230994</text:p>
              </table:table-cell>
              <table:table-cell office:value-type="float" office:value="17094.4056300067">
                <text:p>17094.40563000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1120.91626217">
                <text:p>161120.91626217</text:p>
              </table:table-cell>
              <table:table-cell office:value-type="float" office:value="41181.4810521028">
                <text:p>41181.48105210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7276.767329229">
                <text:p>157276.767329229</text:p>
              </table:table-cell>
              <table:table-cell office:value-type="float" office:value="64961.889694149">
                <text:p>64961.8896941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9805.060506226">
                <text:p>149805.060506226</text:p>
              </table:table-cell>
              <table:table-cell office:value-type="float" office:value="87894.1786602877">
                <text:p>87894.17866028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8788.057618557">
                <text:p>138788.057618557</text:p>
              </table:table-cell>
              <table:table-cell office:value-type="float" office:value="109443.172909602">
                <text:p>109443.1729096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4391.312982791">
                <text:p>124391.312982791</text:p>
              </table:table-cell>
              <table:table-cell office:value-type="float" office:value="129092.399221616">
                <text:p>129092.3992216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6861.66838121">
                <text:p>106861.66838121</text:p>
              </table:table-cell>
              <table:table-cell office:value-type="float" office:value="146356.348686402">
                <text:p>146356.3486864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6523.3124991297">
                <text:p>86523.3124991297</text:p>
              </table:table-cell>
              <table:table-cell office:value-type="float" office:value="160792.288842614">
                <text:p>160792.2888426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3771.9597595765">
                <text:p>63771.9597595765</text:p>
              </table:table-cell>
              <table:table-cell office:value-type="float" office:value="172011.341574699">
                <text:p>172011.3415746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067.2486644594">
                <text:p>39067.2486644594</text:p>
              </table:table-cell>
              <table:table-cell office:value-type="float" office:value="179688.55462401">
                <text:p>179688.554624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923.5033196495">
                <text:p>12923.5033196495</text:p>
              </table:table-cell>
              <table:table-cell office:value-type="float" office:value="183571.712903309">
                <text:p>183571.7129033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4100.9572686795">
                <text:p>-14100.9572686795</text:p>
              </table:table-cell>
              <table:table-cell office:value-type="float" office:value="183488.660407908">
                <text:p>183488.6604079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41415.7402915787">
                <text:p>-41415.7402915787</text:p>
              </table:table-cell>
              <table:table-cell office:value-type="float" office:value="179352.933914823">
                <text:p>179352.9339148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68411.2761408777">
                <text:p>-68411.2761408777</text:p>
              </table:table-cell>
              <table:table-cell office:value-type="float" office:value="171167.545235686">
                <text:p>171167.5452356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94472.4096096044">
                <text:p>-94472.4096096044</text:p>
              </table:table-cell>
              <table:table-cell office:value-type="float" office:value="159026.788790669">
                <text:p>159026.7887906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18992.382511667">
                <text:p>-118992.382511667</text:p>
              </table:table-cell>
              <table:table-cell office:value-type="float" office:value="143115.994835061">
                <text:p>143115.9948350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41386.890614478">
                <text:p>-141386.890614478</text:p>
              </table:table-cell>
              <table:table-cell office:value-type="float" office:value="123709.194836735">
                <text:p>123709.1948367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61107.89062611">
                <text:p>-161107.89062611</text:p>
              </table:table-cell>
              <table:table-cell office:value-type="float" office:value="101164.713235319">
                <text:p>101164.7132353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77656.833277985">
                <text:p>-177656.833277985</text:p>
              </table:table-cell>
              <table:table-cell office:value-type="float" office:value="75918.7480243966">
                <text:p>75918.74802439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90597.006399096">
                <text:p>-190597.006399096</text:p>
              </table:table-cell>
              <table:table-cell office:value-type="float" office:value="48477.0501708805">
                <text:p>48477.05017088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99564.687217284">
                <text:p>-199564.687217284</text:p>
              </table:table-cell>
              <table:table-cell office:value-type="float" office:value="19404.8577036755">
                <text:p>19404.85770367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204278.825699996">
                <text:p>-204278.825699996</text:p>
              </table:table-cell>
              <table:table-cell office:value-type="float" office:value="-10684.7167259445">
                <text:p>-10684.71672594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204549.01014185">
                <text:p>-204549.01014185</text:p>
              </table:table-cell>
              <table:table-cell office:value-type="float" office:value="-41143.6069296132">
                <text:p>-41143.60692961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200281.501834901">
                <text:p>-200281.501834901</text:p>
              </table:table-cell>
              <table:table-cell office:value-type="float" office:value="-71302.7508073806">
                <text:p>-71302.75080738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91483.166782205">
                <text:p>-191483.166782205</text:p>
              </table:table-cell>
              <table:table-cell office:value-type="float" office:value="-100486.783911039">
                <text:p>-100486.78391103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78263.178160392">
                <text:p>-178263.178160392</text:p>
              </table:table-cell>
              <table:table-cell office:value-type="float" office:value="-128029.146319698">
                <text:p>-128029.1463196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60832.412607578">
                <text:p>-160832.412607578</text:p>
              </table:table-cell>
              <table:table-cell office:value-type="float" office:value="-153287.265261349">
                <text:p>-153287.2652613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39500.515316043">
                <text:p>-139500.515316043</text:p>
              </table:table-cell>
              <table:table-cell office:value-type="float" office:value="-175657.468509078">
                <text:p>-175657.4685090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14670.662178383">
                <text:p>-114670.662178383</text:p>
              </table:table-cell>
              <table:table-cell office:value-type="float" office:value="-194589.283996256">
                <text:p>-194589.2839962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86832.1006574016">
                <text:p>-86832.1006574016</text:p>
              </table:table-cell>
              <table:table-cell office:value-type="float" office:value="-209598.789439546">
                <text:p>-209598.7894395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56550.6033901256">
                <text:p>-56550.6033901256</text:p>
              </table:table-cell>
              <table:table-cell office:value-type="float" office:value="-220280.691958366">
                <text:p>-220280.6919583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24457.0185699072">
                <text:p>-24457.0185699072</text:p>
              </table:table-cell>
              <table:table-cell office:value-type="float" office:value="-226318.841478224">
                <text:p>-226318.8414782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765.85231046914">
                <text:p>8765.85231046914</text:p>
              </table:table-cell>
              <table:table-cell office:value-type="float" office:value="-227494.912667957">
                <text:p>-227494.91266795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2397.7768504648">
                <text:p>42397.7768504648</text:p>
              </table:table-cell>
              <table:table-cell office:value-type="float" office:value="-223695.027680766">
                <text:p>-223695.02768076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5696.7054915484">
                <text:p>75696.7054915484</text:p>
              </table:table-cell>
              <table:table-cell office:value-type="float" office:value="-214914.13527979">
                <text:p>-214914.1352797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7915.138138937">
                <text:p>107915.138138937</text:p>
              </table:table-cell>
              <table:table-cell office:value-type="float" office:value="-201258.010120768">
                <text:p>-201258.0101207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8316.882797749">
                <text:p>138316.882797749</text:p>
              </table:table-cell>
              <table:table-cell office:value-type="float" office:value="-182942.788001884">
                <text:p>-182942.78800188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6193.830948214">
                <text:p>166193.830948214</text:p>
              </table:table-cell>
              <table:table-cell office:value-type="float" office:value="-160292.00763656">
                <text:p>-160292.007636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0882.368361016">
                <text:p>190882.368361016</text:p>
              </table:table-cell>
              <table:table-cell office:value-type="float" office:value="-133731.185743092">
                <text:p>-133731.18574309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1779.042677385">
                <text:p>211779.042677385</text:p>
              </table:table-cell>
              <table:table-cell office:value-type="float" office:value="-103780.008709442">
                <text:p>-103780.0087094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8355.120406506">
                <text:p>228355.120406506</text:p>
              </table:table-cell>
              <table:table-cell office:value-type="float" office:value="-71042.2794932978">
                <text:p>-71042.27949329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0169.685882974">
                <text:p>240169.685882974</text:p>
              </table:table-cell>
              <table:table-cell office:value-type="float" office:value="-36193.8114751727">
                <text:p>-36193.81147517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6880.962838712">
                <text:p>246880.962838712</text:p>
              </table:table-cell>
              <table:table-cell office:value-type="float" office:value="31.4895495037099">
                <text:p>31.489549503709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48255.575043101">
                <text:p>248255.575043101</text:p>
              </table:table-cell>
              <table:table-cell office:value-type="float" office:value="36857.0693541904">
                <text:p>36857.069354190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44175.505235094">
                <text:p>244175.505235094</text:p>
              </table:table-cell>
              <table:table-cell office:value-type="float" office:value="73480.3705119139">
                <text:p>73480.37051191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4642.560425741">
                <text:p>234642.560425741</text:p>
              </table:table-cell>
              <table:table-cell office:value-type="float" office:value="109090.32212177">
                <text:p>109090.322121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19780.205552441">
                <text:p>219780.205552441</text:p>
              </table:table-cell>
              <table:table-cell office:value-type="float" office:value="142885.292903514">
                <text:p>142885.2929035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cm" svg:height="9.006cm" xlink:href=".." xlink:type="simple" chart:class="chart:line" chart:style-name="ch1">
        <chart:legend chart:legend-position="end" svg:x="14.438cm" svg:y="4.204cm" style:legend-expansion="high" chart:style-name="ch2"/>
        <chart:plot-area chart:style-name="ch3" table:cell-range-address="table.J11:table.J140" chart:data-source-has-labels="row" svg:x="0.32cm" svg:y="0.18cm" svg:width="13.798cm" svg:height="8.646cm">
          <chart:coordinate-region svg:x="1.682cm" svg:y="0.379cm" svg:width="12.436cm" svg:height="7.5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le.J12:table.J140" chart:label-cell-address="table.J11:table.J11" chart:class="chart:line">
            <chart:data-point chart:repeated="1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table.J11:table.J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le.J12:table.J1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34.208449922">
                <text:p>3434.2084499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85.94716282697">
                <text:p>6485.947162826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76.64824528257">
                <text:p>9076.648245282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144.6784834569">
                <text:p>11144.67848345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649.8663110645">
                <text:p>12649.86631106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579.0133548903">
                <text:p>13579.01335489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953.7736011254">
                <text:p>13953.77360112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843.1171804704">
                <text:p>13843.11718047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383.619167682">
                <text:p>13383.6191676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808.7814154917">
                <text:p>12808.78141549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471.4617451063">
                <text:p>12471.46174510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796.8588852096">
                <text:p>12796.85888520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102.3341201776">
                <text:p>14102.33412017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421.9920106182">
                <text:p>16421.99201061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556.2810140834">
                <text:p>19556.28101408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237.3785036882">
                <text:p>23237.37850368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221.3243036953">
                <text:p>27221.32430369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305.3925591933">
                <text:p>31305.39255919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321.8746836753">
                <text:p>35321.87468367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130.9629031725">
                <text:p>39130.96290317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617.1088648488">
                <text:p>42617.10886484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688.334428475">
                <text:p>45688.3344284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277.4392144755">
                <text:p>48277.43921447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344.337454141">
                <text:p>50344.3374541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879.0279336489">
                <text:p>51879.02793364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904.8180633492">
                <text:p>52904.81806334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3481.360697151">
                <text:p>53481.3606971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706.7806111161">
                <text:p>53706.78061111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3717.6232385484">
                <text:p>53717.62323854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3684.6108834136">
                <text:p>53684.61088341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3801.6294920159">
                <text:p>53801.62949201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4265.9322352943">
                <text:p>54265.93223529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5250.4081822203">
                <text:p>55250.40818222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6873.8056634533">
                <text:p>56873.80566345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9178.861291539">
                <text:p>59178.8612915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2126.7828957083">
                <text:p>62126.78289570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609.0745510665">
                <text:p>65609.07455106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9470.0644299795">
                <text:p>69470.06442997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3531.3206177425">
                <text:p>73531.32061774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7612.0843129733">
                <text:p>77612.08431297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1543.9522240771">
                <text:p>81543.95222407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180.5967331967">
                <text:p>85180.59673319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8404.0799067127">
                <text:p>88404.07990671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1129.1067770235">
                <text:p>91129.10677702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3306.0711761584">
                <text:p>93306.07117615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4923.2864513308">
                <text:p>94923.28645133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008.4246014344">
                <text:p>96008.42460143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628.8745454196">
                <text:p>96628.87454541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6890.4293465832">
                <text:p>96890.42934658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6933.4226705231">
                <text:p>96933.42267052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6925.2438655459">
                <text:p>96925.24386554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7048.2777543651">
                <text:p>97048.27775436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7483.0336685809">
                <text:p>97483.03366858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8387.7256288059">
                <text:p>98387.72562880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9877.5366210732">
                <text:p>99877.53662107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2008.242876185">
                <text:p>102008.2428761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4768.554666437">
                <text:p>104768.5546664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8083.09865701">
                <text:p>108083.098657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1824.612393737">
                <text:p>111824.6123937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5831.536113593">
                <text:p>115831.5361135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9926.795385617">
                <text:p>119926.7953856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3934.74509521">
                <text:p>123934.745095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7694.876048872">
                <text:p>127694.8760488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1072.132703424">
                <text:p>131072.1327034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3964.309744533">
                <text:p>133964.3097445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6307.12078218">
                <text:p>136307.120782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8077.387049869">
                <text:p>138077.3870498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9294.541323924">
                <text:p>139294.5413239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0020.367024219">
                <text:p>140020.3670242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0356.634862105">
                <text:p>140356.6348621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0440.098531506">
                <text:p>140440.0985315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0434.239368471">
                <text:p>140434.2393684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0517.326497288">
                <text:p>140517.3264972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0866.915417026">
                <text:p>140866.9154170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1641.884666052">
                <text:p>141641.8846660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2964.306158706">
                <text:p>142964.3061587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4904.349481614">
                <text:p>144904.3494816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7471.406317618">
                <text:p>147471.4063176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0613.396522133">
                <text:p>150613.3965221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4224.183669461">
                <text:p>154224.1836694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8157.110465538">
                <text:p>158157.1104655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2241.67770023">
                <text:p>162241.677700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6300.523266783">
                <text:p>166300.52326678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0164.710366654">
                <text:p>170164.7103666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3686.334510349">
                <text:p>173686.3345103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6748.21932357">
                <text:p>176748.219323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9270.874049233">
                <text:p>179270.8740492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1216.988635258">
                <text:p>181216.9886352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2593.657494089">
                <text:p>182593.6574940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3452.349349647">
                <text:p>183452.3493496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3886.450237848">
                <text:p>183886.4502378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4026.05988367">
                <text:p>184026.059883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4029.686448088">
                <text:p>184029.6864480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4072.644485144">
                <text:p>184072.6444851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4332.393369245">
                <text:p>184332.3933692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4971.770090781">
                <text:p>184971.7700907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6121.936035041">
                <text:p>186121.9360350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7867.553677541">
                <text:p>187867.5536775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0236.830361471">
                <text:p>190236.8303614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3198.361048829">
                <text:p>193198.3610488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96665.307671605">
                <text:p>196665.3076716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0505.892398783">
                <text:p>200505.8923987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4558.064619519">
                <text:p>204558.0646195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8645.857713948">
                <text:p>208645.8577139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2595.301570714">
                <text:p>212595.3015707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6248.461038976">
                <text:p>216248.4610389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9474.880100649">
                <text:p>219474.8801006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2180.221073968">
                <text:p>222180.2210739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4312.148615405">
                <text:p>224312.1486154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5863.565478375">
                <text:p>225863.5654783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6873.238261149">
                <text:p>226873.23826114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7423.732256429">
                <text:p>227423.7322564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7636.47283635">
                <text:p>227636.472836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7663.733292174">
                <text:p>227663.7332921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7677.484374192">
                <text:p>227677.48437419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7855.385640397">
                <text:p>227855.3856403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8364.760147701">
                <text:p>228364.7601477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29346.078555506">
                <text:p>229346.0785555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0898.066595202">
                <text:p>230898.0665952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33066.747073374">
                <text:p>233066.7470733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35840.312764976">
                <text:p>235840.3127649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9150.719194975">
                <text:p>239150.7191949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2881.596680825">
                <text:p>242881.5966808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6880.96484695">
                <text:p>246880.964846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0976.640549196">
                <text:p>250976.64054919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4992.239504228">
                <text:p>254992.2395042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8762.109946142">
                <text:p>258762.10994614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62144.13150173">
                <text:p>262144.1315017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